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新細明體" svg:font-family="新細明體"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53in"/>
    </style:style>
    <style:style style:name="co2" style:family="table-column">
      <style:table-column-properties fo:break-before="auto" style:column-width="1.5701in"/>
    </style:style>
    <style:style style:name="co3" style:family="table-column">
      <style:table-column-properties fo:break-before="auto" style:column-width="1.8307in"/>
    </style:style>
    <style:style style:name="co4" style:family="table-column">
      <style:table-column-properties fo:break-before="auto" style:column-width="0.7071in"/>
    </style:style>
    <style:style style:name="ro1" style:family="table-row">
      <style:table-row-properties style:row-height="0.1835in" fo:break-before="auto" style:use-optimal-row-height="true"/>
    </style:style>
    <style:style style:name="ro2" style:family="table-row">
      <style:table-row-properties style:row-height="7.5402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14.6374in" fo:break-before="auto" style:use-optimal-row-height="true"/>
    </style:style>
    <style:style style:name="ro5" style:family="table-row">
      <style:table-row-properties style:row-height="13.3953in" fo:break-before="auto" style:use-optimal-row-height="true"/>
    </style:style>
    <style:style style:name="ro6" style:family="table-row">
      <style:table-row-properties style:row-height="10.4346in" fo:break-before="auto" style:use-optimal-row-height="true"/>
    </style:style>
    <style:style style:name="ro7" style:family="table-row">
      <style:table-row-properties style:row-height="8.5709in" fo:break-before="auto" style:use-optimal-row-height="true"/>
    </style:style>
    <style:style style:name="ro8" style:family="table-row">
      <style:table-row-properties style:row-height="8.4154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工作表2">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新細明體" fo:font-size="11pt" fo:font-style="normal" fo:text-shadow="none" style:text-underline-style="none" fo:font-weight="bold" style:font-name-asian="新細明體"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ext:p>title</text:p>
          </table:table-cell>
          <table:table-cell table:style-name="ce1" office:value-type="string">
            <text:p>brand</text:p>
          </table:table-cell>
          <table:table-cell table:style-name="ce1" office:value-type="string">
            <text:p>serial</text:p>
          </table:table-cell>
          <table:table-cell table:style-name="ce1" office:value-type="string">
            <text:p>series</text:p>
          </table:table-cell>
          <table:table-cell table:style-name="ce1" office:value-type="string">
            <text:p>name</text:p>
          </table:table-cell>
          <table:table-cell table:style-name="ce1" office:value-type="string">
            <text:p>name_en</text:p>
          </table:table-cell>
          <table:table-cell table:style-name="ce1" office:value-type="string">
            <text:p>type</text:p>
          </table:table-cell>
          <table:table-cell table:style-name="ce1" office:value-type="string">
            <text:p>男香/女香/中性香</text:p>
          </table:table-cell>
          <table:table-cell table:style-name="ce1" office:value-type="string">
            <text:p>ml</text:p>
          </table:table-cell>
          <table:table-cell table:style-name="ce1" office:value-type="string">
            <text:p>price</text:p>
          </table:table-cell>
          <table:table-cell table:style-name="ce1" office:value-type="string">
            <text:p>link.1</text:p>
          </table:table-cell>
          <table:table-cell table:style-name="ce1" office:value-type="string">
            <text:p>link2</text:p>
          </table:table-cell>
          <table:table-cell table:style-name="ce1" office:value-type="string">
            <text:p>note</text:p>
          </table:table-cell>
          <table:table-cell table:style-name="ce1" office:value-type="string">
            <text:p>top_note</text:p>
          </table:table-cell>
          <table:table-cell table:style-name="ce1" office:value-type="string">
            <text:p>heart_note</text:p>
          </table:table-cell>
          <table:table-cell table:style-name="ce1" office:value-type="string">
            <text:p>base_note</text:p>
          </table:table-cell>
          <table:table-cell table:style-name="ce1" office:value-type="string">
            <text:p>search_term</text:p>
          </table:table-cell>
          <table:table-cell table:number-columns-repeated="1007"/>
        </table:table-row>
        <table:table-row table:style-name="ro1">
          <table:table-cell office:value-type="string">
            <text:p>/現貨速出/ 皇室品牌 Claus Porto 葡萄牙人文香氛 水重奏6款高級訂製香水系列 花香 木質 辛香 禮盒$4,680臺北市松山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已開封］Claus Porto 10ml 5入香水組$350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Claus Porto - BANHO 躺在你懷中 (佛手柑馬鞭草) 白瓷菱紋香氛蠟燭 70g$1,000新北市三重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享香 嗜香】CLAUS PORTO MUSGO REAL 燃炸全場(荳蔻佛手柑) <text:s/>分裝 分香 香水分享$166 - $308新北市蘆洲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絕版葡萄牙百年品牌Claus Porto 古龍水淡香水125ml Luxurious Ebony濃順烏木黑檀大宅門$1,600新北市板橋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享香 嗜香】CLAUS PORTO MUSGO REAL 淡香水 靜謐黑 典藏版 分裝 分香 香水分享$210 - $407新北市蘆洲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近全新］Claus Porto Cologne 古龍水30ml 4入組$1,680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9.5折〈現貨〉CLAUS PORTO MUSGO REAL-BLACK EDITION 100ml 淡香水( 靜謐黑典藏版 )$3,980$3,781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9折〈現貨·情人送禮〉 CLAUS PORTO MUSGO REAL 靜謐黑淡香水+靜謐黑手工香氛皂 香氛禮盒$4,860$4,374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寶格麗同款大吉嶺茶白茶香水禮盒套裝 聖誕節禮物生日禮物情人節禮物滿額折$55多件優惠$350已售出 218苗栗縣銅鑼鄉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 系列香水5ml 男香 女香 <text:s/>現貨 蝦皮直送$429已售出 433桃園市楊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6折BVLGARI 寶格麗 女性淡香水淡香精(5ml)-紫水晶 晶澈 晶艷 玫瑰金漾 歡沁玫香-航空版【美麗購】$299 - $359已售出 27苗栗縣後龍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8折BVLGARI 寶格麗 Pour Homme 大吉嶺中性淡香水 100ML 現貨 廠商直送滿額折$300$3,875$1,850已售出 2桃園市楊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YOYO小棧☆ BVLGARI Pour Homme 寶格麗 大吉嶺茶 中性淡香水 100ml$1,729已售出 4臺北市萬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勁藍水能量 男性淡香水 50ml/100ml 【娜娜OUTLET】 情人節禮物 送禮 禮物 男香$1,299 - $1,890已售出 2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text:s/>晶澈女性淡香水 <text:s text:c="2"/>Vivo薇朵$1,599已售出 26臺北市大安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現貨公司貨！BVLGARI寶格麗 淡香水/淡香精 5ml 歡沁玫香/玫瑰金漾/白水晶/森林之光/活力海洋能量$299 - $350已售出 31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YENGEE✰BVLGARI Omnia Pink Sapphire 寶格麗 粉晶 女性淡香水 5ml / 15ml$320已售出 2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折Bvlgari 寶格麗 紫水晶 花舞輕盈女性淡香水 TESTER 65ml/瓶 有蓋 環保包裝 現貨 廠商直送滿額折$200$3,750$1,499已售出 10桃園市楊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波妮香水♥ 寶格麗 經典女性小香禮盒 (5ml*5入) (玫瑰金漾/羅馬之夜/晶澈/粉晶/花舞輕盈)$1,400已售出 3新北市新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水能量男性淡香水5ml+活力海洋能量男性淡香水5ml/小香水 寶格麗$468已售出 37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森林之光 男性淡香精 1.5mL 可噴式 試管香水 全新$119已售出 7臺中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Omnia Coral 寶格麗 晶艷 女性淡香水5ml/小香水$230 - $240已售出 20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寶格麗AQVA MARINE 活力海洋能量 男性淡香水50ml /100ml/【TESTER】/香水禮盒$1,080 - $1,520已售出 23高雄市路竹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EXTREME 寶格麗 極致當代 男性淡香水 60ml 100ml TESTER《小平頭香水店》$1,350已售出 1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髮炫嚴選」BVLGARI 寶格麗 我的夜茉莉 75ml TESTER 批發$1,000已售出 43新竹縣竹東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5折BVLGARI 寶格麗 <text:s/>Omnia Crystalline 晶澈 女性淡香水 65ml〔10點半香水美妝〕$3,750$1,690已售出 10臺中市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5.9折BVLGARI粉晶女性淡香水65ML8.5折$3,750$2,199已售出 1臺北市內湖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AQVA Marine 寶格麗活力海洋能量男性淡香水 玻璃分享噴瓶 1ML 2ML 5ML加價購$40 - $110已售出 1,118彰化縣彰化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分裝試香✨寶格麗 BVLGARI 歡沁玫香淡香水 淡香精 玫瑰針管香水分享瓶$130 - $310已售出 4臺北市內湖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晨曦㊣香氛館💎【BVLGARI 寶格麗】能量系列男性淡香水✨玻璃試香瓶1/2/5ml✨保證正品$45 - $205已售出 140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活力海洋 水能量 勁藍 愛分享分裝專區 1ML 3ML 好評價限量熱銷中👉$30 - $90已售出 12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正品保證】 BVLGARI Omnia Amethyste 寶格麗花舞輕盈女性淡香水(紫水晶) 65ml【柒陸商店】$1,699已售出 6新北市板橋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艾莉❤美妝小舖】Bvlgari AQVA 寶格麗活力海洋能量男淡香水100ml TESTER~198-363$1,450已售出 1臺北市中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歐巴&amp;歐尼~BVLGARI <text:s/>寶格麗紫水晶花舞輕盈女性香水 40ml 65ml tester$1,599已售出 4新北市三重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8折BVLGARI 寶格麗 花舞輕盈 紫水晶 女性淡香水 65ml (限量版)〔10點半香水美妝〕$3,750$1,800已售出 1臺中市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Omnia Crystalline 寶格麗 晶澈 白水晶 女性 淡香水5 件 9.6折$45 - $145已售出 3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Omnia Amethyste 寶格麗 紫水晶 花舞輕盈女性淡香水5ML/小香水$250 - $258已售出 140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勁藍水能量男性淡香水 玻璃分享噴瓶 1ML 2ML 5ML加價購$40 - $155已售出 117彰化縣彰化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7折BVLGARI大吉嶺男性淡香水50ML8.5折$2,875$1,999已售出 4臺北市內湖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Aqva Atlantiqve寶格麗勁藍水能量男性淡香水50ML~原廠公司貨$1,280已售出 1新竹縣竹東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Rara香水專賣店♥︎-闆娘實拍-BVLGARI 寶格麗歡沁玫香女性淡香精EDP 30ml•玫瑰香水·玫瑰控$1,70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Omnia Crystalline 晶澈 女香 淡香水 1.5mL 全新 試管香水 可噴式$99已售出 49臺中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粉晶/晶豔/晶澈/晶耀/紫水晶(花舞輕盈) 女性淡香水 5ml 小香水◆NANA◆$250 - $320已售出 3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香親香愛～Bvlgari 大吉嶺極緻版 Pour Homme Extreme$1,638 - $1,838已售出 154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 勁藍 水能量 男性淡香水 30ml 50ml 100ml TESTER『WNP』$960 - $1,84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2022 寶格麗歡沁玫香女性淡香水5ml典藏瓶$299已售出 3臺南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超激敗】BVLGARI 寶格麗 魅夜茉香 女性淡香精 50ML / <text:s/>100ML Jasmin Noir$1,599已售出 2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AQVA Marine 寶格麗 活力海洋能量 50ML 100ML TESTER《小平頭香水店》$1,220 - $1,589已售出 48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粉晶女性淡香水 /紫水晶/晶燦/晶豔/晶欣/晶澈/ 分香瓶分裝$75 - $200已售出 4臺中市西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明彩馨香/浪漫玫香 淡香精 5ml 沒有名字的香水店?$259已售出 3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AQVA Marine 寶格麗 活力海洋能量 男性淡香水$1,188 - $1,588已售出 7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愛妮❤️BVLGARI 寶格麗 Omnia Amethyste 花舞輕盈 紫水晶 女性淡香水 65ml/【TESTER】$1,380 - $1,550已售出 32高雄市路竹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寶格麗 AQVA POUR HOMME MARINE 活力海洋能量 男性淡香水 EDT 🚚超取免運滿額折$70$2,500已售出 1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寶格麗 水能量 系列 豔陽 海洋 勁藍 分享噴瓶$40 - $200已售出 43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寶格麗 <text:s/>大吉嶺茶 大吉嶺夜香 大吉嶺極緻 Pour Homme 香水5 件 9.6折$45 - $145已售出 10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7.1折【香遇坊】Bvlgari 甜蜜寶貝 Petits et Mamans 中性淡香水 寶格麗甜蜜寶貝中性淡香水 分享瓶分裝瓶$99$70花蓮縣吉安鄉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4.1折BVLGARI 寶格麗 晶澈 白水晶 女性淡香水 65ml TESTER 香水 香氛 淡香水 女性 女香滿額折$20$3,750$1,538已售出 1臺北市信義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BLV pour homme 寶格麗藍茶男性淡香水$1,060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8折BVLGARI 寶格麗 花舞輕盈 紫水晶 女性淡香水 65ml (限量版)〔10點半香水美妝〕$3,750$1,800已售出 1臺中市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text:s/>當代冰海男性古龍香水 15ml 100ml滿額折$30$500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夜茉莉女性淡香精5ml(小香)$499已售出 8新北市新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Juzz香水】BVLGARI寶格麗 AQVA水能量男性淡香水100ml$680已售出 2彰化縣和美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正品保證】 BVLGARI AQVA Marine 寶格麗活力海洋能量男性淡香水 50ML 100ML$1,650已售出 21新北市板橋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發票價 <text:s/>BVLGARI Aqva 寶格麗水能量男性淡香水 50ML 100ML <text:s/>☆櫥窗小姐☆$1,760已售出 22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世紀香水廣場] BVLGARI Rose Goldea 寶格麗 最新上市歡沁玫香女性淡香精1.5ml原廠針管$90已售出 6桃園市中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Man Extreme 當代極致男性淡香水 15ML (噴式)滿額折$15$510已售出 1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Juzz香水】Bvlgari寶格麗Jasmin Noir夜茉莉女士淡香水/女香黑瓶100ML$780已售出 1彰化縣和美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寶格麗 經典大吉嶺茶 Pour Homme 中性淡香水5 件 9.6折$45 - $145已售出 1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女性香水 花舞輕盈 紫水晶 / 晶澈 白水晶 / 晶艷 紅水晶 15ml 小香【UR8D】滿額折$302 件 8.8折$599已售出 12新北市蘆洲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ulgaria Mon Jasmin Noir L’Ea 寶格麗水漾夜茉莉女性淡香水(分裝瓶5ml)$300已售出 2高雄市苓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寶格麗 當代淡香水/當代真我淡香精/城市森林淡香精 5ML 沒有名字的香水店?$219 - $299已售出 3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lt;麻吉小舖&gt; BVLGARI OMNIA 寶格麗 紫水晶 花舞輕盈 女性淡香水 65ml$1,380已售出 1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大吉嶺男性淡香水(50ml)~(100ml)9.5折$1,499 - $1,980已售出 1新北市樹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現貨🔥《卡香小賣部》🔥 BVLGARI 寶格麗 香水 大吉嶺夜香 男性淡香水 2ml 女性香水小樣 淡香水香氛$51已售出 43臺中市后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寶格麗 BVLGARI (白水晶)晶澈女性淡香水 65ML【岡山真愛香水化妝品批發館】$1,699已售出 1高雄市岡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寶格麗BVLGARI】晶澈/晶艷/紫水晶女性淡香水/玫瑰金漾女性淡香精5ml【夏米美妝小舖】$270已售出 47臺北市信義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世紀香水廣場] Bvlgari Omnia CORAL 寶格麗 晶艷女性淡香水 5ml分享瓶$180已售出 3桃園市中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Crystalline寶格麗晶澈女性淡香水65ML"公司貨"$1,780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NO.68 Bvlgari 寶格麗 AQVA Marine活力海洋淡香水(只賣香水液體。圖示原裝瓶身僅供參考)$320 - $1,810已售出 2新北市中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男大香 Bvlgari Man Extreme 寶格麗 極致當代 男性淡香水 100ML$2,500已售出 2嘉義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寶格麗 藍茶 BLV Eau Parfumée au Thé Ble 藍茶 淡香水 香水5 件 9.6折$45 - $145已售出 5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Omnia Coral 寶格麗 晶艷 女性 淡香水 65ml 40ml《小平頭香水店》$999 - $1,52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Rose Goldea 玫瑰金漾 女性淡香精 50ml 90ml TESTER《小平頭香水店》$1,799 - $2,235已售出 5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活力海洋能量男性淡香水 100ml Tester環保包裝 【娜娜OUTLET】 情人節禮物 香水$1,390已售出 4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試香❤ BVLGARI 寶格麗 大吉嶺夜香 Pour Homme Soir 男性淡香水 ☆ 分享試管$60 - $200已售出 170臺北市士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沒有名字的香水店? Bvlgari 大吉嶺 極緻 版 Pour Homme Extreme 100ml$1,789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晶澈、粉晶、晶艷、紫水晶）限量版香水小香5ml 全新盧亞公司貨$240已售出 35高雄市鹽埕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大吉嶺茶 大吉嶺極致 大吉嶺夜香 愛分享分裝專區 1ML 3ML 好評價限量熱銷中👉$39 - $120已售出 8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七三七香水精品】Bvlgari OMNIA PARAIBA 晶欣女性淡香水 65ml$1,588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香水Au The Noir茶系列 綠茶 藍茶 白茶 黑茶 中性香水 清新古龍水 香水試香$49 - $159已售出 8桃園市蘆竹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全新｜BVLGARI 寶格麗 Goldea the Roman Night Absolute 香水 女生$530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二手香水🔮BVLGARI 寶格麗 AQVA pour homme 水能量 男性淡香水 50ml$1,100苗栗縣竹南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九成新🌺【寶格麗】金漾女性淡香精90ml$1,850臺北市松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大吉嶺茶淡香水 5ml 試香$180已售出 92臺中市南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羅馬之夜 The Roman Night女性淡香精 30ml 50ml 75ml《小平頭香水店》$1,130已售出 2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寶格麗 綠茶/白茶中性古龍水10ml/噴式小香水 香水筆 任選一款$390 - $750已售出 43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Amethyste 寶格麗 紫水晶 花舞輕盈 40ML 女性香水$1,299臺南市永康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The Noir 白茶 黑茶 藍茶 綠茶女士中性香水75ML EDC古龍 薰衣草糅合$1,688已售出 1基隆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晶澈 女性淡香水 65ml Tester環保包裝 【娜娜OUTLET】 情人節禮物 香水 禮物$1,520已售出 2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2022春夏新品💖💖BVLGARI寶格麗 歡沁玫香女性淡香水 針管1.5ML$89已售出 7高雄市左營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j.one_tw】 BVLGARI AQVA Atlantiqve寶格麗勁藍水能量男性淡香水$1,300 - $1,650已售出 1臺中市西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EXTREME 當代 極致 男性淡香水 100ml/60ml$1,099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MOLI 莫麗◇Bvlgari Aqva 寶格麗 水能量男性淡香水 100ml 198-2855$1,590已售出 2臺北市中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勁藍 水能量 Aqva Atlantiqve 男性淡香水 <text:s/>試香$35 - $90已售出 20桃園市龜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Amethyste 寶格麗 花舞輕盈 紫水晶 白晶 粉晶 女性 淡香水 噴霧玻璃瓶分裝香6 件 9.4折$60 - $180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七三七香水精品】BVLGARI AQVA Marine 寶格麗 活力海洋能量 男性淡香水$1,188 - $1,588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左手香🌈寶格麗BVLGARI Aqva 水能量男性淡香水 隨身噴瓶(微甜海洋木調)$45 - $140已售出 93新竹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正品保證】BVLGARI Pour Homme Extreme 大吉嶺 極緻 男性淡香水 100ml【柒陸商店】$1,929已售出 5新北市板橋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試香》寶格麗亞洲典藏版晶澈女性淡香水2ml/5ml$60 - $130已售出 25臺中市北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Eau Parfumée au Thé Vert 寶格麗綠茶中性香水 分享香$30 - $130已售出 1新北市三重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二手》BVLGARI Eau Parfumee au The Vert 寶格麗舊款綠茶中性古龍水$499新北市汐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水能量 AQVA Pour Homme 男性淡香水 1.5ml 可噴式 試管香水$99已售出 46臺中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全新專櫃正品]BVLGARI 寶格麗 勁藍 水能量 男性淡香水50ml$1,490 - $1,950已售出 2高雄市鳳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公司貨】BVLGARI Aqva Atlantiqve 寶格麗 勁藍水能量男性淡香水 | 8DAILY香水美材批發$1,350 - $1,750已售出 1苗栗縣頭份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6折BVLGARI Rose Goldea Blossom Delight寶格麗歡沁玫香女性淡香精 玫瑰花香調女香女用香水9.2折$1,950 - $2,260花蓮縣花蓮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Crystalline 寶格麗 亞洲典藏版 晶澈 女性 淡香水 大香 65ml$1,570高雄市鹽埕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SUGOI香水甜甜-分裝 <text:s/>BVLGARI寶格麗 晶澈女性淡香水 白水晶$220 - $600臺北市士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水能量男性淡香水 分享試管$45 - $120已售出 41臺中市沙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試香》BVLGARI Omnia Pink Sapphire 寶格麗粉晶女性淡香水 試香紙$55 - $199已售出 7新北市汐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光榮戰士50ml香水+ 寶格麗-當代冰海小香水～$750高雄市鳳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買七送一）BVLGARI 寶格麗 OMNIA PARAIBA 晶欣女性淡香水$45 - $150已售出 2彰化縣彰化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停產香）寶格麗 bvlgari 大吉嶺夜香 Pour homme soir 男性淡香水 分裝 試香$55 - $155臺中市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Man Black Cologne 當代冰海男性淡香水 15ML (噴式)滿額折$15$490已售出 1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Man Extreme 寶格麗極致當代男性淡香水 5ML/10ML 噴式分享試管香水$90 - $220已售出 4新北市永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寶格麗當代男性淡香水 分裝香水$120 - $160已售出 1臺南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發票價 BVLGARI Omnia Amethyste 寶格麗 花舞輕盈 紫水晶 女性淡香水 TESTER <text:s/>65ml$1,599已售出 9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Black 寶格麗當代冰海男性淡香水$130 - $210已售出 1臺南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全新🌟 嬌蘭 Guerlain 花草水語淡香水 陽光甜橘/蜜漾晨光 1ml 噴霧針管香試用$38臺北市大安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全系列試管香水】暖心甜薑 陽光甜橘 初夏沁梨 香柚清唱 漫天粉櫻 沐光沁檸 0.7ML$75 - $139已售出 690臺中市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漫天粉櫻/花草水語沐光沁檸/花草水語初夏沁梨/花草水語陽光甜橘淡香0.7mlCC美妝代購$35已售出 485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3.5折正品代購GUERLAIN 嬌蘭小黑裙花草水語香檸檬柑橘羅勒薄荷青草雪梨冰沙中性香水小樣2ｍｌ$188$66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男香控㊣ Guerlain Vetiver 嬌蘭香根草(偉之華)男性淡香水 試香$70 - $250已售出 157桃園市大園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9.4折&lt;有貨&gt; GUERLAIN 嬌蘭 花草水語系列 淡香水 試管/針管香水 1ml$69$65已售出 200高雄市鼓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VIP】GUERLAIN 嬌蘭 花草水語 淡香水 75ml 125ML多款任選$1,948已售出 32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8.3折全新台灣專櫃 Guerlain嬌蘭 花草水語 晨霧玫瑰 琢白岩蘭橙花 野漾叢花 初綻沁梨 淡香水 1ml 針管 試香$45 - $135已售出 9臺北市內湖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分裝試香4ml小香9ml小樣Agua Allegoria花草水語香水3 件折 NT$5$120 - $250已售出 846新北市永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75ml Guerlain嬌蘭Agua Allegoria花草水語香水 柑橘羅勒 薄荷青草 櫻之漫舞 甜心暖薑 椰影白沙$1,800已售出 3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正品分裝試管 <text:s/>買一送一 多買多送 Guerlain 嬌蘭 花草水語 淡香水 系列 試香 分享香$60 - $17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SUGOI香水甜甜-分裝 Guerlain 嬌蘭 花草水語 仲夏百香淡香水$230 - $690臺北市士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RELAIN 高級訂製系列 10ml 原廠迷你香水 淡香精 SANTAL PAO ROSA CUIR BELUGA$1,300已售出 2高雄市左營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花草水語陽光甜橘淡香水7.5ml #專櫃小香# ♦5438美妝♦加價購$320已售出 60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琢白岩蘭橙花淡香水(75ml)《jmake Beauty 就愛水》$2,965臺北市中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專櫃正品 嬌蘭 Mon Guerlain 我的印記玫瑰淡香水 5ml 現貨特價$269已售出 87臺北市文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5.5折我的印記淡香水 <text:s/>淡香精 MON GUERLAIN 針管 <text:s/>5ml 花草水語 針管香水【GUERLAIN 嬌蘭】小凱美妝10 件 9.7折$80 - $280已售出 217新北市樹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愛妮❤️GUERLAIN 嬌蘭 花草水語 淡香水 野漾叢花 /陽光甜橘/沐光沁檸/暖心甜薑/日光澄香/蜜漾晨光125ml$1,980高雄市路竹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La Petite Robe Noire 小黑裙 精粹V領洋裝淡香精 50ML《小平頭香水店》$2,199已售出 1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玫瑰淡香精1ml 體驗禮 針管香水 ♦5438美妝♦加價購$45已售出 430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試香】GUERLAIN嬌蘭 藝術沙龍 迷夜橙花 辛香弗雷(午夜紳士) 分裝$190 - $860臺南市安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La Petite Robe Noire 小黑裙 精粹V領洋裝淡香精 50ML《小平頭香水店》$2,199已售出 1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波妮香水♥ 嬌蘭 花草水語 女性淡香水 75ml 新包裝 初夏沁梨 晨曦草露 香柚清唱 晨霧玫瑰 夏恣紅榴 蜜漾晨光$2,750已售出 1新北市新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1ML 分裝 嬌蘭 花草水語 沁藍綠茶 淡香水 Guerlain Teazzurra EDT 試香 針管$40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淡香精 淡香水 針管香水 系列 體驗 玫瑰 牡丹 噴式 試管 原廠公司貨 中文標籤 現貨$66 - $77已售出 110新北市新莊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cci 花悅女性淡香精 Dior迪奧/JADORE 淡香水/JOY 1ml/花漾迪奧淡香水/嬌蘭日光澄香/夏恣榴香水$99已售出 30臺東縣臺東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二手香水隨便賣-嬌蘭小黑裙系列-花瓣洋裝$130嘉義市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香妮💋Guerlain 嬌蘭 La Petite <text:s/>小黑裙 女性淡香水 100ml <text:s/>♠/【TESTER】$1,360已售出 2高雄市路竹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晨霧玫瑰 女性淡香水【七三七香水精品坊】$2,480 - $2,88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試香》Guerlain 嬌蘭花草水語 暖心甜薑/沐光沁檸/香柚清唱/陽光甜橘/灑綠橙花/沁藍綠茶 淡香水 試香紙$45 - $150已售出 20新北市汐止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 分裝 試香 🎀 嬌蘭 Guerlain 花草水語 日光澄香淡香水$160已售出 6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2折正品代購GUERLAIN嬌蘭小黑裙花草水語雪梨冰沙佛手柑陽光椰香櫻之浪舞柑橘羅勒薄荷青草Ｑ版香水5ｍｌ/7.5ｍｌ$389$242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中標公司貨）GUERLAIN 嬌蘭 帝王香水金燦 紅緋新年限量版$2,580新北市泰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香水$1,600新北市永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嬌蘭 花草水語 琢白岩蘭橙花淡香水 晨露玫瑰淡香水 針管香水 1ml$99已售出 1新北市新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淡香水 75ml$1,600已售出 3新北市中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我的印記玫瑰淡香水5ml（2024.10）$28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二手-嬌蘭花草水語系列玫瑰香水$2,400新北市深坑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2折正品代購 Guerlain　 嬌蘭 小黑裙 女性淡香水原廠Ｑ版香水5ｍｌ$389$242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保證㊣貨 GUERLAIN 嬌蘭 沐光沁檸/晨曦草露/陽光甜橘/暖心甜薑 淡香水125ᴍʟ$1,950已售出 1嘉義市西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收藏版Guerlain嬌蘭Champs Elysees香榭麗舍香水30ML$5,500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Guerlain Orange Soleia 嬌蘭 花草水語 日光澄香 女性淡香水 125ml 隨貨附發票 夢鹿$2,400臺北市大安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MON GUERLAIN我的印記淡香精 50ml / 100ml$3,200 - $4,480已售出 3新北市淡水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花草水語玫瑰馨情女性淡香水100ml特價1950元$1,95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MON GUERLAIN 我的印記淡香精 玫瑰 花草水雨初夏沁梨 小黑裙 針管 試管香水$100 - $120已售出 11臺南市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目光沁檸淡香水 10ml 隨身瓶$450臺北市松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4折正品分裝試香 Guerlain嬌蘭Agua Allegoria花草水語香水系列 薄荷青草 雪梨冰沙 陽光椰香$80 - $24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折正品代購 Guerlain 嬌蘭花草水語係列Q版香水 雪梨冰沙 柑橘羅勒 薄荷青草 陽光椰香女士中性香水 7.5ml$399$24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EAU DE FLEURS DE CEDRAT 香櫞花之水古龍水100ML (帝王香水第三代)$2,499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淡香水 香柚清唱 陽光甜橘 初夏沁梨 晨霧玫瑰 日光澄香 漫天粉櫻 蜜漾晨光 GUERLAIN 花草水語系列$2,799 - $3,650臺北市松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野漾叢花淡香水$2,790花蓮縣花蓮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Guerlain 嬌蘭 AQUA ALLEGORIA 陽光甜橘MANDARINE BASILIC 1ml$65已售出 2臺北市萬華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夏恣紅榴淡香水1ml$7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分裝試香4ml小香9ml小樣Agua Allegoria花草水語香水$100 - $200臺中市太平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 牡丹淡香精 澄梨淡香精 5ml 盒裝 原廠公司貨 中文標籤 現貨 小香水 體驗 女香$285已售出 20新北市新莊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正品✨✨嬌蘭Guerlain 花草水語 初綻沁梨淡香水✨✨$2,699新竹市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 分裝 試香 🎀 嬌蘭 GUERLAIN 帝王香水 第一代 （金蜂采蜜2019新年限量版 ）$150已售出 7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分裝 嬌蘭 花草水語系列 晨霧玫瑰 淡香水 Guerlain Rosa Rossa EDT 試香 針管$40已售出 7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超激敗】嬌蘭 花草水語 沐光沁檸 淡香水 125ML GUERLAIN Bergamote calabria$2,089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花草水語 暖心甜薑女性淡香水125ml$2,100新北市林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蜜漾晨光淡香水 1ml$3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玫瑰淡香精 1ml 針管香水 噴式 最新 原廠公司貨 中文標籤 現貨 EDP 體驗品$66已售出 10新北市新莊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 蜜漾晨光淡香水$55彰化縣彰化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2折Guerlain 嬌蘭 花草水語日光澄香淡香水 Orange Soleia(75ml) EDT-國際航空版滿額折$15$3,300$2,059苗栗縣後龍鎮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Guerlain 花草水語 陽光甜橘淡香水 7.5ml$320已售出 9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艾莉❤美妝小舖】Guerlain 嬌蘭 我的印記 玫瑰 女性淡香水 100ml TESTER 206-1726$1,899臺北市中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琢白岩蘭橙花淡香水 1ml <text:s/>保存期限：2025/02$50臺北市文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GUERLAIN 2019 新品 花草水語漫天粉櫻淡香水 FLORA CHERRYSIA 75ml$2,360已售出 1新北市淡水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 分裝 試香 🎀 嬌蘭 Guerlain 花草水語 暖心甜薑淡香水$160已售出 5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專櫃正品🐝GUERLAIN 嬌蘭🐝❤️我的印記玫瑰淡香精、花草水語夏恣紅榴淡香水 ，1ml針管香水❤️$40臺南市仁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人人美*Guerlain小黑裙搖滾皮衣玫瑰淡香水針管0.7ml期限2023.01$49已售出 2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正貨 嬌蘭香水 GUERLAIN 香水 午夜飛行 女士香水 木質香調 夜航Vol de Nuit 100ML g6B1 $1,59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小香水💕💕 Guerlain 嬌蘭 我的印記女性淡香精 5ml / 我的印記玫瑰淡香水 5ml$235 - $269已售出 1高雄市新興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正貨 嬌蘭香水 GUERLAIN 香水 Habit Rouge 滿堂紅香水 偉之華香根草 EDT 男士香水 o7To V$1,72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花草水語 針管香水$95桃園市龜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花草水語 沐光沁檸女性淡香水 125ml$2,100新北市林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花草水語系列 陽光甜橘 女性淡香水（125ML）✿荳荳姬✿另有三款同系列女性淡香水$1,880新北市八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L’Instant de Guerlain pour Homme EDT100 EDP100滿額折$80$3,250 - $3,650高雄市苓雅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Idylle嬌蘭甜蜜情人淡香精100ml$2,500基隆市中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 嬌蘭 花草水語 陽光甜橘淡香水 7.5ml$300臺北市松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買七送一) Guerlain 嬌蘭 花草水語 初夏沁梨 淡香水 <text:s/>Pera Granita 香水 分裝 試香$60 - $20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 野漾叢花 女性淡香水試管 1ML$39已售出 12彰化縣彰化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GUERLAIN小黑裙淡香精 淡香水5ml$20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小黑裙女性淡香水 100ml / 50ml / 30ml / TESTER【小7美妝】$1,389已售出 5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晨霧玫瑰 Rosa Rossa 女性淡香水 1ml 針管$75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包裝登場✨GUERLAIN嬌蘭 花草水語淡香水系列針管1ML(琢白岩蘭橙花）$85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分裝 嬌蘭 花草水語系列 初夏沁梨 淡香水 Guerlain Pera Granita EDT 試香 針管$40已售出 7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2026.01 GUERLAIN 嬌蘭 一隻$120花草水語香氛 蜜漾晨光淡香水 野漾叢花淡香水 針管香水 淡香水 香精$12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5.9折💥現貨💥💯正貨 GUERLAIN 香水 嬌蘭香水 我的嬌蘭玫瑰綻放淡香水 女士香水 花香調 茉莉 自然 清新 100ML9折$2,899$1,69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9折「GUERLAIN嬌蘭」花草水語 晨霧玫瑰淡香水1ml、日光澄香淡香水1ml、蜜漾晨光淡香水1ml、夏恣紅榴淡香水1ml$45 - $48高雄市前鎮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 熱帶青檸淡香水75ml 香精$1,30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初夏沁梨淡香水 75ml【茹媽彩妝代購】$2,28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我的印記牡丹淡香精 100ml TESTER 沒有名字的香水店?$2,080 - $2,48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尋香小站 》Guerlain 嬌蘭 我的印記 玫瑰 女性淡香水 100ml TESTER包裝$2,250新北市三重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沐光沁檸淡香水 試香$35 - $120已售出 3新竹市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邂逅香水 CHANEL CHANCE 香水 2ml COCO 白可 香奈兒香水 香水分裝瓶 N5 小香 香水小樣滿額贈$120已售出 487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香奈兒 經典五號女士香水 Chanel 五號香水 N5 <text:s/>卡片$70已售出 2,153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折chanel 香水 <text:s/>no5 香水分裝瓶 <text:s/>淡香水 小香水 香水小樣 <text:s/>試香 coco香水 <text:s/>試香 2ML 香水分裝$167$50已售出 2,580桃園市蘆竹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 香水小樣 N5 CoCo 粉邂逅 嘉伯莉 蔚藍 五號之水 噴霧玻璃瓶分裝香6 件 9.4折$60 - $180已售出 63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Allure Homme Sport 香奈兒傾城之魅運動男性淡香水 <text:s/>玻璃分享噴瓶 1ML 2ML 5ML加價購$60 - $265已售出 2,106彰化縣彰化市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香水 邂逅淡香水 粉紅甜蜜 綠色氣息 晨光輕舞 <text:s/>CHANEL邂逅系列香氛 蔚藍木製香水$1,350 - $1,990已售出 134南投縣草屯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卡香小賣部》🔥 CHANEL NO.5 L'eau 香奈兒清新晨露 女性淡香水 2ml 小樣香水 試管噴霧 分裝試香$51已售出 40臺中市后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香奈兒香水 Chanel 香水 GABRIELLE 嘉柏麗 2ml COCO 女性香水 N5 邂逅香水 針管香水滿額贈$120已售出 257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 全系列 試管香水】 經典黃色 粉紅甜蜜 綠色氣息 橙光輕舞 蔚藍 COCO 傾城之$170 - $268已售出 876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9.7折CHANEL香奈兒 CHANCE隔離髮香霧 35ml 現貨 廠商直送滿額折$300$1,850$1,799已售出 3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ABL】香奈兒 CHANEL 巴黎 / 愛丁堡 / 威尼斯 / 杜維埃 / 比亞里茲 淡香水 分享香滿額贈$88 - $398已售出 35臺北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藍色男性淡香水 bleu EDT 50ml/100ml/補充裝-20mlx3 ~正品附發票【恒色】加價購$3,500已售出 1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Kabour 來自杜拜的高品質香水」 香奈兒摩登Coco 魅惑 同香$600已售出 38彰化縣彰化市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香奈兒香水 Chanel 香水 Bleu De 蔚藍香水 2ml 男性香水 香水小樣 香水分裝瓶 小香水 淡香水滿額贈$120已售出 14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8.7折CHANEL 香奈兒 摩登 COCO 秘密時光香水 L'Eau Privée(50ml)-國際航空版【美麗購】滿額折$30$3,799$3,299已售出 6苗栗縣後龍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1折CHANEL香奈兒 BLEU 藍色男性 淡香精/純香精 1.5ML 針管 現貨 廠商直送$600$189已售出 70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美國原裝 Chanel Les Eaux 香奈兒巴黎 2018 杜維埃 中性淡香水 針管 / 試管 1.5ml$195已售出 218新北市五股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LES EAUX系列 巴黎 ─ 比亞里茲 Biarritz 中性淡香水 1.5ml 可噴式 現貨$220已售出 21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2">
          <table:table-cell office:value-type="string">
            <text:p>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蝦皮優選9.5折《J》CHANEL 香奈兒藍色男性香水_x005F_x000D_</text:p>
            <text:p>_x005F_x000D_</text:p>
            <text:p>淡香精 50ml 100ml <text:s/>BLEU EDP 中文標 木質芳香調 專櫃品$3,135 - $4,418已售出 1新竹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Bleu De Chanel 藍色 蔚藍 男性 淡香水 EDT 1.5ml 可噴式 試管香水 全新$220已售出 297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 綠色氣息 淡香水 EAU FRAICHE 分享噴瓶$70 - $250已售出 56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CHANEL｜香奈兒 白金版 PLATINUM EGOISTE 男性淡香水 50ml/100ml2 件折 NT$10$2,750 - $3,750已售出 35臺中市西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台灣公司貨♡CHANEL 香奈兒 GABRIELLE 嘉柏麗 隔離髮香霧 髮香水 髮香噴霧 女性香水 40ML 附紙袋$1,999已售出 17高雄市苓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CHANCE 粉紅甜蜜/邂逅/橙光輕舞/綠色氣息-分裝香水/試管/試香$70 - $300已售出 136新北市汐止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愛妮❤️KARL LAGERFELD 香奈兒老佛爺 卡爾·拉格斐 <text:s/>同名時尚 男性淡香水100ml /【TESTER】$899已售出 72高雄市路竹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祕密時光香水50ml$2,200高雄市楠梓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綠色氣息淡香水100mI專櫃公司貨保存期限2024年7月贈紙袋•緞帶 CHANEL CHANCE$3,200 - $4,500已售出 11高雄市前鎮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 香奈兒 COCO小姐 摩登coco 馥郁/魅惑印記 秘密時光 女性淡香精$2,200 - $3,200已售出 17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二手-小香/Dior 粉餅盒$250已售出 1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試香❤ CHANEL 香奈兒 綠色氣息 CHANCE 女性淡香水 ☆ 分享試管$70 - $270已售出 131臺北市士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 NO.5低調奢華版/N°5 L’EAU清新晨露 /摩登coco/魅惑印記 分裝香水/試管/試香$70 - $320已售出 220新北市汐止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N°5 五號典藏 女性淡香精1.5ml/針管香水/NO5/N5典藏版$180 - $190已售出 18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中國 日本 迷你香水 香水 代購 chanel dior 各大網站$1已售出 1,036新竹縣湖口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ALLURE SPORT 男性運動清新古龍水 1.5ml 可噴式 試管香水 全新$180已售出 118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試香❤ CHANEL 香奈兒 綠色氣息 CHANCE 女性淡香水 ☆ 分享試管$70 - $270已售出 131臺北市士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CHANCE 粉紅甜蜜/邂逅/橙光輕舞/綠色氣息-分裝香水/試管/試香$70 - $300已售出 136新北市汐止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邂逅香水 CHANEL CHANCE 試管香水 2ml 香奈兒香水 香水分裝瓶 <text:s/>COCO 女性香水小樣 嘉柏麗滿額贈$120已售出 11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摩登 COCO 秘密時光香水 多款可選 空間香氛 女香 玫瑰 浪漫 - WBK SHOP9.2折$4,900已售出 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N°5 L'EAU 清新晨露淡香水 35ml 50ml 100ml$2,450已售出 1臺中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GABRIELLE嘉柏麗香水(50ml)-國際版【美麗購】滿額折$30$3,899已售出 4苗栗縣後龍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 香奈兒 蔚藍 100ml 男性淡香水 <text:s/>淡香精 香精parfum 100ml$2,500 - $3,500已售出 27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VISAKHA］撩動人心淡香水30ml（平價版香奈兒香水）多件優惠$680已售出 5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正品分裝香水 Chanel No.5 清新晨露 5號之水 L’EAU 5號 淡香水 典藏香水5 件 9.6折$45 - $145已售出 5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lt;正品特惠&gt;Chanel 隨身香水補充瓶20ml,香奈兒COCO,Gabrielle,Chance,NO.5$900 - $1,200已售出 63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經典的性感男人味😍😍😍CHANEL香奈兒 BLEU男性淡香水100ML$3,499已售出 2高雄市左營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美國 香奈兒 Chanel Chance系列 粉紅甜蜜/橙光輕舞/綠色氣息/淡香水/淡香精 分裝瓶香水5ml 現貨在台$280 - $320已售出 2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Bleu De Chanel 藍色男性淡香精1.5ml/針管香水$170 - $190已售出 159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台灣專櫃貨《♠️熊熊v》香奈兒 CHANEL 嘉柏麗流金香水 1.5ml針管 噴霧$40 - $199已售出 6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1折CHANEL香奈兒 HOMME SPORT 男性運動淡香水 1.5ML 針管 現貨 廠商直送$600$189已售出 9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1折CHANEL香奈兒 HOMME SPORT 男性運動淡香水 1.5ML 針管 現貨 廠商直送$600$189已售出 9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台灣專櫃貨《♠️熊熊v》香奈兒 CHANEL 嘉柏麗流金香水 1.5ml針管 噴霧$40 - $199已售出 6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Bleu De Chanel 藍色男性淡香精1.5ml/針管香水$170 - $190已售出 159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在台】CHANEL香奈兒嘉柏麗琉金香水Gabrielle Essence 35ml$2,640已售出 37彰化縣溪州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BOMOM✽cha'nel香‘奈’兒 蔚藍 100ml 男性淡香水 濃香水 淡香精 香精 parfum 100ml滿額折$802 件 9.5折$1,880 - $2,180已售出 121桃園市龜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 香水 EDP 女性香水 多款 - WBK SHOP9.2折$4,250已售出 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正品分裝香水 Chanel 香奈兒 白金男性 淡香水 PLATINUM EGOISTE 男士香水5 件 9.6折$45 - $145已售出 7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香奈兒 專櫃香水 粉色邂逅 <text:s/>卡片 女士淡香水 持久留香 <text:s/>綠色 黃色 機遇$70已售出 895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BLEU 藍色 男性淡香水 /淡香精 行動香水 20ml*3入補充瓶✰YENGEE✰$2,720 - $3,068臺北市大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白色時尚男性香水 ALLURE HOMME EDITION BLANCHE 分享香$65 - $300已售出 3新北市三重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摩登COCO小姐 Mademoiselle 女性淡香水 分裝 試香$55 - $250已售出 2新北市土城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藍色男性香水$4,350新竹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藍色 蔚藍 男性香精 Bleu De Chanel 1.5ml 可噴式 試管香水 全新 2018$220已售出 30基隆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oco夫人■EGO■抗菌香氛身衣噴霧《香奈兒 防疫香水香氛 添加CHG通過歐盟規範 體香劑 衣物芳香劑 空氣清淨機劑》9.7折$151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摩登COCO香水$4,000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 Eau Tendre 香奈兒粉紅甜蜜版女性淡香精版本分裝瓶試聞瓶試管香$168臺南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邂逅，EDP香精版，原100ML,搬家便宜出清$3,500新北市板橋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Chanel/香奈兒香水五號之水清新持久N5女士濃淡香水正品小樣7.5ml$1,300新竹縣新豐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香水4款味道100Ml代購$5,200臺中市西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嘉柏麗琉金香水 (花香型木質麝香調) 50ml/100ml$4,350 - $6,050臺中市北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粉紅甜蜜淡香水 （粉邂逅花果香調）100ML$3,700臺北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五號香水的秘密$200屏東縣長治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SW CHANEL 香奈兒-160香奈兒ALLURE男性運動香水 極限版 50ml/100ml/150ml$3,418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岡山戀香水~CHANEL 香奈兒 CHANCE 邂逅愛情女性香水50ml~優惠價:3760元$3,760已售出 1高雄市岡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 橙光輕舞 100 ml$3,200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香水 橙光輕舞 淡香水 EDT 黃色邂逅 女香 - WBK SHOP9.2折$4,900已售出 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之水系列 巴黎 愛丁堡 Edimbourg 淡香水 現貨$5,08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104 CHANEL香奈兒 - 巨人 Antaeus(香精)(原廠平行輸入。只賣香水液體。圖示原裝瓶身僅供參考)$180 - $600已售出 11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岡山戀香水~CHANEL 香奈兒 ALLURE HOMME SPORT 男性運動淡香水極限版50ml~優惠價:2970元$2,970已售出 1高雄市岡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N°5 L'EAU清新晨露淡香水 50ml🌷9.5折$3,450已售出 1臺中市大甲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OCO MADEMOISELLE 摩登秘密時光香水$3,180已售出 1高雄市楠梓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乳液 護手霜$1,200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專櫃貨~香奈兒CHANEL精品香水-1957香水4ml／GARDENIA梔子花香水4ml$899已售出 1高雄市仁武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oco chanel$2,500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 Miss Dior hair mist ] 30ml <text:s/>Dior/Chanel/Guerlain二手香水$1,100新北市土城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GABRIELLE 嘉柏麗琉金女性香水100ml 《小平頭香水店》$3,750已售出 1臺北市大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髮炫嚴選」CHANEL 香奈兒 ALLURE HOMME SPORT 運動 淡香水 1.5ml 批發$150已售出 18新竹縣竹東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N°5 L'EAU清新晨露淡香水$3,980已售出 1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含包裝🎀香奈兒N°5隔離髮香霧35ml/嘉柏麗隔離髮香霧40ml 全新專櫃貨$1,700 - $1,880已售出 23臺北市萬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正品香奈兒和迪奧Dior保証專櫃$1,400已售出 1臺北市南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9.5折《J》專櫃正品 香奈兒 CHANEL 粉紅甜蜜 綠色氣息 CHANEL淡香水 橙光輕舞 50ML 100ML$3,325 - $5,681已售出 7新竹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男性香水 BLEU 2ml$100已售出 13南投縣草屯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Gabrielle 香奈兒嘉柏麗琉金香水 公司貨 試管香水$160已售出 65新北市新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91 CHANEL香奈兒 No.19 <text:s/>(19號香精)(原廠平行輸入。只賣香水液體。圖示原裝瓶身僅供參考)$99已售出 2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超優惠10ml 300】 免運 香水 分裝 試香 香奈兒 五號 N5 <text:s/>聖誕 限定 限量$100 - $300已售出 8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ANA◆CHANEL 香奈兒BLEU DE CHANEL 男性行動淡香水20mlX3$3,068已售出 2臺北市大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CHANEL 香奈兒 N°5 L’EAU 清新晨露 淡香水 1.5ML 可噴式 試管香水3 件折 NT$50$210已售出 1臺南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摩登COCO魅惑印記香水1.5ml/針管香水$190已售出 34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日本專櫃二手］Chanel <text:s/>Chance粉紅甜蜜淡香水50ml（附袋）$2,500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MOLI 莫麗◇CHANEL 香奈兒 NO.19 EDT 女性淡香水 100ml TESTER 212-1345$3,390已售出 5臺北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100ml男香$5,100臺中市北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LES EAUX 香奈兒淡香水 巴黎-杜維埃 巴黎-比亞里茲 巴黎-威尼斯 <text:s/>125ml$4,200臺中市西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幣回饋🌼正品代購CHANEL 香奈兒 ALLURE 白色時尚男性香水 50ml 100ml$3,880已售出 2臺中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LUXY SHOP ☆Chanel系列~Chanel Gabrielle 香奈兒嘉柏麗 Essence琉金香水$135已售出 286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CHANCE EAU TENDRE 粉紅甜蜜淡香水100ml｜香奈兒｜紅誠集品$4,590已售出 1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Gabrielle 香奈兒嘉柏麗琉金香水 公司貨 試管香水$160已售出 65新北市新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 CHANEL N.5 L'eau <text:s/>100ml 香奈兒清新晨露女性淡香水🌸$4,550已售出 4高雄市三民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正品公司貨！CHANEL香奈兒 N°5 L'EAU 清新晨露隨身淡香水 20mlx3$4,250 - $5,980已售出 2臺中市北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近全新~香奈兒CHANEL CHANCE粉紅甜蜜香水35ml(限量)~原價3000.售價2500元$2,500高雄市仁武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精品香水 GARDENIA 75ml$5,50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嘉柏麗琉金香水女性淡香精1.5ml/Gabrielle Essence/針管香水$180 - $190已售出 12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限量版💫香奈兒「N°5 香水低調奢華版」+ N°5絲光柔膚身體精萃 250ml/N°5絲光柔膚身體精油 限量發售$6,270已售出 3臺中市西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之水系列 巴黎 愛丁堡 Edimbourg 淡香水 現貨$5,08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Gabrielle香奈兒 嘉柏麗香水 100ml（二手近全新）$4,320新北市新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104 CHANEL香奈兒 - 巨人 Antaeus(香精)(原廠平行輸入。只賣香水液體。圖示原裝瓶身僅供參考)$180 - $600已售出 11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COCO女士香水100ml gabrielle 嘉柏麗爾珍藏版 兩款可選 持久香味 獨特香氛$274已售出 2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嘉柏麗琉金香水-50ml/100ml-2020新品🔥🔥情人節送禮不二選擇滿額折$30$3,400 - $4,650已售出 55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九成新展示品 CHANEL CHANCE 綠色氣息限量版女性淡香水$2,500新北市樹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91 CHANEL香奈兒 No.19 <text:s/>(19號香精)(原廠平行輸入。只賣香水液體。圖示原裝瓶身僅供參考)$99已售出 2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Jo Malone二手$1,200新竹縣竹北市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A+美人♡ 歐舒丹迷你淡香水系列 (純境之光/玫瑰花園/原野之心/橙花&amp;蘭花/櫻花原野之心花舞/馬鞭草)$299 - $368已售出 1,010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櫻花淡香水7.5ml(貼有台灣歐舒丹中文標籤)$299已售出 105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歐舒丹 馬鞭草淡香水100ml 附原廠紙袋 公司貨 ♦5438美妝♦加價購$1,300已售出 8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滾珠淡香水10ml(櫻花/玫瑰花園/馬鞭草)原野之心隨身香水/原野之心花舞/純境之光隨身淡香水$648 - $738已售出 301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8折【現貨】L'Occitane 歐舒丹 馬鞭草淡香水 100ml 附發票滿額贈$1,731$1,385已售出 15臺南市白河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李拉拉美妝】折140，歐舒丹迷你瓶香水，LOCCITANE$155已售出 44臺中市中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玫瑰花園 櫻花淡香水，稀有珍貴Q版隨身瓶(7.5ml )專櫃公司貨 ◎香草小鎮◎滿額折$153 件折 NT$15$315已售出 63新北市淡水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 櫻花香水/ <text:s/>玫瑰皇后淡香水/ 馬鞭草淡香水 <text:s/>7.5ml*3任選$688已售出 20臺南市歸仁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65折特賣頁面🔥下殺》歐舒丹 櫻花淡香水75ml 專櫃公司貨$1,385已售出 29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L,OCCITANE【 馬鞭草淡香水100ml】 專櫃新品 <text:s/>＊專櫃正貨含盒 經典商品＊$899已售出 7臺南市歸仁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櫻花淡香水75ml㊣ 百貨專櫃正貨滿額折$10$1,498已售出 24高雄市鼓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特賣🔥》歐舒丹 純境之光隨身淡香水10ml 專櫃公司貨$750已售出 37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護手香氛禮盒（橙花香水護手霜/純境之光/虹彩櫻花/原野之心/玫瑰花園/馬鞭草護手乳❇百貨專櫃正貨有中文標滿額折$10$588 - $668已售出 355高雄市鼓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法國 L’OCCITANE 歐舒丹 精緻香氛 櫻花淡香水 75ml (LI060)$1,459已售出 21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專櫃正品 L'OCCITANE歐舒丹 夜櫻淡香水 50ml 超值現貨特價滿額折$60$1,520已售出 7臺北市文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 風格男士淡香水75ml(原紳士淡香水) (歐舒丹正貨中文標籤)$1,658已售出 33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亞爾緞帶 75ml 已停產$3,000新竹縣新埔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69折限時特賣🔥最新包裝》歐舒丹 都會男士淡香水（枸櫞淡香水）75ml 專櫃公司貨$1,588已售出 33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娜漾美麗☆L'OCCITANE 歐舒丹 櫻花/馬鞭草/玫瑰花園淡香水 到期日2023.03$318已售出 54新竹市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全新未使用 歐舒丹會員生日禮組(歐舒丹輕巧隨身瓶250cc+桂花淡香水1.2ml+櫻花美體乳35ml)$180高雄市鳥松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現貨💎L'Occitane 歐舒丹 <text:s/>玫瑰花園 沐浴凝膠 美體乳 淡香水 50ml 250ml 附發票$530已售出 45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歐舒丹 果漾馬鞭草淡香水100ml 附原廠紙袋 公司貨 ♦5438美妝♦加價購$1,300已售出 7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牡丹/馬鞭草/玫瑰花園/櫻花/甜心櫻花/濃萃綠茶/果香櫻花滾珠淡香水10ml 專櫃公司貨$668已售出 120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香水禮盒 純淨之光/櫻花/蘭花&amp;橙花$1,20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香水 玫瑰花園淡香水 7.5ml$120已售出 1高雄市鳳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李拉拉美妝】LOCCITANE歐舒丹男士淡香水 <text:s/>都會男士淡香水/風格男士淡香水$1,610已售出 5臺中市中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櫻花淡香水7.5ml$200新竹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馬鞭草淡香水100ml 專櫃公司貨$1,549已售出 9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馬鞭草/玫瑰皇后/原野之心 小香水 及 恬靜玫瑰香氛霧 10ml$230 - $270已售出 3臺北市信義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分裝 試香🌵歐舒丹 仙人掌馬鞭草淡香水$140已售出 16桃園市八德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現貨💎 L'Occitane 歐舒丹 淡香水系列 75ml 普羅旺斯綠茶 琥珀 四盜賊 附發票$2,200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小香水$200 - $350已售出 3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香水5ml$230已售出 15屏東縣屏東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特賣🔥限時特價頁面》歐舒丹 冒險男士（枸櫞海洋）淡香水75ml 專櫃公司貨 最新包裝$1,688已售出 58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美麗魔】L'occitane歐舒丹 玫瑰花園淡香水50ml 玫瑰淡香水75ml加價購$1,290 - $1,390已售出 49桃園市楊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玫瑰花園 淡香水 10ml$200臺中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專櫃正品 L'OCCITANE歐舒丹 櫻花淡香水 75ml 超值現貨特價滿額折$20$1,490臺北市文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精緻試用包 橙花&amp;蘭花淡香水 原野之心香水 蠟菊賦活霜 護手霜 蠟菊精華霜 旅行$25 - $99已售出 140桃園市楊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馬鞭草淡香水10ml 專櫃公司貨$350已售出 10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愛妮❤️L'Occitane 歐舒丹 果漾馬鞭草淡香水 100ml$1,280高雄市路竹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娜漾美麗☆L'OCCITANE歐舒丹 夜櫻/桂花/櫻花/橙花/玫瑰/原野之心淡香水 期效2024$1,588 - $2,088已售出 15新竹市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香水(小ml)$30 - $100已售出 10基隆市中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降殺出清🌈 歐舒丹 L'Occitane 馬鞭草冰沁香氛凝膠14ml <text:s text:c="2"/>市價$1380元 全新未拆封$120 - $150已售出 33臺北市信義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香水，純境之光；薰衣草與蜂蜜味道$800基隆市中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愛分享💛L'OCCITANE 歐舒丹 櫻花/玫瑰花園/馬鞭草/原野之心/虹彩櫻花淡香水 全新專櫃正貨 效期與專櫃同步加價購$1,498 - $1,968已售出 17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清香系列香精 209元限100罐 (類似歐舒丹香精氣味)檸檬馬鞭草香精-Lemon Verbena100ml-分裝玻璃瓶$209已售出 334臺南市新市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薰衣草香霧(古龍水)300ml(貼有台灣歐舒丹公司中文標籤)香水+香氛$1,578已售出 18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居家淨化紓壓噴霧100ml *CC美妝代購*滿額折$50$800已售出 1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淡香水、花舞淡香水、馬鞭草淡香水 純境之光淡香水、櫻花淡香水、 橙花&amp;蘭花淡香水 輕鬆隨身瓶5~7.5ml$350 - $360已售出 5高雄市左營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隨身淡香水$780新竹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旅行/禮盒組【香水、香膏、沐浴膠、身體乳液】$1,800桃園市八德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玫瑰花園淡香水$1,700南投縣南投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純境之光香水50ml$799屏東縣屏東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2017最新歐舒丹鐵盒禮盒組多件優惠$280宜蘭縣蘇澳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只有懶人沒有醜人- L'OCCITANE 歐舒丹 - 橙花 蘭花 淡香水 75ml - 台灣專櫃貨 B1008$2,090高雄市新興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WNP』L'OCCITANE <text:s/>歐舒丹 櫻花淡香水 75ml$1,479臺北市大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9折[凡登精品香氛] 歐舒丹 L’OCCITANE 橙花&amp;蘭花淡香水 75ml$2,100$1,89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櫻花淡香水75ml，市價2450元，公司貨，下單前請先詢問貨量1550/1600$1,600新北市三重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橄欖花香精(純油性)》法國進口│歐舒丹│手工皂香味│香氛擴香薰香│DIY香水│手工蠟燭│擴香石○。手作樂活館。○$239 - $419已售出 25臺北市松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下殺🔥特賣》歐舒丹 玫瑰淡香水75ml 專櫃公司貨 最新包裝$1,599已售出 1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紓壓枕巾噴霧L’Occitane$350新北市永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櫻花淡香水 Fleurs De Cerisier Cherry 75ml 歐舒丹 ❤預購❤$1,590已售出 46新北市永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NANA◆L'OCCITANE 歐舒丹 櫻花香水 75ml$1,479已售出 19臺北市大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蘋果屋》歐舒丹-限量夜櫻淡香水50ml(專櫃貨）$1,400臺北市中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二手 專櫃購入 歐舒丹 純淨之光 香水$1,000宜蘭縣冬山鄉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現貨💎L'Occitane歐舒丹枸櫞淡香水75ml 男性香水 香氛 男香 附發票$1,500已售出 7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原野之心淡香水 長玻璃管行動香水 按壓噴頭 百貨專櫃正貨滿額折$10多件優惠$708已售出 2高雄市鼓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 茉莉玫瑰淡香水50ml（限量）$1,780雲林縣斗六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潘海利根獸首香氛圖書館✨潘海利根試管香✨潘海利根聖誕小香禮盒 潘海利根試管香🌟潘海利根 女王的耳語護手霜$1,030 - $1,680已售出 2臺南市永康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馬鞭草淡香水100ml$1,280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果香櫻花淡香水5ml/10ml分裝瓶$200 - $350已售出 1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分裝 歐舒丹 櫻花 淡香水 L'Occitane Fleurs de Ceriser EDT 試香 針管$40已售出 1桃園市大溪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Jo Malone / L’OCCITANE高級飯店入住備品 沐浴露 身體乳 洗髮露 潤髮乳 香皂$180 - $380已售出 1臺中市南屯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果漾馬鞭草香水分裝$100彰化縣彰化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8折L'OCCITANE 歐舒丹 玫瑰淡香水(75ml)-百貨公司貨滿額折$15$2,100$1,680苗栗縣後龍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二手】歐舒丹橙花&amp;蘭花淡香水$1,899臺北市內湖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人人美*歐舒丹橙花與蘭花淡香水75ML$2,10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8折L'OCCITANE 歐舒丹 玫瑰淡香水(75ml)-百貨公司貨【美麗購】滿額折$30$2,100$1,680苗栗縣後龍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text:s/>桂花淡香水1.2ml$65臺北市大安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人人美*LOCCITANE 歐舒丹果漾 馬鞭草/馬鞭草淡香水 100ml$1,399已售出 3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歐舒丹 原野之心花舞淡香水 1.2ML 黑皮TIME 87222$30已售出 5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香水。台灣專櫃購入$1,600臺中市北屯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試香❤L'OCCITANE 歐舒丹 櫻花淡香水 ☆分享試管$45 - $150已售出 101臺北市士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 馬鞭草淡香水(100ml)[專櫃公司貨]《jmake Beauty 就愛水》$1,850臺北市中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 專櫃購入 L’OCCITANE歐舒丹 原野之心 HERBAE 淡香水(5ml)$320新竹市香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L’occitane香水護手霜禮盒🎁$1,15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7折✨L'OCCITANE 歐舒丹✨櫻花淡香水 75ML$2,100$1,47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保證正品分裝試香）純境之光女性淡香水$100 - $260已售出 4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米蕥小舖 免運 LOCCITANE歐舒丹 都會男士淡香水 75ml滿額折$15$1,725南投縣竹山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歐舒丹品牌經典小熊$199高雄市左營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 桂花淡香水分裝瓶試聞瓶試管香$90臺南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夜櫻淡香水50ml 附專櫃紙袋 限量新品 *CC美妝代購*滿額折$50$1,30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玫瑰卡利頌淡香水$1,30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岡山戀香水~L'OCCITANE 歐舒丹 橙花&amp;蘭花沐浴膠245ml~優惠價:660元$660高雄市岡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玫瑰淡香水75ml 附原廠紙袋 專櫃現貨 *CC美妝代購*滿額折$50$1,30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花舞淡香水旅行瓶試香瓶噴瓶身體香氛$69臺中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交換禮物首選🌹歐舒丹L'OCCITANE 純境之光玫瑰香氛保養禮盒#純境之光美體乳#玫瑰花園沐浴膠#玫瑰花園淡香水$1,28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限量)歐舒丹彩虹櫻花二手淡香水$1,000高雄市岡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靚美妝雜貨屋＊L'OCCITANE 歐舒丹 桂花淡香水 1.2ML 試用包$50已售出 3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乳油木護手霜 修護手膜霜 150ml / 75ml 圖二新包裝《小平頭香水店》$780 - $799已售出 11臺北市大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橙花&amp;蘭花淡香水.紫蝶漫舞女性淡香精.Carolina Herrera女性淡香精.Hermès 針管小香$30已售出 1新竹縣竹北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岡山戀香水~L OCCITANE 歐舒丹 玫瑰花園香氛皂50g~優惠價:195元$195已售出 1高雄市岡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櫻花乳液35ml➕櫻花香水7.5ml 一起賣滿額折$20$380新北市新莊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玫瑰花園淡香水$1,480桃園市桃園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二手 歐舒丹 玫瑰滾珠淡香水$18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花舞淡香水5ml$208已售出 6高雄市左營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純境之光淡香水5ml$200臺中市西屯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原野之心花舞淡香水$800高雄市大寮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歐舒丹純境之光隨身淡香水10ml$699臺北市中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分裝 歐舒丹 繁星花露 淡香水 L'Occitane Marvellous Flower EDT 試香 針管$100桃園市大溪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Dior迪奧/Daisy黛西/BVLGARI 寶格麗/L’OCCITANE歐舒丹 10ml小香水5瓶$999新北市淡水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 歐舒丹櫻花&amp;原野之心花舞香氛迷你組合$388已售出 1臺中市太平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M立敏【L’Occitane 歐舒丹】馬鞭草淡香水100ml 現貨$1,380新北市土城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米蕥小舖 免運 LOCCITANE歐舒丹 馬鞭草淡香水100ml滿額折$15$1,520南投縣竹山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香水小樣-全新正貨❤️‍🔥 (櫻花已售出)$50已售出 1新北市土城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只有懶人沒有醜人- LOCCITANE歐舒丹- 櫻花淡香水75ml-專櫃公司貨 B171 特價$1,520高雄市新興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全新未開封] 歐舒丹玫瑰花園+櫻花香氛噴霧二入限量組合$90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櫻花淡香水 1/2/5/10ml 分裝香水多件優惠$38臺北市士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玫瑰淡香水75ml原價2100特價七折$1,470臺北市北投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Jo Malon】試管 卡片 香水 1.5ML 英國梨小蒼蘭 祖馬龍/藍風鈴 海鹽 紅玫瑰 鼠尾草 jomalon多件優惠$50已售出 4.6萬臺中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7折Jo Malone 香水30ml英國梨與小蒼蘭/藍風鈴/杏桃花與蜂蜜/橙花 <text:s/>蝦皮直送滿額折$200$2,400$1,599已售出 4,403桃園市楊梅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買六送一專櫃正品】Jo Malone 試管 小香水 黑莓 蘿勒橙花 英國梨 藍風鈴 烏木 無花果 橙花 葡萄藤 試管香$120 - $399已售出 1.1萬新北市淡水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7折Jo Malone 香水 9ml <text:s/>英國梨 藍風鈴 無花果 絲柏 柚子 睡蓮 桂花 香根草 鳶尾 青檬 鼠尾草情人節滿額折$25加價購$650 - $1,160已售出 1,413新北市淡水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2折Jo Malone 香水30ml (多款可選) 藍風鈴/英國梨與小蒼蘭/橙花/英國橡木與榛果古龍水 情人節 禮物滿額折$80加價購$2,350$1,458已售出 54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祖瑪龍 英國梨與小蒼蘭 藍風鈴 鼠尾草與海鹽 青檸與羅勒柑橘 橙花 油桃花與蜂蜜 <text:s/>帶噴頭 <text:s/>9ml5 件 9.7折$160已售出 482桃園市蘆竹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2折Jo Malone 香水 多款可選 30ml 現貨 廠商直送滿額折$300$1,650 - $1,750已售出 55桃園市楊梅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3.5折Jo Malone 英國經典香水 針管小香(1.5ml)-小蒼蘭 藍風鈴 鼠尾草 橙花 無花果 黃槿花 朱槿花【美麗購】$139 - $299已售出 1.7萬苗栗縣後龍鎮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7.6折Jo Malone 鼠尾草與海鹽香水(100ml)-手繪花盒限量包裝版-國際航空版 現貨 廠商直送滿額折$500$5,400$4,099桃園市楊梅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贈原廠紙卡 Jo Malone 專櫃香水 1.5ml 試管香水/針管香水 迷你香 試管香 <text:s/>英國梨藍風鈴 生日禮物$40 - $200已售出 6,788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晨曦㊣香氛館💎【Jo Malone】青檸羅勒與柑橘香水✨玻璃試香瓶1/2/5ml✨現貨正品$85 - $355已售出 5新北市新莊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呈選物】Jo Malone 玫瑰果醬 橘子果醬 大黃 接骨木花 黑莓子與月桂葉 英倫 果醬 市集 新香 香水 分享香$128 - $299已售出 25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代購❁JO*MALONE 祖-馬-龍 新品限定 地中海 花園系列 苦橙 合歡花 香水 香氛 女士香 100ml9折2 件 8.8折$2,688已售出 105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苦橙/英國梨/無花果與荷花/藍風鈴/海鹽/杏桃花/玫瑰 原廠試管小香1.5ml 玫瑰星玉蘭加價購$109 - $249已售出 2,315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古龍水 9ml*5 禮盒組#小蒼蘭/藍風鈴/忍冬/海鹽/黑石榴$599已售出 2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有貨 海灣剪秋蘿 / JO MALONE 英倫遨遊 池畔檸檬葉 溪谷樹苔 潮汐琥珀 午夜藍調 地中海花園 紅醋栗與奶油加價購$1,350 - $4,399已售出 72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晨曦㊣香氛館💎【Jo Malone】英國梨與小蒼蘭香水✨玻璃試香瓶1/2/5ml✨現貨正品$85 - $355已售出 112新北市新莊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Jo Malone 不列顛群島水路 英倫系列 溪谷樹苔 潮汐琥珀 海灣剪秋羅 鼠尾草與海鹽 池畔檸檬葉 分享香滿額贈$128 - $328已售出 121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蝦皮優選🦄【現貨】Jo malone 試管香水 小香水 1.5ml 英國梨與小蒼蘭 橙花$135已售出 8桃園市中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8折Ms.Zebra【Jo Malone 】香水 無花果與荷花 英國梨與小蒼蘭 鼠尾草與海鹽 藍風鈴 白樺樹與薰衣草滿額折$30滿額贈$1,680 - $3,470已售出 952新北市汐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古龍水 9ml*5 禮盒組#小蒼蘭/藍風鈴/忍冬/海鹽/黑石榴$599已售出 2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蝦皮優選Jo Malone Rose Rose 紅玫瑰30ml$2,100已售出 29新北市林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有貨 海灣剪秋蘿 / JO MALONE 英倫遨遊 池畔檸檬葉 溪谷樹苔 潮汐琥珀 午夜藍調 地中海花園 紅醋栗與奶油加價購$1,350 - $4,399已售出 72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晨曦㊣香氛館💎【Jo Malone】英國梨與小蒼蘭香水✨玻璃試香瓶1/2/5ml✨現貨正品$85 - $355已售出 112新北市新莊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苦橙/英國梨/無花果與荷花/藍風鈴/海鹽/杏桃花/玫瑰 原廠試管小香1.5ml 玫瑰星玉蘭加價購$109 - $249已售出 2,315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保證專櫃正貨 Jo Malone 白樺木與薰衣草30ml/100ml 2021年度新香 72折$3,744已售出 40新北市三重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Jo Malone 不列顛群島水路 英倫系列 溪谷樹苔 潮汐琥珀 海灣剪秋羅 鼠尾草與海鹽 池畔檸檬葉 分享香滿額贈$128 - $328已售出 121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正貨 桂花 藍風鈴 鼠尾草 黑莓 英國梨與小蒼蘭 苦橙 聖誕薑餅 9ml 單瓶 試香$480 - $680已售出 174臺北市士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拆售】Jo malone 9ML 秘境花園 春日花香 桂花 睡蓮 柚子 橙花 杏桃花 英國梨 忍冬 禮盒 組合$599 - $650已售出 33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正品代購 附提袋✨ Jo Malone香水30ml 英國梨與小蒼蘭 牡丹與胭紅麂絨 藍風鈴 紅玫瑰 罌粟花與大麥加價購$1,790 - $1,990已售出 58南投縣南投市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保證正品 Jo Malone 白樺木與薰衣草 緋紅罌粟芳醇古龍水 無花果與荷花 絲柏與葡萄藤$1,750 - $5,220已售出 63新北市土城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代購✨Jo Malone 香水 由台灣免稅店帶回保證正品 100ml/30ml 圖有購買證明$2,100 - $4,200已售出 47臺中市沙鹿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英國 祖瑪龍 Jo Malone 祖馬龍 青檸羅勒與柑橘 香水 古龍水 30ML昇恒昌雙瓶組拆售$1,500已售出 2臺中市中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Malone絲柏與葡萄藤芳醇香水(50ml)-仙境花園夢遊奇遇系列-全新3000元$3,000桃園市平鎮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英國橡樹與榛果香水 30ml 100ml Bobo美妝2022年度包裹香$2,180 - $4,200已售出 8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 Jo Malone 秘境花園 Yuja 柚子 睡蓮 桂花 櫻花 緬梔花 雞蛋花 合歡花 熱帶 橙花 分享香滿額贈$88 - $168已售出 52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 秘境花園限量 柚子 睡蓮 桂花 香水古龍水 9ml小香$599 - $650已售出 45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陸初試香】Jo Malone 罌粟花與大麥／忍冬與印蒿 試香$60 - $300已售出 6新北市板橋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 50ml 100ml 新光三越 全新專櫃貨$3,000 - $4,000臺南市安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 Jo Malone 秘境花園 Yuja 柚子 睡蓮 桂花 櫻花 緬梔花 雞蛋花 合歡花 熱帶 橙花 分享香滿額贈$88 - $168已售出 52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陸初試香】Jo Malone 罌粟花與大麥／忍冬與印蒿 試香$60 - $300已售出 6新北市板橋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 50ml 100ml 新光三越 全新專櫃貨$3,000 - $4,000臺南市安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出清 可刷卡 Jo MALONE 2021 Blossom 熱帶島嶼花園 朱槿花 黃槿花 水梨花蕾 雞蛋花 合歡花$3,000 - $3,600已售出 5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鼠尾草與海鹽 絲柏與葡萄藤 <text:s/>絲絨玫瑰與烏木 英國梨與小蒼蘭 9ml 🇺🇸安柏代購🇺🇸$560 - $850已售出 12臺北市萬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7.5折JO MALONE 香水（30ml） 青檸羅勒與柑橘 限量花盒版-平輸8.5折$2,650$1,999已售出 1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2021限定 Jomalone熱帶島嶼花園系列 現貨商品 特價（黃）黃瑾花100ml$3,400已售出 18桃園市平鎮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text:s/>9ml*2瓶 禮盒組/牡丹 英國梨 黑石榴 藍風鈴 鼠尾草 無花果 絲絨玫瑰 母親節滿額折$50$2,200 - $6,500已售出 1新北市淡水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男香控㊣ Jo Malone 黑瓶精選試香組合 烏木與佛手柑 黑琥珀與野薑花 桐木與皮革$85 - $400已售出 189桃園市大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Jo Malone 不列顛群島水路 英倫系列 溪谷樹苔 潮汐琥珀 海灣剪秋羅 鼠尾草與海鹽 池畔檸檬葉 分享香滿額贈$128 - $328已售出 121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保證正品 Jo Malone 白樺木與薰衣草 緋紅罌粟芳醇古龍水 無花果與荷花 絲柏與葡萄藤$1,750 - $5,220已售出 63新北市土城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LONDON English Oak &amp; Hazelnut Cologne 100ml可附下單證明$4,450已售出 6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8.4折Jo Malone 英倫果醬市集系列香水(30ml)-橘子果醬 玫瑰果醬 英倫大黃果醬 接骨木花果醬【美麗購】滿額折$30$2,700$2,259已售出 4苗栗縣後龍鎮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黑瓶芳醇古龍水 9ml小香隨身瓶 沒藥與零陵香.絲絨玫瑰與烏木$850已售出 20臺中市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秘境花園 黃金柚 柚子 睡蓮 桂花 100ml$3,900已售出 16臺北市信義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代購✨Jo Malone 香水 由台灣免稅店帶回保證正品 100ml/30ml 圖有購買證明$2,100 - $4,200已售出 47臺中市沙鹿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英國 祖瑪龍 Jo Malone 祖馬龍 青檸羅勒與柑橘 香水 古龍水 30ML昇恒昌雙瓶組拆售$1,500已售出 2臺中市中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9ml) <text:s/>忍冬與印蒿 青檸羅勒與柑橘 牡丹與胭紅麂絨 英國梨與小蒼蘭 藍風鈴 橙花 鼠尾草多件優惠$490已售出 13高雄市左營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Malone絲柏與葡萄藤芳醇香水(50ml)-仙境花園夢遊奇遇系列-全新3000元$3,000桃園市平鎮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英國橡樹與榛果香水 30ml 100ml Bobo美妝2022年度包裹香$2,180 - $4,200已售出 8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3折Jo Malone 香水30ml-鼠尾草 小蒼蘭 藍風鈴 葡萄柚 忍冬 橙花 刺柏 白樺樹與薰衣草-航空版滿額折$15$1,599 - $2,339已售出 4苗栗縣後龍鎮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限量 雞蛋花/柚子/柳樹與琥珀/剌檜與雪松$90 - $165已售出 7新北市板橋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全新Jo malone限量限定絕版英式英倫果醬玫瑰/接骨木花/大黃/黑莓/橘子香水30ml鐵盒 禮盒包裝 組合$2,880 - $5,999已售出 1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部分現貨）Jo Malone「BLOSSOMS秘密花園限量系列」$1,580 - $3,580已售出 18桃園市大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LONDON 英國梨與小蒼蘭 2021年度限量版 30ml$1,500新北市蘆洲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羅勒橙花 9ml$300臺南市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malone地中海系列-合歡花$3,200桃園市中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正貨 聖誕限量 苦橙、玫瑰與星玉蘭、白苔與雪花蓮、綠杏仁與紅醋栗、聖誕薑餅 9ml 禮盒 試香$650已售出 12臺北市士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失心瘋頻道》✨Jo Malone London熱帶島嶼花園系列香水100ml(裸盒)黃槿花 朱槿花 雞蛋花 水梨花蕾$3,999已售出 4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 現貨 經典大瓶 特價出清$2,699新北市林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情人節禮物～現貨❤️最新款Jo Malone 繽紛香氛拉炮英國橡木忍冬小蒼蘭牡丹cracker$999已售出 34臺北市信義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text:s/>英國梨與小蒼蘭 <text:s/>紅玫瑰 藍風鈴 杏桃 海鹽 含羞草 黑莓 紅醋栗 橙花 30ml 全新正品現貨$2,000已售出 56高雄市鹽埕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呈選物】Jo Malone 藍風鈴 罌粟花與大麥 皮革與苦艾 忍冬與印蒿 含羞草與小荳蔻 JML 古龍水 香水 分享香$88 - $328已售出 72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Blossom Belle 花蕾叢林-桂花 淡香水$85 - $385已售出 8臺中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預🌸 Jo Malone <text:s/>香水 9ml 英國梨／藍風鈴／海鹽／牡丹／青檸／烏木 隨身瓶 小香水$650已售出 2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地中海花園系列香水 苦橙 水仙 合歡花 50ml 100ml｜Neju Shop$4,300已售出 1臺北市大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古龍水 100ml 多款可選 小婷子美妝$4,460已售出 1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蝦皮優選『壹手』Jo Malone 2022 英倫遨遊 新香 溪谷樹苔 潮汐琥珀 海灣剪秋羅 池畔檸檬葉 鼠尾草與海鹽 分享香滿額贈$128 - $238已售出 101臺北市大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DayGo美國代購】Jo Malone 祖馬龍 試管 鼠尾草海鹽 沒藥與零陵香 英國梨與小蒼蘭 小香 1.5ml 香水$89 - $160已售出 24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二手分裝 香水試香 Jo Malone 絲柏與葡萄藤／Creed／愛馬仕 雲南桂花／紫禁桂花／RS 烏木香薰／帝王之水$60已售出 2臺北市文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鼠尾草海鹽 30ml 香水$500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Loves 白玫瑰與檸檬葉/Jo Malone 154 青檸羅勒柑橘 烏木佛手柑 藍風鈴 黑莓月桂 英國橡樹榛果$1,090 - $4,880已售出 3臺北市文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全新Jo Malone限量2020秘境花園系列 睡蓮 柚子 桂花 合歡花香水30ml/9ml小香 另售薰衣草 櫻花$980 - $2,399已售出 2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試香｜Jo Malone 祖馬龍 Basil &amp; Neroli Cologne 羅勒與橙花香水 小香 分享香 皂香體香6 件 9折$75 - $320已售出 2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二手轉賣｜Jo Malone英國橡樹與黑醋栗 古龍水30ml$1,500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英國代購] Jo Malone 絕版香水復刻 鐵杉與佛手柑 紅醋栗與奶油 紫藤與薰衣草$4,500已售出 2臺北市大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牡丹與胭紅麂絨 30ml$800臺南市安平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預購）Jo Malone 烏木與佛手柑芳醇古龍水 50ml/100ml$3,480 - $4,880已售出 11桃園市大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正品現貨二手］Jo Malone 30ml 香水-星玉蘭/雞蛋花(緬梔花)$1,750已售出 1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祖馬龍 9ml 全新 原廠小香 Q香 可噴式【英國梨小蒼蘭/藍風鈴/苦橙/忍冬與印蒿】$980已售出 79臺中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正品 專櫃 Jo malone 紅朱槿 黃木槿 藍風鈴 罌粟花 忍冬 沒藥 針管 試管 噴射 隨身瓶 香水 試香$90 - $280已售出 10臺南市永康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9.1折[Dora美妝]Jo Malone 沒藥與零陵香芳醇香水9ml9.2折$850$770已售出 1臺中市大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英倫田野系列 限量香水 30ml全新 桃園機場帶回$1,900已售出 2臺北市信義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台北現貨 Jo Malone 2019 三月英倫田野 鐵盒 蕁麻 野生蓍草 柳樹 琥珀 鐵杉 佛手柑 杜松 雪松 魯冰花$900已售出 6新北市永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 2021 聖誕拉炮 古龍水 香水 沐浴 乳霜 英國梨與小蒼蘭$1,200已售出 6新北市三峽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代購】Jo Malone 香水 / 芳醇古龍水 / 白瓶 黑瓶 / 英國梨與小蒼蘭 / 黑石榴 / 杏桃花與蜂蜜$2,150 - $4,850已售出 2臺中市南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鼠尾草與海鹽香水$2,000彰化縣員林市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港澳限定花蕾叢林梅花桂花合歡花100ml$3,500已售出 1臺南市永康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可刷卡】Jo malone 30ml柚子/9ml 沒藥與零陵香$820 - $1,559已售出 6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正品預購- Jo Malone 緋紅罌粟芳醇香水 Scarlet Poppy Cologne Intense$3,780 - $5,680已售出 1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橙花 30ml$960基隆市七堵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London 苦橙古龍水 免運 30ml /100ml 聖誕限定版 情人節禮物$2,050已售出 3臺北市大安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預購｜Jo Malone 緋紅 罌粟 緋紅罌粟花 <text:s/>2021 新品 紅瓶 SCARLET POPPY 零陵香豆 無花果$4,180已售出 14臺北市大安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白色星木蘭香水 Star Magnolia 30ml$1,500新竹市香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機場購入Jo Malone英國香水 JoMalone 100ml 黑莓子與月桂葉 牡丹與胭紅麂絨 鼠尾草黑莓子$3,620已售出 21彰化縣伸港鄉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折Jo Malone 熱帶番荔枝香水 100ml -【BUY MORE】$5,100$3,060已售出 4新北市汐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香水$1,280已售出 1臺北市南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二手 英國梨與小蒼蘭香水$2,000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香水窩】Jo malone 專櫃正品沒藥與零陵香 鼠尾草與海鹽 伯爵茶與小黃瓜 烏木與佛手柑 橙花 藍風鈴 忍冬與印蒿$340 - $690已售出 27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全新Jo malone限量停產絕版橡樹與榛果/英國橡樹與紅醋栗/白茉莉與薄荷 香水30ml/另售黑雪松 肉荳蔻與薑$2,699 - $5,190已售出 10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5.6折Jo Malone 古龍水 9ml 青檸羅勒與柑橘/烏木與佛手柑 SP嚴選家滿額折$80$899已售出 1臺北市中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全新 JO MALONE 復刻/圖書館/攝政街｜皮革與苦艾｜青麥｜甜薑餅｜天竺葵與馬鞭草｜都鐸玫瑰$4,900已售出 1桃園市中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限量版！！🤩英國直送🎁🇬🇧JoMalone-限量版全系列💜 梔子花與烏木/緋紅罌粟/黑石榴/牡丹與胭紅麂絨/藍風鈴$2,080 - $5,500已售出 1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呈選物】Jo Malone 地中海水仙 地中海苦橙 合歡花 花園系列 地中海 2022 Cologne 新香 分享香$99 - $358已售出 188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瑰朵選物 ◎ 英國 Jo MALONE 香水 30ml 英國梨 小蒼蘭 鼠尾草 黑石榴 橙花 牡丹 含羞草 黑莓 真品$2,400已售出 9臺南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系列$2,500臺南市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LM立敏【JO MALONE London】熱帶島嶼花園系列 Frangipani黃槿花香水30ml 請先聊聊是否有現貨$1,888新北市土城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里翁義趣購》英倫茗香 Jo Malone 原廠 試管香水 1.5ml 英國梨 杏桃 橡樹 牡丹 羅勒橙花 黑莓 忍冬等$105 - $188已售出 702高雄市三民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英國梨 小蒼蘭 100ml香水$2,499新北市蘆洲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珍愛香水] JO MALONE 黑瓶芳醇 100ml 沒藥 絲絨玫瑰 晚香玉 <text:s/>烏木與佛手柑 黑琥珀 桐木與皮革 絲柏$3,420 - $4,950已售出 1臺北市中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HUAHUA香水美妝 Jaguar 積架 尊爵 經典 男性 淡香水 100ml【全新正品】$549已售出 385臺北市中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綠色經典香水 100ml / TESTER ◆NANA◆$529已售出 4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NANA◆JAGUAR 積架 Classic 新尊爵 男性淡香水 100ml$529已售出 12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VIP】JAGUAR 積架 綠色經典款 男性淡香水 100ml$499已售出 12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YENGEE✰JAGUAR 積架 尊爵 綠色經典 男性淡香水 100ml$529已售出 7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尊爵 綠色經典 男性淡香水 100ML/TESTER$499 - $530已售出 16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HUAHUA香水美妝 Jaguar 積架 新尊爵 男性 淡香水 100ml【全新正品】$580已售出 53臺北市中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5.3折∞朵喵喵∞#202211【JAGUAR】極限捷豹男性香水 100ML全新品多件優惠$750$400新北市汐止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VIP】JAGUAR 積架 新尊爵 男性淡香水 100ml$499已售出 23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香水💕💕 Jaguar Performance 積架非凡男性香水 40ml/100ml$440 - $680高雄市新興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MOMO小屋☆ Jaguar 積架 Innovation 創新 捷豹 男性香水 100ml$880已售出 1臺北市萬華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Imperial 積架 捷豹貴族男性淡香水(100ml)9.5折$1,299新北市樹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3折【JAGUAR】紅色捷豹男性淡香水 100ml｜iGLAMOUR 愛 迷人｜辛辣木質調$2,600$790已售出 1高雄市鼓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Jaguar 積架 尊爵經典男性淡香水 100ml【金多利美妝】$599已售出 30新北市板橋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尋香小站 》JAGUAR 積架 捷豹魅力男性香水 100ml 全新正品$1,150已售出 1新北市三重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捷豹無限領域男性淡香水100ML+贈鑰匙圈"公司貨"$990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WNP』Jaguar 積架 Classic Black 黑尊/黑尊爵 男性淡香水 100ml TESTER 白盒$650已售出 3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潘董的店］Jaguar Classic 新尊爵男性淡香水100ml$608南投縣國姓鄉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Jaguar 積架 捷豹 尊爵男性淡香水 100ml (綠)$550已售出 4宜蘭縣羅東鎮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CLASSIC Motion競速捷豹小香水7ml$150臺南市安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捷豹自我男性淡香水(100ml)9.5折$1,299新北市樹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金錢豹 黑爵 黑尊爵 男性淡香水 每瓶100ml$579臺北市文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現貨🔥Jaguar Classic 新尊爵男性淡香水 100ml 隨貨附發票 夢鹿$790臺北市大安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積架-競速捷豹小香水+TOUS自我本色試管香水～$200高雄市鳳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試香🔆JAGUAR 積架 Pace Accelerate 極限捷豹男性淡香水 <text:s/>5ML 2ML 1ML 玻璃噴瓶 分裝$24 - $120高雄市三民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世紀香水廣場] Jaguar 積架 藍色經典 男性淡香水 5ml分享瓶空瓶分裝(如圖2)$70桃園市中壢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代理商公司貨”Jaguar <text:s/>捷豹無限領域男性淡香水100ML$990嘉義縣大林鎮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CLASSIC 新尊爵 男性淡香水 玻璃分享噴瓶 1ML 2ML 5ML$35 - $110已售出 19彰化縣彰化市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波妮小舖♥️ Jaguar Classic Black 積架 黑尊爵 男性淡香水 100ml$550新北市新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重複🔆試香🔆jaguar Prestige Spirit 積架 威名精神男性淡香水 5ML 2ML 1ML 玻璃瓶 分裝$35 - $150已售出 1高雄市三民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迷你小香 7ml x 4 無外盒包裝$699已售出 1新北市三重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綠色經典款 男性淡香水 100ML/TESTER 【日韓美妝】$529已售出 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美麗女人】盒損JAGUAR 積架 Prestige Spirit 威名男香 100ml 現 950$950臺中市大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EXCELLENCE 淡香精 1.6ML (平行輸入)$39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尊爵綠色經典男性淡香水【香水會社】$555臺北市士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美麗女人】愛香水JAGUAR 積架 Prestige Spirit 威名男香 100ml <text:s text:c="3"/>800$800臺中市大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Prestige Spirit 威名精神男性淡香水 100ml$980高雄市三民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分香閣JAGUAR積架非凡男性淡香水 分享瓶分裝瓶小ml小香試管針管香水淡香水古龍水香精淡香精$35 - $100已售出 3花蓮縣花蓮市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GOLD 金色捷豹 男性淡香水 100ml(搭贈 琥珀體香膏40g)$1,299臺北市萬華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左手香🌈Jaguar Classic 新尊爵男性淡香水 <text:s/>隨身噴瓶 (海洋木調)$30 - $70已售出 25新竹市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山姆百貨』JAGUAR 積架 黑爵 男性淡香水 100ml$579已售出 4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CLASSIC BLACK 黑爵淡香水 1.8ML (平行輸入)$39已售出 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山姆百貨』JAGUAR 積架 捷豹魅力 男性淡香水 100ml$1,299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捷豹無限領域男性淡香水的試香紙【香水會社】$50已售出 2臺北市士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父親節香氛】Calvin Klein CK free 自由男香 淡香水 50ml 七夕 情人節 生日 聖誕節交換禮物多件優惠$550已售出 12臺北市大安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發票價 <text:s/>到貨 Calvin Klein ck free 男性淡香水 100ml 另有 TESTER☆櫥窗小姐☆$649 - $799已售出 706新北市新莊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NANA◆Calvin Klein cK Free 男淡香 100ml TESTER$619已售出 75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3.5折Calvin Klein CK Free For Men 男性淡香水 50ML 廠商直送9.3折$2,000$699已售出 1桃園市楊梅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艾莉❤美妝小鋪】Calvin Klein 卡文克萊CK free 男性體香膏75g 全新商品 <text:s text:c="2"/>304-713$379已售出 28臺北市中正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香親香愛～Calvin Klein cK Free 男香 100ml$368 - $758已售出 100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WNP』Calvin Klein CK free 男性淡香水 100ml / 30ml TESTER$619 - $715已售出 4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sport 男性香水 100ml$1,200新北市樹林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免券現折】Calvin Klein CK free 自由 男香 淡香水 香精 100ml 情人節 生日 父親節 禮物多件優惠$720已售出 3臺北市大安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試香❤Calvin Klein CK free for men 卡文克萊自由男性淡香水 ☆分享試管$38 - $99已售出 43臺北市士林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沒有名子的香水店?Calvin Klein CK ONE BE free eternity 永恆 邂逅 男性體香膏 75$369 - $375已售出 64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人人美*Calvin Klein Ck Free For Men 自由男香 100ml TESTER 環保包裝2026$660已售出 29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5ml 分裝 小香 試香$125已售出 646臺中市南屯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HUAHUA香水美妝 CK One be 永恆 誘惑 邂逅 邂逅清新 Shock free 體香膏 75g 【全新正品】$390已售出 248臺北市中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text:s/>1ml 2ml 5ml 玻璃分享噴瓶$35 - $90已售出 342彰化縣彰化市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尋香小站 》Calvin Klein Ck Free For Men <text:s/>自由男香 100ml 全新正品$850已售出 3新北市三重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HUAHUA 香水美妝 Calvin Klein ck free 男性 淡香水 30 100ml 【全新正品】$790已售出 77臺北市中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髮炫嚴選」CALVIN KLEIN 卡文克萊 CK FREE 100ml 批發$700已售出 1新竹縣竹東鎮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100ml$900已售出 1臺北市文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五小香禮盒 (誘惑女/誘惑男/永恆女/CK FREE/永恆男)$1,480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 試香 🔆 Calvin Klein CK free 男性淡香水 5ml 2ml 1ml 玻璃瓶 分裝$23 - $58已售出 15高雄市三民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舞香水❤ CK free for men 卡文克萊 自由男性淡香水1ml沾式 2ml / 5ml噴式分享試管$38 - $99已售出 106臺北市北投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Free Energy / Men / Sport 分享噴瓶$40 - $100已售出 10新北市林口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現貨實拍 CK凱文克萊free blue自由藍色飛翔男士香水100ml$980彰化縣和美鎮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試香🔆Calvin Klein ck Free Sport 男性淡香水 1ml 2ml 5ml 玻璃瓶 分裝$35 - $140已售出 5高雄市三民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100ML/30ML◐香水綁馬尾◐$745已售出 7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k free 男性淡香水10ml小香水$299已售出 2臺中市西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香舍】Calvin Klein ck free for men 男性淡香水 Tester 100ML$749新北市三重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2.4折CK Free for men 男性淡香水 木質調 100ml$2,750$649臺中市南屯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米】Calvin Klein Ck free for men 男性淡香水 100ml$690已售出 3臺北市中正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卡文克萊CK Free Blue 男性淡香水50ml $1,200已售出 6嘉義市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K FREE 自由男性淡香水100ml Tester$699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NANA實拍二店~ <text:s/>Calvin Klein cK Free 男淡香 100ml TESTER$619已售出 9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100ML <text:s/>另有 體香膏75g滿額折$15$399 - $765已售出 1高雄市三民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NANA實拍二店~ <text:s/>Calvin Klein cK Free 男淡香水 30ML / 100ML$749已售出 5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GUESS]瑰麗風華女性淡香水50ML、100ML、100ML環保瓶TESTER、香氛噴霧250ML~原廠公司貨$490 - $980已售出 22新竹縣竹東鎮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現貨！法意公司貨 GUESS WOMEN 同名女性淡香精 75ml 〔活顏香水〕$880已售出 12南投縣草屯鎮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忙內】 GUESS BELLA VITA ROSA 瑰麗風華女性淡香水 50ml/100ml$980 - $1,220已售出 4新北市中和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guess 瑰麗風華女性淡香水$700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6.6折GUESS BELLA VITA 瑰麗風華 女性淡香精 100ml〔10點半香水美妝〕$2,800$1,850已售出 1臺中市西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七三七香水精品】GUESS SEDUCTIVE 魅惑 女性淡香水 75ml$1,350已售出 6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6.6折GUESS Dare 敢秀女郎 女性淡香水 100ml〔10點半香水美妝〕$2,500$1,650已售出 3臺中市西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GUESS DARE Double香水 50ml（降價）$500嘉義縣水上鄉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蝦皮優選【公司貨】GUESS-瑰麗風華女性淡香水 | 8DAILY香水美材批發$1,080 - $1,380已售出 8苗栗縣頭份市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5.4折GUESS 瑰麗風華女性淡香水 100ML 現貨 廠商直送滿額折$200$2,800$1,499已售出 3桃園市楊梅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HUAHUA香水美妝 Burberry 粉紅風格 Brit Sheer 50 100ML【全新正品】$890 - $1,050已售出 378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4.2折BURBERRY London 倫敦 男性淡香水 30ml / 100ml (新包裝)［ 10點半香水美妝 ］$3,120$1,300已售出 175臺中市西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BRIT for Men 風格 男性 淡香水 30 50 100ML【全新正品】$790 - $990已售出 85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全新未拆封正品 Burberry GARDEN ROSES 英倫玫瑰(花園玫瑰) 100ml EDP 淡香精 高訂香水$5,900高雄市前鎮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粉紅風格女性淡香水100ml$1,780已售出 1新北市新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粉紅風格女性淡香水30ml$1,080已售出 81新北市新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親香愛～Burberry 清甜裸紗女性淡香水 85//60/35ml, Body Tender$1,238已售出 80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TOUCH 接觸 男性 淡香水 30 50 100ML【全新正品】$930 - $1,070已售出 148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AYP香氛賣場☆』Burberry Brit 風格女性淡香水50/100ML/TESTER$780已售出 3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小香組合$1,020桃園市平鎮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愛妮❤️Burberry Brit 風格 女性淡香水50ml /100ml/【TESTER包裝】✿$740 - $975已售出 85高雄市路竹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小平頭香水店》Burberry Brit Sheer 粉紅風格 女性淡香水 100ML TESTER$870已售出 34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2.8折BURBERRY 博柏利 TOUCH 接觸 男性淡香水 100ml TESTER 香水 香氛 男香 男性 淡香水滿額折$20$840 - $1,110已售出 8臺北市信義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正品保證】 BURBERRY Weekend 週末 男性淡香水 100ML 另有 TESTER <text:s/>【柒陸商店】$840 - $1,169已售出 16新北市板橋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親香愛～Burberry 裸紗女性淡香水 4.5ml, Body EDT$199已售出 4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 BURBERRY Mr. Burberry 男性淡香水 100ml/50ml/TESTER/30ML$880已售出 1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Rhythm 風格搖滾女性淡香水 90ml TESTER◆NANA◆$899已售出 27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4.2折BURBERRY BODY 裸紗 女性淡香水 小香 4.5ml 迷你小香［ 10點半香水美妝 ］$600$250已售出 10臺中市西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Touch 接觸 女性 淡香精 100ml【全新正品】$990 - $1,190已售出 25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免券現折】Burberry Brit Sheer Women 巴寶莉 粉紅風格 女香 淡香水 50ml 七夕情人節禮物多件優惠$820已售出 6臺北市大安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Burberry BODY 裸紗女性淡 香精/香水 針管 2ml$40已售出 10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巴寶莉粉紅風格女性淡香水Eau de Toilette$500臺中市西屯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VIP美妝】BURBERRY LONDON 倫敦 男性淡香水 100ML TESTER$899已售出 1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超激敗】Burberry Mr. Burberry 男性淡香水 100ML$1,69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小香水 💕💕 Burberry Brit Rhythm 風格/搖滾風格/金屬搖滾風格 男性淡香水 5ML$130 - $139已售出 11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6.5折Burberry 博柏利 Element 森杉曠野 男性淡香水 50ml 100ml 香水 男香 淡香水 香氛滿額折$20$2,580$1,677臺北市信義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 女性淡香水 30ml/50ml/100ml$570 - $1,189已售出 8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分香閣BURBERRY BODY裸紗女性淡香水 分享瓶分裝瓶小ml小香試管針管香水淡香水古龍水香精淡香精$35 - $100已售出 5花蓮縣花蓮市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text:s/>Mr Burberry Indigo 湛藍時光男性淡香水 <text:s/>試香$45 - $120已售出 33桃園市龜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七三七香水精品】BURBERRY BRIT RHYTHM 搖滾風格 女性淡香水 90ml$1,550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HER 晨曦之翼女性淡香水 1.5ml 針管香水 原廠公司貨 中文標籤 噴式 試管香水 體驗香水 試用$89已售出 1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妮💋Burberry Mr. BURBERRY Indigo 湛藍時光 男性淡香水 30ml/50ml/100ml$750 - $1,160已售出 1高雄市路竹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博柏利 Brit Sheer 粉紅風格 女性 淡香水 EDT 🚚超取免運滿額折$70$950 - $1,680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Mr Burberry 我的巴寶莉先生同名 男士淡香水 香水試香$49 - $159桃園市蘆竹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多款小香水任選2支 **新增C區** Gucci Chloe Marc Jacobs Prada Burberry$388 - $470已售出 70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NANA實拍二店~ BURBERRY Brit Rhythm 風格 搖滾 女性淡香水 <text:s/>5ml 小香水$145已售出 4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OMOM✽ Bur'berry Londo 倫敦 男性淡香水 博柏利 倫敦 女性香水 博柏利 香水 100ml滿額折$802 件 9.5折$1,280已售出 104桃園市龜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BURBERRY Brit Sheer粉紅風格女性淡香水30ml/50ml/100ml/tester$649 - $750已售出 6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RHYTHM 金屬搖滾風格男性淡香水 <text:s/>50ml/90ml滿額折$30$1,300已售出 3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現貨+預購🐘美國正品🇺🇸BURBERRY 博伯利 BODY 清甜裸紗女性淡香水 香水 淡香水 85ml 35ml$890已售出 26臺南市安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湛藍時光男性淡香水✨玻璃試香瓶1/2/5ml✨現貨正品$40 - $165已售出 35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NO.35 BURBERRY BRIT風格(香精)(原廠平行輸入。只賣香水液體。圖示原裝瓶身僅供參考)$99 - $600已售出 3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RIT <text:s/>for Men 風格 <text:s/>男性淡香水 100ML <text:s text:c="2"/>TERTES$880已售出 1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二手 Mr Burberry 男性淡香水 - 100ml$950新北市土城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倫敦(女)EDP 100ml 現貨 廠商直送滿額折$500$4,000已售出 2桃園市楊梅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Burberry London 倫敦男性香水 50ml/100ml$750 - $1,030已售出 1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專賣店】Burberry London 倫敦男性淡香水(50ml.100ml)$999 - $1,380已售出 1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LONDON WOMEN EDP 倫敦女士淡香水 <text:s/>50ml$1,490已售出 34臺南市安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發票價 <text:s/>BURBERRY LONDON 倫敦 男性淡香水 30ml 50ml 100ML <text:s/>☆櫥窗小姐☆$1,199已售出 15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風格女性淡香水 100ml 《BEAULY倍莉》 情人節禮物 香水 禮物 精美包裝 禮物包裝滿額折$180$1,490已售出 1臺中市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歐巴&amp;歐尼~Burberry London 倫敦男性淡香水 50ml 100ml$1,099已售出 3新北市三重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經典女性淡香精 5ML/10ML 噴式分享試管 花果清新調$100 - $220已售出 4新北市永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博伯利 BODY 裸紗 女性淡香精 淡香精 淡香水 香氛 香水 小香 <text:s/>4.5ML <text:s/>蝦老闆$209已售出 24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專櫃正貨包裝)粉紅風格女性淡香水 BURBERRY Brit Sheer <text:s/>50ml 100ml(另有tester )$880 - $1,290已售出 7高雄市鳳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 Burberry Brit 風格 女性淡香水 100ML TESTER$799已售出 1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風格女性淡香水 100ML【TESTER包裝】滿額折$15$777已售出 1高雄市三民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BRIT for Men 風格男 小香 5ML『全新正品』$200已售出 5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風格 男性淡香水 100ML滿額折$20$970已售出 2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5.9折Burberry Mr.Burberry 男性淡香水 50ml 100ml 木質調香味 英倫紳士風 SP嚴選家滿額折$150$1,999 - $2,299已售出 2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自售/9.9成新) MY BURBERRY EAU DE PARFUM 女性淡香精30ml$859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Body 裸紗女性淡香水✨玻璃試香瓶1/2/5ml✨保證正品$35 - $150已售出 42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岡山戀香水~BURBERRY BRIT 風格男性淡香水100ml~優惠價:1100元$1,100已售出 3高雄市岡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 <text:s/>Burberry Body 裸紗 女性淡香精/淡香水 4.5ml$165已售出 4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RHYTHM MEN搖滾風格 男性淡香水5ml分享瓶$100已售出 2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試香》Burberry London 倫敦男性淡香水 試香紙$35 - $90已售出 92新北市汐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MY BUEBERRY香水$1,000高雄市前鎮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LONDON 倫敦 男性淡香水 100ML TESTER【小7美妝】$849已售出 3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VIP】BURBERRY BODY 清甜裸紗/裸沙 女性淡香水4.5ml$189已售出 11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清甜裸紗 女性淡香水 35ml$699臺中市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女性淡香水(二手)$800新北市土城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父親節首選】Burberry Brit Rhythm Intense 巴寶莉 金屬 搖滾 風格 男香 淡香水 50ml多件優惠$1,280已售出 3臺北市大安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RHYTHM for Her 風格搖滾 女性淡香水 30ml滿額折$15$699已售出 1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發票價 BURBERRY BRIT for Men 風格男性淡香水 50ml 100ml ☆櫥窗小姐☆$899 - $1,129已售出 26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plash 海洋風格男性淡香水 <text:s/>試香$30 - $80已售出 29桃園市龜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香水美妝 BURBERRY LONDON 倫敦女性淡香精 試管 5ml【全新正品】$99已售出 3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ODY 裸紗女性淡香水2ml/針管香水$65已售出 5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波妮香水♥ BURBERRY Mr. Burberry 男性淡香水 100ml Tester$1,140已售出 1新北市新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Tender 布伯利清甜裸紗女性香水 60ML 35ML滿額折$15$777 - $999高雄市三民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BURBERRY BRIT 風格 男性淡香水 100ml TESTER$799已售出 5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現貨🔥Burberry倫敦女性淡香精100ML TESTER LONDON倫敦女香水Burberry女香2 件 9.5折$799新竹市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艾莉❤美妝小鋪】Burberry London 倫敦男性淡香水 100ml TESTER&lt;310-684$900已售出 10臺北市中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現貨！正貨！多款精品女性淡香水／淡香精小香 DIOR,BURBERRY,ANNA SUI,COACH,TIFFANY~$179 - $395已售出 231宜蘭縣羅東鎮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 BURBERRY 博柏利 Weekend 週末男性淡香水 50ml / 100ml$999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3">
          <table:table-cell office:value-type="string">
            <text:p>❀Long༒Shine❀ ✨【BURBERRY】Mr.BURBERRY 湛藍時光男性淡香水 ✨50ML/100ML$1,059 - $1,399已售出 1新北市樹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rit Rhythm 風格搖滾女性淡香水5ml/小香水$200已售出 14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七三七香水精品】Burberry Brit Sheer 粉紅風格女性香水$788 - $988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MOLI 莫麗◇Burberry Brit Sheer 新粉紅風格女性淡香水 30 <text:s/>/50 / 100 /200ml$690 - $999臺北市中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My Burberry女性淡香精 金色亮片限量版 90ml$1,500新北市板橋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Mr. Burberry 男性淡香水 150ml/30ml/50ML$699 - $880已售出 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 女性淡香水 100ml 《TESTER》全新╭✽香草美人✽╮$989已售出 2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風格男性淡香水✨玻璃試香瓶1/2/5ml✨現貨正品$35 - $150已售出 10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Mr. BURBERRY Indigo 湛藍時光男性淡香水 30ml 50ml 100ml◆NANA◆$820 - $1,34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男香控㊣ Burberry 經典男性淡香水 同名男士(老倫敦) 試香$45 - $130已售出 21桃園市大園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Splash海洋風格男性淡香水 50ml滿額折$20$850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草美人✽╮Burberry Brit Sheer 粉紅風格 女性淡香水 30ml / 50ml / 100ml$899 - $1,199已售出 1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Burberry Brit 英倫風格女性淡香水 50ml/100ml$799 - $1,050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Rhythm 風格搖滾 女性淡香水 90ml / TESTER『WNP』$899 - $930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香水美妝 BURBERRY Weekend 週末 男性淡香水 試管 5ml【全新正品】$99已售出 1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Tender 清甜裸紗 女性淡香水 60ML 85ML『WNP』$798 - $1,28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 女性淡香水$800臺中市西屯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4折Burberry 博柏利 Brit Rhythm 搖滾風格 女性淡香水 5ml 香水 女性 淡香水 小香水 迷你瓶$390$156已售出 7臺北市信義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3.7折Burberry 海洋風格 男性體香噴霧 150ml〔 10點半香水美妝 〕$1,500$550已售出 6臺中市西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RIT MEN EDT 風格男香水 5ML/10ML 分裝香水 經典款 情人節/父親節$90 - $200已售出 3新北市永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VIP美妝】BURBERRY Mr. BURBERRY Indigo 湛藍時光男性淡香水100ml/50ml/30ml$85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搖滾風格 女性淡香水 90ml TESTER◐香水綁馬尾◐$899已售出 5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人人美*Burberry body裸紗女性淡香水針管2ml$49已售出 4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ODY 裸紗女性淡香精 5ml分享瓶空瓶分装$120已售出 1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 Burberry 森杉曠野 Mr Burberry Element男性淡香水100ml EDT Men$1,499新北市三重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現貨🐘 各品牌香水試管香水 DIOR 試管香水$69已售出 794臺南市安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艾莉❤美妝小舖】Burberry Brit Rhythm 風格搖滾女性淡香水5ml 888-4558$149已售出 3臺北市中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裸紗 女性淡香精 2ml 可噴式 試管香水 全新$85已售出 70臺中市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ODY 裸紗女性淡香水 5ML分享瓶$150已售出 1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TOUCH 接觸女性淡香精 50ML【岡山真愛香水化妝品批發館】$899高雄市岡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lt;麻吉小舖&gt;BURBERRY BRIT SHEER 粉紅風格 女性淡香水 100ml TESTER有蓋$829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零碼香水 💕💕 Burberry Body 布伯利裸紗女性香水 85ml瓶/剩10ml$299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女性淡香水 (花果清新調) 30ml / 50ml /100ml$790 - $1,299臺中市北屯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粉紅風格女性淡香水✨玻璃試香瓶1/2/5ml✨現貨正品$35 - $140已售出 66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6.1折BURBERRY BRIT RHYTHM 風格搖滾男性淡香水5ml/小香水 出清$220$135已售出 11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香水美妝 BURBERRY BODY 裸紗 女性淡香精 香水分裝 5ml【全新正品】$140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妮💋Coach New York 時尚經典 女性淡香水 身體乳/30ml /50ml <text:s/>/ 90ml/【TESTER】$580 - $999已售出 335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愛妮❤️COACH 時尚經典 男性淡香水 100ml【TESTER包裝】$999已售出 745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男性 女淡香水/女性淡香精/芙洛麗/嫣紅芙洛麗/時尚藍調 <text:s/>4.5ml <text:s/>迷你小香水『WNP』$199 - $220已售出 614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時尚經典/時尚藍調/嫣紅芙洛麗/芙洛麗 男性淡香水女性淡香精4.5ml/小香水 任選一款多件優惠$220已售出 35新北市林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香水入門款 時尚經典/芙洛麗系列香水任選特價優惠(男香女香任選優惠)9.5折$1,550 - $1,650已售出 374新北市樹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愛妮❤️Coach Floral 芙洛麗 女性淡香精 30ml / 50ml/ 90ml /禮盒/身體乳 /TESTER$775 - $1,550已售出 297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超激敗】Coach New York 時尚經典 女性淡香水 30ML 50ML 90ML$789 - $1,629已售出 194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3.2折COACH 蔻馳 時尚經典 Floral 芙洛麗 嫣紅 女性淡香精 淡香水 30ml 90ml TESTER 香水 女香滿額折$20$753 - $1,620已售出 11臺北市信義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超激敗】Coach 時尚經典 男性淡香水 40ML 60ML 100ML 200ML New York FOR MEN$789 - $1,989已售出 324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8折COACH NEW YORK 時尚經典 女性淡香水 30ml / 90ml ［ 10點半香水美妝 ］$1,550$899已售出 89臺中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1折COACH Floral 芙洛麗女性淡香精(30ml / 90ml) EDP-香水公司貨【美麗購】滿額折$30$1,150 - $1,798已售出 23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愛妮❤️Coach New York 時尚經典 女性淡香水 身體乳/ <text:s/>30ml /50ml <text:s/>/ 90ml / 禮盒$580 - $999已售出 103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 時尚經典 女性淡香水 /淡香精 <text:s/>90ml/50ML/30ML✰YENGEE✰$749 - $1,349已售出 19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現貨！正品公司貨！COACH 淡香水/淡香精 4.5ml 逐夢暮光/逐夢/時尚經典/時尚藍調/芙洛麗$250已售出 31臺中市北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男性 淡香水 30ml$600已售出 2新北市新莊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超激敗】Coach 芙洛麗 女性淡香精 30ML 50ML 90ML New York FLORAL$809 - $1,699已售出 72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4折COACH Dreams Sunset 逐夢暮光 女性淡香精 40ml / 90ml〔 10點半香水美妝 〕$3,600$1,950已售出 6臺中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香水💕💕 COACH Dreams 逐夢女性淡香精 40ml/60ml/90ml$1,490已售出 44高雄市新興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淡香水$720臺中市西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4.1折COACH New York 時尚經典女性淡香精(30ml 50ml 90ml) EDP-香水航空版【美麗購】滿額折$30$3,600$1,485已售出 11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沒有名字的香水店? COACH 時尚經典 男性淡香水 60ML/40ML$920 - $1,150已售出 1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限量香水》美國🇺🇸直寄～Coach香水 小包裝香水 禮物 正品 母親節禮物$499 - $1,800花蓮縣花蓮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時尚經典 男性淡香水 100ml 男性香水 男香【DT STORE】【2524073】滿額折$50加價購$1,699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MOMO小屋☆ Coach 時尚經典 女性淡香水 30ml / 50ml / 90ml$850 - $1,499已售出 13臺北市萬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8.8折COACH 時尚藍調男性淡香水 40ml/60ml/100ml 新款 SP嚴選家滿額折$150$1,399 - $2,599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HUA香水美妝 Coach New York 時尚經典女性淡香水 淡香精 4.5ML【全新正品】$249已售出 8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 時尚經典 女性淡香水 90ml TESTER【小7美妝】$999已售出 15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香親香愛～Coach 時尚經典男性淡香水 7.5ml旅行組/ 4.5ml$198 - $368已售出 245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歐巴&amp;歐尼~Coach Dreams 逐夢 逐夢暮光 女性淡香精針管 1.2ml$50已售出 140新北市三重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男性 淡香水試用品 TESTER 《法意公司貨》現貨 100ML$945已售出 1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快速出貨 免運 coach 時尚經典女性淡香水$699高雄市鳥松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淡香水 30ml/50ml/90ml《BEAULY倍莉》 女生香水 情人節禮物 香水 熱銷 女生滿額折$180$1,090 - $1,99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Floral 芙洛麗女性淡香精 30ml 女香 女性香水【DT STORE】【2524051】滿額折$50加價購$1,280已售出 1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築夢90ml$1,000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floral芙洛麗香水。已拆未使用$720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7.1折【COACH】時尚經典女性淡香水｜iGLAMOUR 愛 迷人滿額折$68$1,200 - $2,400已售出 2高雄市鼓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Floral 芙洛麗 女性淡香精 30ml 50ml 90ml TESTER《小平頭香水店》$729 - $1,570已售出 18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 芙洛麗女性淡香精 4.5ml 迷你瓶 原廠公司貨 中文標籤 盒裝 現貨 隨身小香水 試用 體驗 沾式$285已售出 38新北市新莊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艾莉❤美妝小舖】Coach Blue 時尚藍調男性淡香水 40 / 60 / 100 ml$790 - $1,590臺北市中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芙洛麗 嫣紅芙洛麗 女性淡香水 淡香精 時尚藍調 男性 4.5ml◆NANA◆$185 - $219已售出 67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公司貨】COACH BLUE 時尚藍調男性淡香水 | 8DAILY香水美材批發$950 - $1,550已售出 2苗栗縣頭份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時尚經典女性淡香水30ML$1,280已售出 11新北市新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波妮香水♥ Coach 逐夢暮光 女性淡香精 40ml / 90ml$790 - $1,590已售出 1新北市新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男性淡香水100ml Tester 全新法意 鋒恩公司貨$1,380已售出 1高雄市鹽埕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lt;幸運香水&gt; COACH coach 四入小香禮盒 女性淡香水禮盒 4.5ml*4 蔻馳香水 香水禮盒 現貨 送禮$1,350彰化縣員林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HUA香水美妝 Coach 逐夢暮光女性淡香精 90ML Tester『全新正品』$1,290已售出 1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香水美妝 Coach New York FLORAL芙洛麗女性淡香精 香水分裝 5ML【全新正品】$120已售出 2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MOMO小屋☆ Coach Blue 時尚藍調 男性淡香水 100ml TESTER-環保盒$1,050已售出 6臺北市萬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蔻馳 時尚經典男性淡香水 40ml/60ml/100ml 《BEAULY倍莉》 情人節禮物 經典香水 舞池香9折$1,89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蔻馳 時尚經典男性淡香水 40ml/60ml/100ml 《BEAULY倍莉》 情人節禮物 經典香水 舞池香9折$1,89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香水 Coach 時尚經典男性淡香水100ml滿額折$60$1,380已售出 11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芙洛麗女性淡香水$799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分裝香 Coach時尚經典女性淡香水 the Fragrance Eau de Toilette$40 - $135已售出 5彰化縣鹿港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女性 淡香水 試用品 TESTER 《法意公司貨》現貨 90ML$990已售出 2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岡山戀香水~COACH DREAMS 逐夢女性淡香精40ml~優惠價:1050元$1,050已售出 10高雄市岡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 男性淡香水40ml、60ml、100ml(任選)【UR8D】滿額折$30$899 - $1,699新北市蘆洲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系列香水♦️ 逐夢 花綻放 小蒼蘭 時尚經典 時尚藍調 紐約白金 愛分享分裝專區 1ML 3ML 熱銷👉$20 - $75已售出 16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現貨🔥Coach 時尚經典女性淡香水 30ml / 90ml 隨貨附發票 夢鹿$899 - $1,680已售出 11臺北市大安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代理商公司貨】Coach New York Blue 時尚藍調 男性淡香水 40ML/60ML/100ML 男性香水$999臺南市永康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MOLI 莫麗◇Coach 時尚經典男性淡香水 4.5ml 990-97$249已售出 3臺北市中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男性淡香水4.5ml$250新北市五股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免稅統一/正品香水/COACH BLUE 時尚藍調淡香水$1,250 - $2,000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誘香水~COACH 芙洛麗女性淡香精 (1ML分裝試香)$40已售出 1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6.5折COACH Platinum紐約白金男性淡香精 木質調東方調清新調鼠尾草天竺葵廣藿香男用香水男香8.5折$3,300$2,145花蓮縣花蓮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誘香水~COACH 時尚藍調男性淡香水(1ML分裝試香)$40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淡香水 30ml$1,000臺中市北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8.7折COACH 時尚藍調 男性淡香水 4.5ml 小香水◐香水綁馬尾◐$195$169已售出 2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 時尚經典 女性淡香水 30ml$700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女性淡香精迷你瓶$200臺北市大安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 馬蹄鐵 Ω }Coach New York 時尚經典男性淡香水 (無蓋-TESTER)$1,290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霏霏美妝】Coach 時尚藍調 男性淡香水100ml$1,400臺北市北投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男性淡香水4.5ml$160已售出 1臺中市豐原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日韓美妝】COACH 時尚經典 男性淡香水 4.5ml$185已售出 20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專櫃 針管香水 (Coach, Guerlain 嬌蘭, Lancome, Viktor Rolf)$45 - $95新北市土城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Dreams sunset 逐夢暮光淡香精 40/90ml任選【香水會社】$890 - $1,890臺北市士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4.2折COACH 時尚經典 男性淡香水 迷你小香 4.5ml〔10點半香水美妝〕$600$250已售出 16臺中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9折COACH Blue 時尚藍調男性淡香水-4.5ml 2ml(任選)-公司貨$99 - $219已售出 9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寇馳 Coach Dreams 逐夢 女性 淡香精 香水 EDP 90ml 🚚超取免運滿額折$70$1,790 - $2,350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3.6折COACH 逐夢暮光淡香精 Dreams Sunset(1.2ml 4.5ml) EDP-香水公司貨【美麗購】$58 - $288已售出 13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分裝試香10送1】COACH 築夢暮光女性淡香精$150 - $290已售出 1桃園市龜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text:s/>Floral 芙洛麗 女性淡香精 <text:s/>90ML TESTER$1,050高雄市楠梓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Dreams 逐夢女性淡香精試香紙【香水會社】$59 - $60已售出 11臺北市士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現貨！正貨！多款精品女性淡香水／淡香精小香 DIOR,BURBERRY,ANNA SUI,COACH,TIFFANY~$179 - $395已售出 231宜蘭縣羅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VIP美妝】Coach New York 時尚經典 女性淡香水 90ml TESTER$1,029已售出 7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New York 時尚經典女性淡香水90ml/TESTER$1,180已售出 6新北市林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 男性淡香水 40ml 60ml 100ml TESTER~NANA實拍二店$740 - $1,349已售出 2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 逐夢女性淡香精 4.5ml 迷你瓶 盒裝 原廠公司貨 中文標籤 現貨 隨身 小香水 試用 體驗 沾式$285已售出 20新北市新莊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男性淡香水 100ml TESTER$1,080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保證正貨全新👏Coach男性經典淡香水小香$99已售出 5臺中市西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型男班森】COACH 時尚經典 男性淡香水 40ML 60ML 100ML 100ML(Tester)$900 - $1,600已售出 1新北市三重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時尚美妝】COACH NEW YORK FLORAL 芙洛麗 30ml 批發$785新竹縣竹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藍調 男性淡香水 40ml 60ml 100ml 現貨滿額折$60$1,490已售出 1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藍調淡香水60ml特價850元$850桃園市蘆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法意公司貨 COACH 時尚藍調 男性 淡香水 100ml$1,850新北市五股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香水 90ML 50ML 30ML tester滿額折$30$699 - $1,399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現貨正品試香 COACH 時尚經典女性淡香水 女生香水 香水分裝1ml/3ml/5ml 試香$40 - $105臺中市北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蔻馳 Blue 時尚藍調男性淡香水 100ml 全新 原包裝 ~促銷價：1302元~$1,302已售出 1高雄市新興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試香瓶 COACH floral 芙洛麗 女性淡香精 1ml 2ml 玻璃分裝瓶 試香 香水$30 - $55已售出 1彰化縣彰化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Dreams 逐夢女性淡香精 40ml / 60ml / 90ml 香水 香精 女香$1,300 - $2,765嘉義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3">
          <table:table-cell office:value-type="string">
            <text:p>❀Long༒Shine❀ ✨【COACH】時尚經典女性淡香水✨30ML/50ML/90ML$899 - $1,439新北市樹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公司貨】COACH 芙洛麗女性淡香精 50ml | 達菲斯香水 美材$1,25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蔻馳 BLUE時尚藍調 男性淡香水 EDT 🚚超取免運滿額折$70$1,550 - $1,999已售出 1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女性淡香水迷你瓶 / COACH時尚經典男性淡香水迷你瓶$180 - $190桃園市平鎮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3.7折Coach Blue 時尚藍調男性淡香水 4.5ml 沾式 小香水$399$149花蓮縣富里鄉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髮炫嚴選」COACH 逐夢暮光 小香 4.5ml 批發$215已售出 29新竹縣竹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用50ml 香水+粉紅泡泡試管香水～$850高雄市鳳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時尚美妝】COACH NEW YORK FLORAL 芙洛麗 90ml 批發$1,555新竹縣竹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男性淡香水$69已售出 11臺中市大雅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淡香水90ml專櫃公司貨保存期限2024年8月贈紙袋附發票 COACH$1,499 - $1,999已售出 4高雄市前鎮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JL國際香水》COACH 時尚經典男性淡香水EDT$1,600 - $2,950高雄市楠梓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克里夫香水】Coach時尚經典女性淡香水90ml (Tester)$1,250 - $1,310高雄市小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男香控㊣(2020新香) Coach Blue 時尚藍調男性淡香水 試香$55 - $200已售出 8桃園市大園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艾莉❤美妝小舖】Coach 時尚經典女性淡香水 90ml~TESTER 346-214$1,299已售出 2臺北市中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岡山戀香水~COACH Dreams Sunset 逐夢暮光女性淡香精身體乳150ml~優惠價:840元$840已售出 6高雄市岡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男性淡香水4.5ml 全新法意 鋒恩公司貨$220 - $389已售出 7高雄市鹽埕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嫣紅芙洛麗$30 - $70新北市土城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7.1折【COACH】芙洛麗淡香精｜iGLAMOUR 愛 迷人滿額折$68$1,350 - $2,550高雄市鼓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藍調淡香水 60ML【岡山真愛香水化妝品批發館】$1,290高雄市岡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逐夢女性淡香精 90ml TESTER/ 正裝【迴香香水館】$1,570已售出 4高雄市永安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HUA香水美妝 Abercrombie&amp;Fitch A&amp;F FIERCE 肌肉男 男性淡香水【全新正品】$1,890 - $3,590已售出 20臺北市中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5.1折Abercrombie ＆ Fitch A&amp;F 真我 男性淡香水 100ml〔 10點半香水美妝 〕$2,880$1,480已售出 28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6.2折Abercrombie &amp; Fitch A&amp;F 同名經典女性淡香精 50ml / 100ml <text:s/>［ 10點半香水美妝 ］$1,860$1,150已售出 12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F AUTHENTIC 真我 EDT 男性淡香水（100ML）✿荳荳姬✿$1,180已售出 12新北市八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5.5折Abercrombie ＆ Fitch A&amp;F 真我 女性淡香精 100ml〔 10點半香水美妝 〕$880 - $1,480已售出 48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香遇】Abercrombie &amp; Fitch A&amp;F 真我男性淡香水$749 - $1,1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中文標籤正品Abercrombie &amp; Fitch A&amp;F First Instinct同名經典男性淡香水100ml$1,250已售出 1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9.1折Abercrombie &amp; Fitch Fierce 香水 A&amp;F AF男香 肌肉男 古龍水-WBK SHOP9.2折$2,500 - $5,000已售出 77臺北市信義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5折Abercrombie ＆ Fitch A&amp;F 同名經典 男性淡香水 100ml［ 10點半香水美妝 ］$2,600$1,299已售出 47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晨曦㊣香氛館💎【Abercrombie &amp; Fitch】真我男性淡香水✨玻璃試香瓶1/2/5ml✨現貨正品$40 - $160已售出 32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 Abercrombie&amp;Fitch first instinct blue 湛藍女性淡香精 試管香水 2ml$50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Authentic 真我男性淡香水 針管 【VIP美妝】$49已售出 1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amp;F)真我男性淡香水30ML$780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AWAY 境男性淡香水 針管 2ml【UR8D】$49已售出 11新北市蘆洲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香水】ABERCROMBIE &amp; FITCH A&amp;F 同名經典女性淡香精100ml 全新公司貨$2,100桃園市八德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 莫麗◇Abercrombie &amp; Fitch A&amp;F Away 境男性淡香水100ml TESTER※397$1,19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專櫃正品]Abercrombie &amp; Fitch 真我男性淡香水100ml/50ml/30ml$890 - $1,550高雄市鳳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誘香水~Abercrombie&amp;Fitch同名經典男性淡香水(1ML分裝試香)$40已售出 3嘉義市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效期2022.10.31】Abercrombie &amp; Fitch 同名經典男性淡香水 100ml$7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 保證㊣貨 Abercrombie&amp;Fitch A&amp;F 真我男性淡香水 100ml$1,450嘉義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真我男性淡香水針管2ml-SUPERSHOP$49新北市蘆洲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湛藍男性淡香水100ml(慶開幕全館免運費)$1,350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境男性淡香水100ml$1,650高雄市茄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amp;Fitch AUTHENTIC 真我 男性淡香水 30/50/100ML AF$1,299 - $1,888已售出 1高雄市苓雅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First Instinct 同名經典男性淡香水$1,170 - $1,380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原廠公司貨】Abercrombie &amp; Fitch A&amp;F 境男性淡香水 S153$49已售出 5桃園市中壢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amp;F 同名經典男性淡香水100ML TESTER$899高雄市左營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text:s/>AWAY 境 男性淡香水 30ml/50ml/100ml 《BEAULY倍莉》滿額折$180$1,490 - $1,990臺中市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經典男款香水《FIERCE》100mL F05120101-0100$2,999已售出 7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歐巴&amp;歐尼~Abercrombie &amp; Fitch A&amp;F 湛藍男性淡香水 光芒女性淡香精 100ml tester$999已售出 1新北市三重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phro阿芙蘿🌹A&amp;F真我夜色男性淡香水30/50/100ml滿額折$30$780 - $1,350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 莫麗◇Abercrombie &amp; Fitch A&amp;F 真我男淡香水100ml TESTER 397-201$1,090已售出 8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最新包裝,店內香水50ml 全新正品$2,000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 現貨 50ml 100ml 】A&amp;F Confidence 男性香水/ BLUE 男性香水$2,280已售出 4臺南市麻豆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2.3折Abercrombie&amp;Fitch A&amp;F AWAY境男性淡香水(2ml)【美麗購】$250$58已售出 4苗栗縣後龍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Winnie美國代購A&amp;F 白色佛手柑的香調75ml 👉下單前請通知$2,680已售出 6新北市淡水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Authentic 真我 女性 淡香精 香水 淡香水 30ML 情人節$950臺北市中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個人收藏👍🏻Abercrombie &amp; Fitch A&amp;F Authentic 真我男性淡香水 100ml tester$1,190新北市新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Cocoshouse•A&amp;F男性淡香水2ml針管2款$59已售出 2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霏霏美妝】Abercrombie &amp; Fitch 肌肉男 男性古龍水100ml$2,600臺北市北投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Fierce Cologne 肌肉男 男性香水 50ml 100ml 200ml《小平頭香水店》$2,149 - $3,999已售出 8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真我 男性淡香水 30ML / 50ML/ 100ML☆MUSE愛美神☆$749 - $1,24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lt;麻吉小舖&gt; Abercrombie &amp; Fitch A&amp;F 真我男性淡香水$790 - $1,240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試香瓶 Abercrombie &amp; Fitch A&amp;F 真我男性淡香水 1ml 2ml 玻璃分裝瓶 試香$35 - $65已售出 3彰化縣彰化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 現貨 50ml 100ml 】A&amp;F Confidence 男性香水/ BLUE 男性香水$2,280已售出 4臺南市麻豆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2.3折Abercrombie&amp;Fitch A&amp;F AWAY境男性淡香水(2ml)【美麗購】$250$58已售出 4苗栗縣後龍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Abercrombie&amp;Fitch]A&amp;F遇見男性淡香水50ML限量版~原廠公司貨 出清價2024.09$990新竹縣竹東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境 男性淡香水 30ml/50ml/100ml【娜娜OUTLET】 AWAY$1,420 - $1,890已售出 3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真我男性淡香水100ml Vivo薇朵$2,080已售出 4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香水 💕💕 Abercrombie &amp; Fitch First Instinct 同名經典女性淡香精 100ml$1,288已售出 1高雄市新興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6.7折Abercrombie &amp; Fitch A&amp;F 真我夜色 女性淡香精 100ml〔 10點半香水美妝 〕$2,600$1,750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經典男款香水《FIERCE》30mL F05120101-0130$1,799已售出 10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Fierce 肌肉男 男性古龍水 50ML 100ML 200ML$2,100 - $3,990已售出 2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Cherry Shop☆ Abercrombie &amp; Fitch A&amp;F AWAY 境男性淡香水針管 2ml【噴式】$45已售出 3臺北市松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aple麋鹿小舖 Abercrombie&amp;Fitch ＊ AF 男性古龍水FIERCE COLOGNE＊現貨50ml滿額折$168$2,499已售出 2高雄市新興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真我女性淡香精50、100ml (慶開幕全館免運費)$1,180 - $1,780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LM立敏【Abercrombie &amp; Fitch】First Instinct 同名經典男性淡香水 禮盒$1,299新北市土城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艾莉❤美妝小鋪】Abercrombie&amp;Fitch A&amp;F Authentic 真我男淡香水50ml禮盒 397-294$1,38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晨曦㊣香氛館💎【Abercrombie &amp; Fitch】真我男性體香膏 75g✨🈶中文標籤✨此款香水試香瓶熱銷中多件優惠$425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分香閣Abercrombie&amp;Fitch Authentic真我男性淡香水 分享瓶分裝瓶小ml小香試管針管$45 - $145已售出 6花蓮縣花蓮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YENGEE✰A&amp;F Abercrombie&amp;Fitch 湛藍女性淡香精 30 50 100mL TESTER$849 - $1,29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aple麋鹿小舖 abercrombie&amp;fitch ＊ a&amp;f 女童stay true perfume香水＊(現貨)$899高雄市新興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法蘭美妝 Abercrombie &amp; Fitch A&amp;F FIERCE 肌肉男 男性古龍水 50ml 100ml$2,890已售出 6屏東縣屏東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分享香 A&amp;F Fierce 肌肉男 男性古龍水 Abercrombie &amp; Fitch。5ml.10ml分裝瓶$200 - $400雲林縣西螺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Batch No. 46$100 - $425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f Abercrombie &amp; Fitch A&amp;F Fierce 猛男香水$3,000已售出 9桃園市中壢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境男性淡香水針管2ml$60 - $100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真我夜色 男性淡香水 50ML$830高雄市鼓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F Authentic 真我男性淡香水 100ml +15ml+沐浴膠◆NANA◆$1,79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Abercrombie &amp; Fitch 湛藍女性淡香精 針管/試管香水 2ml 隨貨附發票 夢鹿$75已售出 1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光芒女性淡香精30ml(慶開幕全館免運費)$899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克里夫香水】A&amp;F真我女性淡香精100ML$1,450高雄市小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試香瓶 Abercrombie &amp; Fitch A&amp;F 同名經典女性淡香精 1ml 2ml 玻璃分裝瓶 試香$30 - $55已售出 1彰化縣彰化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8.5折美國 Abercrombie &amp; Fitch FIERCE 肌肉男男性古龍水 A&amp;F店內香 SP嚴選家滿額折$150$3,999已售出 3臺北市中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天生無懼 女性淡香精 針管 2ml$49臺北市士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限時免運】現貨AF香水 Abercrombie &amp; Fitch A&amp;F男性淡香水 FIERCE COLOGNE肌肉男a滿額折$50$3,312 - $4,416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限時免運】AF香水 Abercrombie &amp; Fitch Fierce A&amp;F香水 AF男性香水 100ml滿額折$50$4,416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 &amp; Fitch 肌肉男 EDT 50ml/100ml/200ml$2,068 - $4,008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分香閣Abercrombie&amp;Fitch Authentic真我男性淡香水 分享瓶分裝瓶小ml小香試管針管$45 - $145已售出 6花蓮縣花蓮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FIERCE 肌肉男 男性古龍水 100ML$2,780高雄市永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忙內】Abercrombie &amp; Fitch <text:s/>Away 境男淡香水 2021新品$850 - $1,450已售出 2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Fitch A&amp;F真我女性淡香精(100ml /50ml任選賣場)【百貨貴婦】$1,499已售出 3臺北市士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F AUTHENTIC 真我 女性淡香精100ml$1,300新北市樹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Fierce Icon 黯黑肌肉 男性古龍水 香氛 試管香水$150桃園市平鎮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男款試管小香《ICON》2.7mL F03170817-05$200已售出 7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真我女性淡香精禮盒100ml+15ml香水+身體乳$2,000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同名經典女性淡香精 30ml/50ml/100ml 【娜娜OUTLET】 A&amp;F$990 - $1,690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即期促銷價🍄A&amp;F Abercrombie &amp; Fitch 湛藍女性淡香精 30ml$8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30ML💗 Abercrombie &amp; Fitch 猛男店香 經典香水 送男性最佳 美國專櫃正品 請放心$1,800臺北市松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F真我系列女性淡香精50ML$1,000已售出 1高雄市鳳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A&amp;F真我女性淡香精試管2ml$49已售出 7新北市土城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最經典暢銷6小香禮盒組$1,080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莫麗◇Abercrombie &amp; Fitch A&amp;F Authentic真我男淡香水50ml禮盒 397-294$1,29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天生無懼 女性 淡香精 2ml【娜娜OUTLET】 針管 A&amp;F 試香 補香$59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uthentic 真我女性淡香精[笙笙香水香氛館]$1,388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即期促銷價🍄A&amp;F Abercrombie &amp; Fitch 湛藍女性淡香精 30ml$8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 A&amp;F Abercrombie &amp; Fitch 香水 禮盒$2,000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二手香水出清 Abercrombie &amp; Fitch <text:s/>A&amp;F 真我夜色 男性淡香水 100ml 斷捨離加價購$1,100高雄市苓雅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肌肉男古龍水 100ml$2,828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女款香水《FIERCE》F06161207-01$2,199已售出 1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 莫麗◇Abercrombie &amp; Fitch A&amp;F 真我夜色男性淡香水 50ml 397-348$99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WNP』Abercrombie &amp; Fitch A&amp;F 真我男性淡香水 30ml 50ml 100ml$749 - $1,250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 &amp; Fitch 真我夜色女性淡香精 50ML $999高雄市岡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境男性淡香水 針管 2ml【娜娜OUTLET】 AWAY 香水針管 隨身香水$59已售出 1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amp;Fitch 湛藍女性淡香精100ml TESTER$1,09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亘的舖子］AF真我女性淡香精50ml+乳液🧴200ml #真我男性淡香水50ml+200ml沐浴露$1,450 - $1,550臺中市北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境男性淡香水(30ml~50ml~100ml)9.5折$1,099 - $2,049新北市樹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沒有名字的香水店?Abercrombie &amp; Fitch A&amp;F 真我男性淡香水 100ml TESTER$1,080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人人美*Abercrombie &amp; Fitch A&amp;F 真我男性淡香水 100ml/環保包裝$1,150 - $1,450已售出 1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真我女性淡香精 30ml/50ML/100ML✰YENGEE✰$1,250已售出 5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艾莉❤美妝小舖】Abercrombie &amp; Fitch <text:s/>A&amp;F 真我夜色女性淡香精100ml 397-263$1,490已售出 2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忙內】Abercrombie &amp; Fitch <text:s/>Away 境男淡香水 2021新品$850 - $1,450已售出 2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F AUTHENTIC 真我 女性淡香精100ml$1,300新北市樹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FIERCE 肌肉男 男性古龍水 100ML$2,780高雄市永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Fierce Icon 黯黑肌肉 男性古龍水 香氛 試管香水$150桃園市平鎮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真我女性淡香精禮盒100ml+15ml香水+身體乳$2,000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男款試管小香《ICON》2.7mL F03170817-05$200已售出 7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即期促銷價🍄A&amp;F Abercrombie &amp; Fitch 湛藍女性淡香精 30ml$8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同名經典女性淡香精 30ml/50ml/100ml 【娜娜OUTLET】 A&amp;F$990 - $1,690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30ML💗 Abercrombie &amp; Fitch 猛男店香 經典香水 送男性最佳 美國專櫃正品 請放心$1,800臺北市松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F真我系列女性淡香精50ML$1,000已售出 1高雄市鳳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A&amp;F真我女性淡香精試管2ml$49已售出 7新北市土城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最經典暢銷6小香禮盒組$1,080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uthentic真我女性淡香精50ML/100ML"公司貨"$1,180 - $1,680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超激敗】FLORIS LONDON 清冽玫瑰 淡香水 50ML 100ML White Rose$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香水分裝 試香 Floris White Rose 白玫瑰8 件 9折$60 - $200已售出 4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女王的花束淡香水$100 - $390臺北市大安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White Rose 清冽玫瑰 白玫瑰$100 - $340已售出 5臺北市大安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愛德華的時代花束 淡香水 50ML 100ML Edwardian Bouquet$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香氛之旅禮盒 拆售 剩JF$650已售出 3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夜魅茉莉 淡香水 50ML 100ML Night Scented Jasmine$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呈選物】FLORIS No89 89號 <text:s/>1988 玫瑰 薰衣草 佛手柑 雪松 麝香 琥珀 淡香精 香水 分享香$99 - $388已售出 5臺北市中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ABL】Floris London A Rose For 傑明街 皮革烏木 漫步波西塔諾 <text:s/>SIRENA EDP推$128 - $238已售出 5臺北市中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呈選物】FLORIS Rose 御花見 檀香念 海洋之子 傑明街 皮革烏木 No89 1976 JF 香水 分享香$99 - $238已售出 10臺北市中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Elite 精英氣場男性淡香水 容量: 100ml / 3.4oz (TEST)$1,980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71/72 淡香精$100 - $390臺北市大安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1927 淡香精 100ML$4,51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煦日東風淡香水100ml 二手$1,800新北市板橋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英國FLORIS LONDON Chypress 西普調中性淡香水100ml$1,800臺北市中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蝦皮優選FLORIS 89號男性淡香水50ml/100ml$2,080 - $2,780已售出 2新北市林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英國佛羅倫斯/ 佛羅瑞斯 Soulle Ambar煦日東風 100ml$2,400已售出 1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精英氣場男性淡香水 100ml$2,580已售出 1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89號 男性淡香水 50ML 100ML No.89$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全新~專櫃正品 FLORIS御藏香14ml ,剩下2款款香味 單瓶14ml$1,090已售出 5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近全新］Floris 櫻花女性淡香精 100ml$3,000新北市新莊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二手］八成五滿 Floris Chypress 西普調100ml$2,900桃園市龜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50ml 淡香水 100％原廠正貨$2,280新北市淡水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英國佛羅倫斯/ 佛羅瑞斯 Bergamotto Di Positano 波洛西塔佛手柑淡香精100ml滿額折$50$4,200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89號男性淡香水$80嘉義市西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二手香水出清 高定沙龍香 FLORIS 佛羅瑞斯 Fleur 花朵 100ml 女性淡香水 斷捨離加價購$2,260高雄市苓雅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微風輕拂淡香水 CEFIRO 50ml$2,000桃園市龜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精英氣場男性淡香水 50ml滿額折$50$2,200已售出 1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Elite 100ml$1,800高雄市鳳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全新~台灣專櫃正品Floris御藏香組9*14ml 原價10800元 2023年到期$9,800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風信子和藍風鈴居家香氛噴霧 100ML (國際航空版-現貨廠商直送)滿額贈$1,199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Edwardian Bouquet 愛德華的時代花束 50ml 100ml 正品代購$2,980 - $3,9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玫瑰摯愛淡香精 100ml(熱銷限量再到貨!!) FLORIS系列限量款國內到貨搶購中!!滿額折$15$5,10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英國佛羅倫斯/ 佛羅瑞斯 Bergamotto Di Positano 波洛西塔佛手柑淡香精100ml滿額折$50$4,200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蝦皮優選FLORIS 精英氣場男性淡香水保濕沐浴膠 250ml$999新北市林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當日寄出[現貨] 英國代購 英國FLORIS LONDON 英國百年香氛品牌 女用香水旅行組禮盒 14ml*4入$3,900已售出 1臺北市中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海洋之子香水 二手$3,800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Cefiro 微風輕拂 50ml 100ml 淡香水 EDT <text:s/>正品代購$2,980 - $3,9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Night Scented Jasmine 夜魅茉莉 100ml$2,6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全新~專櫃正品4款 Floris <text:s text:c="2"/>1927 <text:s/>波西塔諾 <text:s/>1976 一朵玫瑰 100ml 淡香精 （無退貨）$4,680 - $6,200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英國 Floris Lily Of The Valley 深谷 鈴蘭 女性 淡香水 香水 免運 公司貨 正櫃貨 正品$3,380 - $5,080臺南市永康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夜魅茉莉 50ml$2,100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蝦皮優選FLORIS 玫瑰摯愛淡香精 100ml$5,390新北市林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倫斯）特127 男香淡香水，限時 限量 免運 頂級 香水品牌 英國 皇家 御用 正貨$5,600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Neroli Voyage 橙花之旅 100ml 淡香精 EDP <text:s/>正品代購$5,6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英國 Floris Cefiro 寂靜微風 中性 淡香水 香水 全新 專櫃 正櫃 公司貨 現貨 免運 正品 原裝 進口$3,680 - $4,980臺南市永康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現貨】FLORIS 御花見 Cherry Blossom 淡香精 100ml$4,200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英國香水針管組 10支 2ml$1,200苗栗縣竹南鎮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Sirena 海洋之子 100ml 淡香精 EDP <text:s/>正品代購$5,6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White Rose 白玫瑰淡香水 100ML TESTER(平行輸入)$2,39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CEFIRO 微風輕拂淡香水 100ML TESTER(平行輸入)$2,39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Elite 精英氣場男性淡香水 5ML 2ML 1ML 玻璃噴瓶 分裝 針管 試管$39 - $190已售出 1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1927 淡香精 <text:s/>100 ml(平行輸入)$3,59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Edwardian Bouque 愛德華花束淡香水$1,680新竹市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御花見淡香精 100ml(國際航空版$3,080 - $3,48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夜魅茉莉淡香水 100ml(限量搶購中!!) FLORIS系列，英國皇室私藏款!現貨熱銷中!!滿額折$15$2,100 - $2,50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ELITE 14ml 原價:780香水$300已售出 2新北市板橋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89號男性淡香水 50ml 100ML 沐浴膠 250ML (熱銷再到貨!!)滿額折$15$950 - $2,50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 清冽玫瑰淡香水 100ML 50ML (限量搶購中!!) ，時尚名流特別指定款!! 優雅、時尚滿額折$15$1,900 - $2,500已售出 1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愛妮❤️Banana Republic Classic 香蕉共和國 經典傳奇 中性淡香水 125ml$810已售出 21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超激敗】Banana Republic <text:s/>香蕉共和國 新 傳奇經典 淡香水 125ML Classic$939已售出 42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試香》香蕉共和國 6號黑鉑金/17號烏木/83號皮革珍藏/90號純白/柏樹/亞麻香根草 中性淡香精 試香紙$45 - $140已售出 142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歐巴&amp;歐尼~Banana Republic Classic 香蕉共和國經典傳奇中性淡香水 125ml$850 - $899已售出 5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MOMO小屋☆ Banana Republic Classic 傳奇經典 中性淡香水125ml (2020版)$899已售出 62臺北市萬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黑胡桃木男性淡香水100ml$880已售出 14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5.3折香蕉共和國 Banana Republic Icon 系列中性淡香精 15ml 多款可選 噴式小香 SP嚴選家滿額折$802 件 NT$1,699$999已售出 2臺北市中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分香閣Banana Republic香蕉共和國亞麻香根草中性淡香精 分享瓶分裝瓶小ml小香試管針管$35 - $100已售出 14花蓮縣花蓮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超激敗】BANANA REPUBLIC 香蕉共和國 黑胡桃木 男性淡香水 100ML Black Walnut$879已售出 2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W 女人香 女性淡香精 125ml《小平頭香水店》$95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 孔雀石女性淡香精 100ML/TESTER◆NANA◆$999 - $1,0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香妮💋Banana Republic 香蕉共和國 翡翠 淡香精 100ml【TESTER包裝】$999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男香控㊣ Banana Republc Black Walnut 黑胡桃木男性淡香水 試香$50 - $150已售出 15桃園市大園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5.5折Banana Republic 香蕉共和國亞麻香根草淡香精 75ml 中性香水 美式潮流 風格香氛 <text:s/>SP嚴選家滿額折$150$2,199臺北市中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水💕💕 Banana Republic NOIR 紳夜藍調男性香水 100ml$2,300已售出 1高雄市新興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83號 皮革珍藏 中性淡香精 75M /tester ☆MUSE 愛美神☆$999 - $1,34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波妮香水♥ Banana Republic 香蕉共和國 盛放時芬 嫣花 女性淡香精 100ml$1,250新北市新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SLATE 清新 男性淡香水(100ml)$1,080臺北市內湖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Cordovan 哥多文 ( 哥多華 ) 男性淡香水 100ML$1,200已售出 2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售出)BANANA REPUBLIC 香水$600高雄市左營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全新BANANA REPUBLIC ALABASTER 雪花淡香精$990桃園市中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M 男人香淡香水 125ml$999已售出 1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魔力】Banana Republic Classic <text:s/>香蕉共和國 新 傳奇經典 中性香水 125ml$83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TESTER香水💕💕 Banana Republic Rosewood 香蕉共和國 香木女性淡香精 100ml$870高雄市新興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CAROL】Banana Republic M 男人香男性淡香水125ml$82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試香》Banana Republic Black Walnut 黑胡桃木男性淡香水 試香紙$35 - $99已售出 11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零碼香水 💕💕 Banana Republic Rosewood 香蕉共和國 香木女性淡香精 100ml/剩95ml$1,190高雄市新興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香蕉共和國 Cordovan 哥多華 男性淡香水 100ML$1,05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8.1折BANANA REPUBLIC香蕉共和國 Malachite孔雀石女性淡香精100ml$1,080$880已售出 2新北市林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Black Walnut 黑胡桃木 男性淡香水 100ML$1,28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Wildbloom Rouge 香蕉共和國 盛放時芬·嫣花 女性淡香精100ML$1,099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現貨🔥 Banana Republic Rosewood 香蕉共和國 玫瑰香木女性淡香精 100ml 隨貨附發票 夢鹿$1,099臺北市大安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蕉共和國 Wild bloom 盛放時芬淡香精100ml 沒有名字的香水店?$8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忙內】Banana Republic Wildbloom 盛放時芬女性淡香精 100ML$875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愛妮❤️Banana Republic 香蕉共和國 翡翠 淡香精 100ml【TESTER包裝】$999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盛放時芬嫣花女性淡香精100ml滿額贈$1,069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MOMO小屋☆ Banana Republic Alabaster 香蕉共和國 雪花 女性淡香精 100ml$1,099已售出 1臺北市萬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雪花女性淡香精100ML (國際航空版-現貨廠商直送)滿額贈$1,069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分香閣Banana Republic Classic香蕉共和國傳奇經典淡香水 分享瓶分裝瓶小ml小香試管針管香水淡香水古$35 - $100已售出 13花蓮縣花蓮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ALABASTER 香水 Banana Republic$888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Alabaster 香蕉共和國】雪花女性淡香精(100ML)$1,700彰化縣員林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Banana Republic Modern Woman 第五大道女性淡香精12ml$375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髮炫嚴選」Banana Republic 香蕉共和國 翡翠 淡香精 100ml TESTER 批發$1,020已售出 1新竹縣竹東鎮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CYPRESS CEDAR柏樹淡香精15ml$700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MOLI 莫麗◇Banana Republic 香蕉共和國 06號 黑鉑金 中性淡香精 75ml 335-270$1,18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M 男人香 125ml 【VIP美妝】$82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GH】Banana Republic Classic 香蕉共和國中性淡香水125ML$845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盛放時芬淡香精 100ml 最低價 現貨供應中$1,000新北市土城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試香》Banana Republic M 男人香男性淡香水 試香紙$30 - $80已售出 4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Wild bloom 盛放時芬 女性淡香精100ml◆NANA◆$8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溱品嚴選】Banana Republic 香蕉共和國 6號黑鉑金 中性淡香精 75ml / 75ml TESTER滿額折$30$1,290 - $1,590臺南市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香蕉共和國6號黑鉑金中性淡香精-75ml(全新未拆封正裝正品）$1,150臺南市安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Classic 香蕉共和國 經典中性淡香水 125ml$1,350已售出 2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Rosewood 香蕉共和國 玫瑰香木 女性淡香精 100ml【小7美妝】$98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香妮💋Banana Republic 香蕉共和國 翡翠 淡香精 100ml【TESTER包裝】$999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男香控㊣ Banana Republc Black Walnut 黑胡桃木男性淡香水 試香$50 - $150已售出 15桃園市大園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忙內】Banana Republic Slate 清新男性淡香水 100ML$988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保證正品》Banana Republc Black Walnut 黑胡桃木男性淡香水100ml$1,200新北市八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CLASSIC 經典 中性淡香水（125ML/4.2O.Z）✿荳荳姬✿現貨$899已售出 1新北市八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玫瑰香木女性淡香精100ml$880已售出 1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Wildbloom 盛放時芬女性淡香精 7.5ml《外盒色差》滿額折$5$19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艾莉❤美妝小鋪】Banana Republic Alabaster 香蕉共和國雪花女淡香精 100ml 335-331$99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盛放時芬 女香$500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盛放時芬女性淡香精100ml$880已售出 2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金萊美】Banana Republic 香蕉共和國典藏女性淡香精 分裝試管 2.5ML$55 - $100已售出 4彰化縣員林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Wildbloom 盛放時芬女性淡香精 100ml$700高雄市大社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超激敗】Banana Republic 香蕉共和國 盛放時芬 女性淡香精 100ML Wildbloom$879已售出 1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正品公司貨！BANANA REPUBLIC 清新男性淡香水 100ml$880臺中市北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二手）Banana Republic Alabaster 香蕉共和國雪花女性淡香精 - 100ml$600高雄市楠梓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lt;二手&gt; Banana Republic 典藏女香 10ml （沾式）近全新$200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Alabaster 香蕉共和國 雪花 女性 淡香精 100ml$950臺南市安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艾莉❤美妝小鋪】Banana 盛放時芬 - 綠之谷女性淡香精 100ml 261-931$999已售出 8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分香閣Banana Republic Slate香蕉共和國清新男性淡香水 分享瓶分裝瓶小ml小香試管針管香水淡香水古龍水$35 - $100已售出 3花蓮縣花蓮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Malachite 孔雀石女性淡香精 100ml(全新包裝）$990臺中市西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水綁馬尾◐Banana Republic 香蕉共和 6號 黑鉑金 中性淡香精 75ml$1,45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波妮香水♥ Banana Republic 香蕉共和國 柏樹 中性淡香精 75ml$1,650新北市新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Wildbloom 香蕉共和國 盛放時芬女性淡香精滿額折$15$900 - $1,0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喬雅】Banana Republic Slate 清新男性淡香水100ml$1,09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香蕉共和國 Cordovan 哥多華 男性淡香水 100ML$1,05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 香蕉共和國 Banana Republic Alabaster 雪花女性淡香精 分裝$40 - $120已售出 2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駿盛★ Banana Republic 香蕉共和國 06號黑鉑金中性淡香精 75ML$1,280高雄市岡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Wildbloom 香蕉共和國 盛放時芬 女性淡香精100ML$1,10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NANA實拍二店~ <text:s text:c="2"/>Banana Republic 香蕉共和 孔雀石女性淡香精 100ML$1,0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現貨正品］BANANA REPUBLIC 香蕉共和國M男性淡香水 4.2 FZ.OZ/125ml //花哥美妝生活館滿額折$50$950新北市八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text:s/>(法意公司貨) Banana Republic 香蕉共和國 第五大道女性淡香精 50ML <text:s/>$1,450新北市五股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4">
          <table:table-cell office:value-type="string">
            <text:p>【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第五大道女性淡香精50ml$580臺南市永康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波妮香水♥ Banana Republic 香蕉共和國 盛放時芬 嫣花 女性淡香精 100ml$1,250新北市新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4">
          <table:table-cell office:value-type="string">
            <text:p>【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香水】Banana Republic Alabaster 香蕉共和國 雪花女性淡香精10ML(滾珠分裝瓶)_x005F_x000D_</text:p>
            <text:p>$290臺中市西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Slate 清新男性淡香水 7.5ml滿額折$15$5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Rosewood 香木女性淡香精的試香紙【香水會社】$60已售出 10臺北市士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香蕉共和國Wildbloom盛放時芬女性淡香精 1ml/2ml/5ml$35 - $1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Wildbloom 盛放時芬女性淡香精 7.5ml《外盒色差》$19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熱賣📌BANANA REPUBLIC 清新男香精選組(淡香水50ml+沐浴露100ml+鬚後凝露100ml) 交換禮物$150 - $160臺北市南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Wildbloom 盛放時芬女性淡香精 7.5ml《外盒色差》滿額折$5$19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 試香 🔅 Banana Republic NOIR 紳夜藍調男性淡香水 5ml 2ml 1ml 玻璃瓶 分裝$38 - $130已售出 4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JADE 翡翠女性淡香精的試香紙【香水會社】$60已售出 5臺北市士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 Malachite 孔雀石女性淡香精 分裝$40 - $100已售出 3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Rosewood 香木女性淡香精 7.5ml$5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 Banana Republic black walnut 黑胡桃木男性淡香水 5ML 2ML 1ML玻璃瓶分裝$25 - $120已售出 5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香蕉共和國 black walnut 黑胡桃木 男性淡香水 7.5ml滿額折$15$5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香蕉共和國Wildbloom盛放時芬女性淡香精 1ml/2ml/5ml 分裝$29 - $1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 第五大道男性淡香水 1ml/2ml/5ml 試香紙$50 - $14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 NOIR 紳夜藍調男性淡香水 1ml/2ml/5ml 試香紙$65 - $2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6.3折MONTBLANC 萬寶龍 探尋旅者 男性淡香精 30m / 100ml / 200ml［ 10點半香水美妝 ］$2,699$1,700已售出 242臺中市西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發票價 MONTBLANC Legend 萬寶龍傳奇經典男性淡香水 TESTER 100ml <text:s/>傳奇至尊淡香精加價購$419 - $2,020已售出 2,717新北市新莊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超激敗】Mont blanc 萬寶龍 傳奇經典 男性淡香水 30ML 50ML 100ML 200ML LEGEND$659 - $1,929已售出 1,106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超激敗】Mont Blanc <text:s/>萬寶龍 星際旅者 男性淡香水 50ML 75ML Starwalker$939已售出 2,71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試香* 水果優格Montblanc signature 萬寶龍 永恆之名 女性淡香精$40 - $170已售出 30臺北市信義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 BLANC EMBLEM 萬寶龍 男性淡香水 40ml 60ml 100ml$750 - $1,099已售出 3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現貨！正品公司貨！MONTBLANC萬寶龍 淡香水 4.5ml 傳奇經典/傳奇白朗峰/探尋旅者/同名/探尋藍海/傳奇烈紅$199 - $220已售出 83臺中市北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折MONTBLANC 萬寶龍 星際旅者男性淡香水(50ml / 75ml / 75ml-TESTER)【美麗購】滿額折$30$799 - $899已售出 273苗栗縣後龍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超激敗】Mont blanc Emblem 萬寶龍 男性淡香水 40ML 60ML 100ML$729 - $1,209已售出 172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系列香水♦️探尋旅者 白朗峰 <text:s/>傳奇 星際旅者 愛分享分裝專區 1ML <text:s/>3ML熱銷中$15 - $60已售出 57高雄市三民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BLANC 萬寶龍 傳奇白朗峰男性淡香水 30ml 50ml 100ml$699 - $1,150已售出 13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HUAHUA香水美妝 Montblanc Emblem 萬寶龍 六角芒星 男性淡香水 40 100ML【全新正品】$699已售出 10臺北市中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WNP』Mont Blanc LEGEND 萬寶龍 傳奇經典 男性淡香水 100ml/50ml/30ml$685 - $1,820已售出 59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尋香小站 》MONTBLANC EMBLEM 萬寶龍 男性淡香水 40/60/100ml 六芒星全新正品$790 - $990已售出 2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LEGEND SPIRIT 萬寶龍 傳奇白朗峰 男性淡香水$698 - $1,188已售出 4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傳奇經典男性淡香水100ml Vivo薇朵$1,299已售出 46臺北市大安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5折MONTBLANC 萬寶龍 香水迷你瓶多款可選[傳奇經典/傳奇紳夜男仕/EMBLEM 男性/傳奇白朗峰]【美麗購】$600$208已售出 777苗栗縣後龍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blanc Individuel 萬寶龍 獨白 男性淡香水 <text:s/>75ml TESTER$799已售出 6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小蜜蜂賣場-萬寶龍星際旅者男性淡香水75ML$770已售出 1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HUAHUA香水美妝 Montblanc Starwalker 萬寶龍星際旅者男性淡香水 50 75ML 【全新正品】$880 - $930已售出 433臺北市中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Montblanc 萬寶龍探尋旅者男性淡香精 小鐵盒$399高雄市楠梓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萬寶龍Emblem 六芒星 男性淡香水（40ml）$699臺南市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MO小屋☆ MONTBLANC EMBLEM LEAU 萬寶龍 海洋之心 女性淡香水 75ml TESTER$1,330已售出 4臺北市萬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text:s/>傳奇經典男性淡香水4.5ml全新 現貨$190 - $240已售出 8高雄市鹽埕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尋香小站 》MONTBLANC EMBLEM 萬寶龍 海洋之心 女性淡香水30/75ml 全新正品$980 - $1,480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波妮香水♥ MontBlanc Emblem Intense 萬寶龍 銀河 男性淡香水 60ml / 100ml$1,350 - $1,490已售出 1新北市新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Emblem Absolu 至尊之星 男性淡香水 100ml / TESTER 【小7美妝】$1,199已售出 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LI 莫麗◇Mont Blanc 萬寶龍 星際旅者男性淡香水 75ml TESTER 203-135$790已售出 5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 經典優雅💕 MONTBLANC Legend 萬寶龍 傳奇經典 男性淡香水 30ml 50ml 100ml 💯正品$1,120已售出 2桃園市中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WNP』MONTBLANC 萬寶龍 INDIVIDUEL 獨白男性淡香水 75ml$1,035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傳奇經典男香 1.2ml 全新 可噴式 試管香水$85已售出 198臺中市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各大品牌香水出售🤍$980 - $3,500新竹縣竹北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EMBLEM INTENSE 萬寶龍 銀河 男性淡香水 100ML/60ML✰YENGEE✰$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EMBLEM INTENSE 銀河 男性淡香水 60ml / 100ML『WNP』$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individuel 萬寶龍 獨白 男性香水75ml&amp;50ml滿額折$60$1,070已售出 8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Starwalker 星際旅者男性淡香水 <text:s/>75ML TESTER 有蓋頭 香水 公司貨$880已售出 43新北市中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星際旅者 男性淡香水試香紙【香水會社】$60已售出 3臺北市士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星際旅者男性淡香水75ml滿額折$30$850已售出 8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極致淑女 女性淡香精 75ml《小平頭香水店》$1,800 - $1,850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Individuel 萬寶龍 獨白 男性淡香水 75ML TESTER《小平頭香水店》$830 - $1,035已售出 2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NANA◆Mont blanc individuel 萬寶龍 絕代風華 女性淡香水 75ml TESTER$950 - $1,080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text:s/>傳奇經典男性淡香水4.5ml全新 現貨$190 - $240已售出 8高雄市鹽埕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星際旅者男性淡香水 75ml【娜娜OUTLET】Starwalker 情人節禮物 送禮 禮物$999已售出 1臺中市大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BLANC 萬寶龍 海洋之心 淡香水 30ml 50ml 75ml$1,199 - $1,499已售出 1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公司貨】Montblanc萬寶龍 傳奇白朗峰男仕淡香水 | 達菲斯香水 美材 附發票$900 - $1,380臺中市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EMBLEM INTENSE 銀河 男性淡香水 60ml / 100ML『WNP』$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香妮💋Mont blanc 萬寶龍 Presence 星辰 男性淡香水 75ml/【TESTER包裝】♫$860已售出 4高雄市路竹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萬寶龍 星際旅者 男性淡香水 75ml「加州歐美服飾-高雄」$1,300已售出 13高雄市鳳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6.1折MontBlanc Signature萬寶龍永恆之名女性淡香精 東方調花香調乳香依蘭依蘭麝香女用香水女香9.2折$1,069 - $2,300花蓮縣花蓮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公司貨】MONTBLANC 萬寶龍探尋旅者男性淡香精 100ml Tester 環保包裝 | 8DAILY香水美材批發$1,200已售出 3苗栗縣頭份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沒有名字的香水店? 萬寶龍 MONTBLANC 傳奇白朗峰男仕淡香水 EDT 100ML/50ML$679 - $1,080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5折MONTBLANC 萬寶龍 傳奇經典男性淡香水迷你瓶(4.5ML)$600$208已售出 72苗栗縣後龍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試香》Montblanc Legend Spirit 萬寶龍傳奇白朗峰男性淡香水 試香紙$35 - $99已售出 13新北市汐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Lady Emblem L`Eau萬寶龍海洋之心女性淡香水30ML/50ML/75ML"公司貨"$1,450 - $1,800已售出 1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各式小香🌸moschino versace 凡賽斯 萬寶龍 trussardi musk tous 香水$210 - $280已售出 29高雄市鼓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傳奇白朗峰男性淡香水50ml$1,600已售出 4新北市新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極致淑女 女性淡香精 75ml《小平頭香水店》$1,800 - $1,850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傳奇經典男性淡香水30、50、100ml 台南5顏6色香水化妝品保養品$1,050 - $1,550已售出 8臺南市中西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 Blanc 萬寶龍 傳奇經典男性淡香水 4.5ml$170已售出 29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 經典優雅💕 MONTBLANC Legend 萬寶龍 傳奇經典 男性淡香水 30ml 50ml 100ml 💯正品$1,120已售出 2桃園市中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沒有名字的香水店? MONTBLANC Legend Night 萬寶龍 傳奇紳夜 男性淡香精 100ML TESTER$949已售出 2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傳奇經典男性淡香水 100ML【UR8D】滿額折$30$1,499已售出 15新北市蘆洲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各大品牌香水出售🤍$980 - $3,500新竹縣竹北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 BLANC萬寶龍 傳奇白朗峰 男性淡香水 4.5ml/小香水$200已售出 17新北市林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Montblanc 萬寶龍探尋旅者男性淡香精 小鐵盒$399高雄市楠梓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日韓美妝】MONT BLANC EMBLEM INTENSE 萬寶龍 銀河男性淡香水 100ML TESTER$1,199已售出 4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blanc Starwalker 萬寶龍星際旅者男性淡香水 75ml 50ml 另有TESTER【金多利美妝】$880 - $990已售出 28新北市板橋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lt;麻吉小舖&gt;Mont Blanc LEGEND 萬寶龍 傳奇經典 男性淡香水 <text:s/>100ml .TESTER$1,130已售出 1新北市新莊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Individuel 萬寶龍 獨白 男性淡香水 <text:s/>75ML/50ML$770 - $8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公司貨】萬寶龍Montblanc Legend Red傳奇烈紅男性淡香精 2ml 針管 | 8DAILY香水美材批發$59已售出 9苗栗縣頭份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LEGEND 傳奇經典 男性淡香水100ml ☆MUSE 愛美神☆$1,149已售出 2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七三七香水精品】Mont Blanc Legend 萬寶龍傳奇經典男性淡香水100ml TESTER$999已售出 3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INDIVIDUEL 獨白 男性淡香水 75ml 正常包裝 TESTER$980 - $1,150已售出 6新北市中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原廠正品】MONTBLANC 萬寶龍 海洋之心女性淡香水 30ML 75ML 海洋之心 EDT 香水 淡香水 女香$1,000 - $1,850已售出 1臺中市潭子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H.T香氛🔮Mercedes Benz 賓士爵色佳人女性淡香水 7ML$390高雄市湖內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金萊美】MONTBLANC 萬寶龍星辰女性淡香水 分裝試管 針管 2.5ML$55 - $95已售出 9彰化縣員林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blanc 萬寶龍 傳奇經典男性淡香水 5ML/10ML分裝香水 柑苔調$70 - $176已售出 7新北市永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Legend 傳奇至尊 男性淡香精 100ML/50ml◐香水綁馬尾◐$1,049 - $1,449已售出 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LEGEND SPIRIT 萬寶龍 傳奇白朗峰 男性淡香水 4.5ML$149已售出 7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星際旅者 Starwalker 男性淡香水 50ml / 75ml╭✽香草美人✽╮$890已售出 3新北市中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MONTBLANC 萬寶龍探尋藍海男性淡香精 針管/試管香水 2ml 隨貨附發票 夢鹿$75臺北市大安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5">
          <table:table-cell office:value-type="string">
            <text:p>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Individuel 萬寶龍 獨白 男性淡香水$850 - $999已售出 4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圓融文具小妹】萬寶龍 MONT BLANC LEGEND 經典傳奇 男性 香水 50ml 法國製$1,540已售出 8臺南市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代理商公司貨”Montblanc Starwalker 萬寶龍星際旅者男性淡香水50ML/75ML$880 - $990嘉義縣大林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萬寶龍 探尋旅者 白朗峰 男生 針管香精 針管香水「加州歐美服飾－高雄」$50 - $70已售出 29高雄市鳳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傳奇白朗峰男性淡香水100ml-Tester版，市價：2950元，平輸，下單前請先詢問貨量$980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 BLANC萬寶龍 萬寶龍男性淡香水4.5ml+傳奇白朗峰4.5ml/小香水$388已售出 13新北市林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新上市 萬寶龍 MONT BLANC EXPLORER 探尋旅者 香水 4.5ml木質皮革芳香調 另有售大香水$200已售出 33高雄市新興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MO小屋☆ MONTBLANC Individuel 萬寶龍 獨白 男性淡香水 75ml$960已售出 3臺北市萬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蘋果綠* 萬寶龍 獨白 Mont blanc Individuel 男性淡香水 50ML/75ML/TESTER 75$830 - $990已售出 1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岡山戀香水~Montblanc 萬寶龍 Signature 永恆之名女仕淡香精90ml~優惠價:2470元$2,470高雄市岡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專賣店】MONT BLANC INDIVIDUEL 萬寶龍獨白男性淡香水(5ml)$200已售出 8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VIP美妝】Montblanc Emblem 萬寶龍 海洋之心 女性淡香水75ml/50ml/30ml$1,050 - $1,4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萬寶龍 MONTBLANC 傳奇經典淡香水 100ML【岡山真愛香水化妝品批發館】$1,320已售出 4高雄市岡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YENGEE✰MONTBLANC 萬寶龍 傳奇經典 男性淡香水 組合 (7.5香水+50ml鬍後乳)$339已售出 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正品 MONT BLANC萬寶龍 Starwalker星際旅者男性淡香水 男香【髮拉麗香水美妝x現貨供應中】$980 - $1,170已售出 20新北市新莊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 Mont Blanc Individuelle 萬寶龍絕代風華女性香水 75ml$1,860高雄市新興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艾莉❤美妝小鋪】Mont Blanc Emblem 萬寶龍 獨白 男性淡香水 75ml&lt;313-476$999已售出 3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絕版隨身噴式香水］Mont Blanc Legend 萬寶龍 傳奇經典 女性淡香精 10ML多件優惠$680臺北市文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CAROL】Montblanc 萬寶龍傳奇白朗峰男性淡香水100ml$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EMBLEM 同名 男性淡香水 100ml$1,050臺中市大雅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米】MONT BLANC LEGEND SPIRIT 萬寶龍 傳奇白朗峰 TESTER 100ML$990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小嫻的店 @Karl綠意香橙木，萬寶龍傳奇白朗峰@專櫃品滿額折$85$720已售出 1高雄市左營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魔力】Mont blanc Individuel 萬寶龍 獨白 男性淡香水 TESTER 75ML$839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LEGEND 萬寶龍 傳奇經典 男性淡香水 4.5ml【小7美妝】$165已售出 20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5折MONTBLANC萬寶龍 星際旅者 男性淡香水 75ml (EDT)【Atomo】滿額折$68$2,700$950臺北市中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分享香 Montblanc Starwalker 萬寶龍星際旅者男性淡香水分裝香5ml.10ml$65已售出 6雲林縣西螺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專賣店】MONTBLANC 傳奇經典男性淡香水(4.5ml)$249已售出 1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4.3折【MONTBLANC】星際旅者男性淡香水｜iGLAMOUR 愛 迷人滿額折$68$950 - $1,450已售出 2高雄市鼓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萬寶龍 探尋旅者淡香精 100ml 萬寶龍香水 男性香水 男性淡香精$2,900臺中市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4.4折【MONT BLANC】STARWALKER男性淡香水75ml｜萬寶龍｜紅誠集品$2,950$1,290已售出 4臺北市大安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 blanc LEGEND 萬寶龍 傳奇經典 男性淡香水 4.5ml$145已售出 2臺北市萬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傳奇白朗峰男仕淡香水50ml <text:s/>LEGEND SPIRIT EDT$1,690桃園市中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大尾香水-MONTBLANC 萬寶龍 探尋旅者100ml滿額折$20$1,499已售出 1新竹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ML 萬寶龍 傳奇經典男性淡香水迷你瓶 4.5ml 原廠公司貨$200已售出 26高雄市新興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 MONT BLANC EMBLEM 萬寶龍 男性淡香水100ml滿額折$60$1,580已售出 1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傳奇白朗峰 男仕淡香水 30ml/100ml 【娜娜OUTLET】 情人節禮物 送禮 禮物$1,090 - $1,590臺中市大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波妮小舖♥️ MontBlanc Emblem 萬寶龍 海洋之心 女性淡香水 30ml / 50ml / 75ml$1,050 - $1,499新北市新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愛妮❤️Mercedes Benz 賓士 Star 王者之星 男性淡香水 100ml(有雷射標籤)全新盒裝封膜$1,090已售出 875高雄市路竹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This is Eddie】Mercedes Benz 賓士原廠/德國製造~香氛系統 香水/香氛瓶/芳香劑$2,750 - $4,150已售出 1,144南投縣草屯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現貨！正品公司貨！MercedesBenz賓士 淡香水 王者之星/帝耀非凡/爵色佳人/經典/極致經典/銀灰幻羽/輕晨曙光$289 - $325已售出 23臺中市北屯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3.2折Mercedes Benz Club系列 自由藍調 男性香水$1,090 - $1,980已售出 79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5折Mercedes Benz 賓士 男性香水禮盒[王者之星/紳藍爵士/私人定製/輝煌之星](5mlX4)-國際航空版滿額折$30$1,980$999已售出 32苗栗縣後龍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公司貨正品賓士絕版香 自由藍調 /湛藍之星50ml香水$1,050 - $1,350已售出 25桃園市中壢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4.7折賓士Man Bright 銀霧冰泉 上市優惠組合 (香水100ml+星耀藍分裝瓶)$4,250$1,990已售出 28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清晨曙光香水 25ml/40ml/75ml$850已售出 6桃園市中壢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5.7折Mercedes Benz 賓士 王者之星 男性淡香水 100ml / 200ml〔10點半香水美妝〕$4,000$2,280已售出 20臺中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超激敗】Mercedes Benz 賓士 王者之星 男性淡香水 TESTER 100ML$939已售出 142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賓士小香/香水/玫瑰情懷 /王者之星/L'EAU白色浪漫 /小噴瓶好方便$70已售出 78臺北市中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Man Blue 賓士 仲夏之水 男性淡香水 100ml◆NANA◆$1,380已售出 4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MERCEDES BENZ 賓士THE MOVE恆動之星男性淡香水60ml/100ml$990 - $1,280新北市林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晨曦㊣香氛館💎【Mercedes Benz 賓士】輝煌之星男性淡香水✨玻璃試香瓶1/2/5ml✨現貨正品$40 - $160已售出 13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岡山戀香水~Mercedes Benz Select 賓士帝耀非凡男性淡香水100ml~優惠價:1790元$1,790高雄市岡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波妮香水♥ Mercedes Benz 賓士 王者之星 / 帝耀非凡 / 經典 男性淡香水 任行旅者系列 20ml$490新北市新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尋香小站 》Mercedes Benz 賓士 王者之星香水50/100ml 全新正品$880 - $1,050已售出 15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賓士 帝耀非凡 男性淡香水 50ML 100ML TESTER『WNP』$1,180已售出 2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香妮💋Mercedes Benz 賓士 恆動之星 男性淡香水 100ml / 100ml【TESTER】$1,090已售出 3高雄市路竹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女性淡香水 90ml(Tester 平輸正貨)多件優惠$999已售出 2新北市淡水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艾莉❤美妝小鋪】Mercedes Benz 賓士 蒼穹之星 男性香水 100ml 159-1101$1,35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晨曦㊣香氛館💎【Mercedes Benz 賓士】輝煌之星男性淡香水✨玻璃試香瓶1/2/5ml✨現貨正品$40 - $160已售出 13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t;Mercedes Benz&gt; 帝耀非凡 男性淡香水 100ml$1,6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恆動之星 THE MOVE 男性淡香水 100ml /TESTER◆NANA◆$880 - $1,180已售出 2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WNP』Mercedes Benz Club Extreme 賓士 銀色風潮極緻 男性淡香水 100ml tester$1,07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岡山戀香水~Mercedes Benz Select 賓士帝耀非凡男性淡香水100ml~優惠價:1790元$1,790高雄市岡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賓士 帝耀非凡男性淡香水(TESTER)滿額折$10$1,199臺中市大雅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香妮💋 Mercedes Benz Club 賓士 銀色風潮男性淡香水100ml /100ml 【TESTER】$1,190已售出 14高雄市路竹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尋香小站 》Mercedes Benz 賓士 王者之星香水50/100ml 全新正品$880 - $1,050已售出 15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正版 香水 選購區 JOVAN MUSK系列 BENTLEY 超越極限 賓利自信 BENZ 爵色佳人$399 - $1,680已售出 2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晨曦㊣香氛館💎【Mercedes Benz 賓士】ROSE 玫瑰情懷 女性淡香水 90ml✨🈶中文標籤✨試香瓶熱銷中滿額折$60$1,360 - $1,380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賓士蒼穹之星男性淡香水100ml特價1250元（tester包裝）$1,250已售出 1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Men Blue 紳藍爵士男性淡香水 100ml / TESTER『WNP』$909 - $999已售出 3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MOMO小屋☆ Mercedes Benz 賓士 男性淡香水 7ML$199已售出 94臺北市萬華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DAY 賓士日之耀男性淡香水 100ML-TESTER（無蓋）$1,080桃園市桃園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保證㊣貨 Mercedes Benz Woman 爵色佳人女性淡香水 90ml$1,500已售出 2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淡香水 保證正品 ❤️ 女生適用 💗 60ml、90ml ✨$1,200 - $1,680已售出 1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YENGEE✰Mercedes Benz Man Grey 輝煌之星 男性淡香水 100ml TESTER$97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9.6折全新香水🔮Mercedes Benz 賓士 Man 王者之星男性淡香水 20ml/仲夏之水/天峰藍調/銀霧冰泉/帝耀非凡$490$470苗栗縣竹南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淡香水 保證正品 ❤️ 女生適用 💗 60ml、90ml ✨$1,200 - $1,680已售出 1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YENGEE✰Mercedes Benz Man Grey 輝煌之星 男性淡香水 100ml TESTER$97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王者 star of KING 男性淡香水100ML TESTER 王者之星◐香水綁馬尾◐$849已售出 8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9.6折全新香水🔮Mercedes Benz 賓士 Man 王者之星男性淡香水 20ml/仲夏之水/天峰藍調/銀霧冰泉/帝耀非凡$490$470苗栗縣竹南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恆動之星 THE MOVE 男性淡香水 100ml✰YENGEE✰$1,180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恆動之星 THE MOVE 男性淡香水 100ml / TESTER『WNP』$880 - $1,18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 Mercedes Benz Select 賓士帝耀非凡男性淡香水 50ml 隨貨附發票 夢鹿$1,450已售出 1臺北市大安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舞香水❤ Benz 賓士 Club Fresh 自由藍調 男性淡香水 <text:s/>1ml沾式 2ml / 5ml噴式分享試管$45 - $135已售出 378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M立敏【Mercedes Benz Man賓士】王者之星男性淡香水Tester包裝無蓋100ml 現貨$900已售出 1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公司貨】Mercedes Benz 賓士 帝耀非凡男性淡香水100ml | 達菲斯香水 美材 附發票$1,780臺中市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經典 男性淡香水 120ml/75ml/25ml/tester$850 - $1,299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艾莉❤美妝小鋪】Mercedes Benz 賓士 恆動之星男性淡香水 100ml 159-999$1,29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金萊美】Mercedes Benz 賓士紳藍爵士男性淡香水 分裝試管 針管 2.5ML$60 - $110已售出 5彰化縣員林市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VIP美妝】Mercedes Benz 賓士 <text:s/>紳藍爵士 男性淡香水 <text:s/>100ml tester$92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爵色佳人 女性淡香水 90ml TESTER無蓋【小7美妝】$1,099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OLI 莫麗◇Mercedes Benz 賓士 Extreme 銀色風潮極緻男性淡香水 100ml TESTER$1,29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蘋果綠* Mercedes Benz Select 賓士 帝耀非凡 男性淡香水 50ML/100ML$990 - $1,35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人人美*Mercedes Benz 賓士 爵色佳人女性淡香水7ml$299已售出 1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t;現貨&gt;100%正品 Mercedes Benz 賓士 帝耀非凡男性淡香水 50/100ml 【 一夜香水】$1,380 - $1,700彰化縣溪湖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日之耀 男性淡香水 100ml TESTER【香水會社】$980已售出 1臺北市士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Aphro阿芙蘿🌹Mercedes Benz Select DAY 賓士 日之耀 男性淡香水 1ml 噴式$55已售出 2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Club Black 賓士 黑色風潮 男性淡香水 分裝試香1/2/3/5 ml$30 - $130新北市板橋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免運㊣ Mercedes Benz 賓士 -經典男性淡香水 <text:s/>120ml(無蓋 Tester)$850已售出 3新北市板橋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Man Grey 輝煌之星 男性淡香水50ml/100ml/TESTER【小7美妝】$979 - $1,199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任行旅者系列.銀色風潮男性淡香水⭕$450基隆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VIP美妝】Mercedes Benz 賓士 銀色風潮淡香水 100ml/tester$1,150 - $1,400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女性淡香水 60ml / 90ml 現貨供應中 最低價$1,250 - $1,500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Man Grey 賓士輝煌之星男性淡香水100ML$1,780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二手香水 賓士 爵色佳人淡香精 <text:s/>Marc Jacobs 清甜雛菊女性淡香水 滾珠瓶$299 - $899已售出 1臺中市豐原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霏霏美妝】賓士 爵色佳人 女性淡香水90ml$1,150已售出 11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艾莉❤美妝小鋪】Mercedes Benz 賓士爵色佳人女性淡香水30/60/90ml$1,169已售出 3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蘋果綠* Mercedes Benz 賓士 紳藍爵士 男性淡香水 100ML$98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帝耀非凡男性淡香水(7ml) &amp; Mercedes Benz賓士經典男性淡香水(7ml)$750新竹縣竹東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分裝香水 Mercedes-Benz 賓士 入木之水 男性淡香精 5ml 分裝$40 - $120已售出 19嘉義市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 保證㊣貨 Mercedes Benz Man Blue 賓士紳藍爵士 男性淡香水100ml$1,350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日之耀男性淡香水100ml(贈)帝耀非凡男性小淡香水x2$2,590已售出 1臺北市大安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t;現貨&gt;100%正品 Mercedes Benz 賓士 爵色佳人女性淡香水60/90ml 【 一夜香水】$1,580 - $1,850彰化縣溪湖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試香😀Mercedes Benz Silver 賓士銀輝幻羽男性淡香水 1ml/2ml/5ml 分裝$50 - $200已售出 2高雄市三民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Mercedes Benz Star Blue 賓士 紳藍爵士 男性淡香水 100ml TESTER滿額折$30$1,099苗栗縣頭份市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紳藍爵士男性淡香水 100ml$1,050臺中市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賓士帝耀非凡男性淡香水(現貨正品）$1,799屏東縣竹田鄉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Blue 賓士湛藍之星50ml 男性淡香水$1,000苗栗縣竹南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王者之星 男性香水 100ml$1,290已售出 15臺北市內湖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 爵色佳人Woman 女性淡香水90ml (TESTER環保盒) EDT$1,100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公司貨】 Mercedes Benz Star 賓士王者之星男性淡香水分裝香水$80 - $120已售出 1臺南市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男大香 Mercedes Benz the move 賓士 恆動之心 男性淡香水 100ml$1,570嘉義市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保證㊣貨 Mercedes Benz Select 賓士帝耀非凡男性淡香水100ml$1,700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舞香水❤ Mercedes Benz 賓士 恆動之星 1ml沾式 2ml / 5ml噴式分享試管$40 - $120已售出 3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NANA◆ Mercedes Benz 賓士 紳藍爵士 男性淡香水 100ml TESTER$90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蒼穹之星男性淡香水100ML Tester環保紙盒 (國際航空版-現貨廠商直送)滿額贈$1,149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台灣現貨 Mercedes Benz賓士 帝耀非凡 經典 SELECT DAY男性淡香水 香氛 美妝保養$360 - $1,735高雄市苓雅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ilver 銀輝幻羽 銀箭再現 銀色賓士 120ML TESTER包裝$1,050宜蘭縣羅東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銀輝幻羽男性淡香水 120ML (銀色賓士男性淡香水 120ml )◆NANA◆$1,2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湛藍之星男性淡香水100ML"公司貨"$1,780已售出 2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金萊美】Mercedes Benz 賓士輝煌之星男性淡香水 分裝試管 針管 2.5ML$60 - $110已售出 17彰化縣員林市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沒有名字的香水店? Mercedes Benz 賓士 王者之星淡香水 100ml Tester$84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YENGEE✰Mercedes Benz 賓士 爵色佳人淡香水 無蓋 90ml Tester$1,0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試香❤ ️ Benz 賓士 Club Black 黑色風潮 男性淡香水 ☆ 分享試管$45 - $120已售出 14臺北市士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Silver銀輝幻羽 男性淡香水 120ml/TESTER$1,099 - $1,3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沒有名字的香水店? Mercedes Benz 賓士 銀色風潮 男性淡香水 100ML$1,28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紳藍爵士男淡香水100ml$1,699高雄市三民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克里夫香水】賓士小香 爵色佳人7ml+帝耀非凡7ml$630已售出 1高雄市小港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紳藍爵士男性淡香水 紳藍爵士 男性淡香水 淡香水 100ml <text:s/>蝦老闆$1,350新北市中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NANA◆ Mercedes Benz 賓士 Man Grey 輝煌之星 男性淡香水 100ml TESTER$1,08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原廠公司貨】Mercedes Benz 賓士 帝耀非凡男性淡香水100ml$1,580桃園市中壢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M立敏【Mercedes Benz賓士】Rose 玫瑰情懷淡香水 無蓋Tester包裝90ml 現貨$888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免運㊣ Mercedes Benz 賓士 The Move 恆動之星男性淡香水 100ml$1,050已售出 1新北市板橋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蘋果綠* Mercedes Benz 賓士 爵色佳人 女性淡香水 60ML/90ML$1,129 - $1,379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帝耀非凡$330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text:s/>紳藍爵士 男性淡香水 <text:s/>100ml tester【小7美妝】$90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香水專賣店】Mercedes Benz Man 賓士王者之星男性沐浴精(150ml)$799已售出 11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GREY 輝煌之星 正品 TESTER 男性淡香水（100ml）✿荳荳姬✿現貨販售中$945新北市八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香舍】Mercedes Benz Grey <text:s/>賓士 輝煌之星 男性淡香水$1,149 - $2,100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沒有名字的香水店? Mercedes-Benz 賓士 2018 最新香水 輝煌之星 男性淡香水 100ml TESTER$97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香水💕💕 <text:s/>Mercedes Benz 賓士同名男性淡香水 25ml/75ml/120ml$730 - $1,450高雄市新興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喬雅】Mercedes Benz Woman 爵色佳人女性淡香水 90ml$1,360新北市中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試香❤ Mercedes Benz Star Woman 爵色佳人 亞洲版 女性淡香水 <text:s/>EDT☆ 分享試管$55 - $155已售出 42臺北市士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忙內】Mercedes Benz Man Grey輝煌之星男性淡香水 100ml$1,150新北市中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髮炫嚴選」Mercedes Benz 賓士 帝耀非凡 100ml TESTER 批發$935新竹縣竹東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text:s/>賓士銀輝幻羽男性淡香水 120ML/75ML (國際航空版-現貨廠商直送)滿額贈$1,129 - $1,299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8.1折☆MOMO小屋☆ Lamborghini 藍寶堅尼 ACQUA 水能量 男性淡香水 75ml$799$650已售出 11臺北市萬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8.1折☆MOMO小屋☆ Lamborghini 藍寶堅尼 Mitico 神話能量 男性淡香水 75ml$799$650已售出 16臺北市萬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紅牛能量男性淡香水 125ml$690已售出 6臺北市北投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愛妮❤️Lamborghini 藍寶堅尼權威能量/神話能量/極致能量/ 紅牛能量/經典能量/水能量男性淡香水 125ml$620高雄市路竹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福特野馬FORD】男性淡香水 Mitico Prestigio Mustang Sport$599 - $899臺中市霧峰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原力覺醒淡香水$900高雄市新興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二手/正裝（125ml）》Lamborghini 權威能量/神話能量/水能量/男性淡香水$600已售出 2新北市永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8.1折☆MOMO小屋☆ Lamborghini 藍寶堅尼 Classico 經典能量 男性淡香水 75ml$799$650已售出 13臺北市萬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Persitgio 權威能量男性淡香水125ml$690已售出 2臺北市北投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3.7折Lamborghini 藍寶堅尼 CLASSICO 經典能量男性淡香水 125ML 現貨 廠商直送滿額折$100$2,150$789桃園市楊梅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Lamborghini 藍寶堅尼 Acqua 水能量男性淡香水 125ml$690新北市林口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神話能量男性淡香水75ml(贈)權威能量男性淡香水75mlVivo薇朵$2,90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戰神覺醒男性淡香水隨身旅行組(淡香水75ml+沐浴膠100ml)$1,200臺中市大雅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ESTER香水💕💕 Lamborghini 藍寶堅尼 極致能量男性淡香水 125ML$1,088高雄市新興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極致能量 男性淡香水 <text:s/>5ml分裝$50 - $200已售出 1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男大香 Lamborghini 藍寶堅尼 經典能量 <text:s/>男性淡香水 75ML / 125ML$888 - $1,099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藍寶堅尼紅牛能量男性淡香水 125ml滿額折$15$555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香水 情人節禮物 禮物 情人節 香水 男生香水 男性淡香水 麝香 質感香水 男生禮物 禮品 男生 125ml香水$1,580已售出 1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水能量男性淡香水 <text:s/>5ml分裝$50 - $200已售出 3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香舍】Lamborghini 藍寶堅尼 Sportivo 紅牛能量 男性淡香水 125ML$1,050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珍愛香水] Lamborghini] ginevra 花漾誘惑/罪愛誘惑 女性淡香精 49元針管香水系列 1.5ml$49已售出 1臺北市中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text:s/>Classico香水禮盒$999新北市林口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香閣Lamborghini Ginevra罪愛誘惑女性淡香精 分享瓶分裝瓶小ml小香試管針管香水淡香水古龍水香精淡香精$45 - $145已售出 1花蓮縣花蓮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男大香 Lamborghini 藍寶堅尼 神話能量 男性淡香水 75ML / 125ML$888 - $1,099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戰神覺醒男性淡香水-Tester(125ml)$555臺中市太平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活躍世代男性淡香水40ml Vivo薇朵$1,72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權威能量男性淡香水(125ml) <text:s/>Tester包裝$720新北市板橋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紅牛能量男性淡香水 （75ml)$500桃園市中壢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Millennials 輝煌世代 淡香水 40ml/125ml 《BEAULY倍莉》滿額折$180$1,380 - $2,580臺中市南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Prestigio 權威能量男性淡香水 75ml$688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Classico藍寶堅尼能量男性淡香水/FORDMUSTANG福特野馬 美式傳奇男性淡香水$900 - $1,200臺北市北投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East 279東貳柒玖服飾】藍寶堅尼 經典能量男性淡香水125ML#在台現貨$750臺南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神話能量男性淡香水75ml(贈)權威能量男性淡香水75mlVivo薇朵$2,90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水能量男性淡香水 <text:s/>5ml分裝$50 - $200已售出 3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香水 情人節禮物 禮物 情人節 香水 男生香水 男性淡香水 麝香 質感香水 男生禮物 禮品 男生 125ml香水$1,580已售出 1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Millennials 輝煌世代 淡香水 針管 1.5ml【娜娜OUTLET】 藍寶堅尼 試管$69臺中市大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送 防疫良罩 3片/台灣製） Lamborghini 藍寶堅尼 戰神覺醒 男性淡香水 商務公事包組$2,888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原力覺醒淡香水禮盒$1,500高雄市岡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紅牛能量男性淡香水75ml$650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香水 情人節禮物 禮物 情人節 香水 男生香水 男性淡香水 麝香 質感香水 男生禮物 禮品 男生 125ml香水$1,480新竹縣竹北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全新男性香水125ml$980新北市泰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 水能量男性淡香水（125ml)$1,250新北市三芝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原力覺醒淡香水(40ML禮盒)$900彰化縣芳苑鄉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Acqua 水能量男性淡香水 125ml【TESTER】$777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 極致能量男性淡香水 125ml$1,200新北市新店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Sportivo 紅牛能量男性淡香水 125ml 《BEAULY倍莉》 送禮首選 小牛滿額折$180$1,390臺中市南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 藍寶堅尼】紅牛能量男性淡香水$790臺中市大甲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ESTER香水💕💕 Lamborghini 藍寶堅尼 權威能量男性淡香水 125ml$1,088高雄市新興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全新男性淡香水125ml$980新北市泰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經典能量 <text:s/>男性淡香水 <text:s/>5ml分裝$50 - $200已售出 2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Millennials 輝煌世代 淡香水 針管 1.5ml【娜娜OUTLET】 藍寶堅尼 試管$69臺中市大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經典能量男性淡香水禮盒$1,000嘉義縣民雄鄉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Classico三人香水禮盒$3,980臺中市沙鹿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irghini Mitico藍寶堅尼 神話能量男性淡香水公司貨 125ml <text:s/>原價3680$1,500新北市八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Invincibile 戰神覺醒男性淡香水 75ML 125ML$1,070 - $1,720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經典能量男性淡香水(125ml)$899臺南市永康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現貨Lamborghini Classico 經典能量男性淡香水禮盒$1,500彰化縣福興鄉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Classico 經典能量男性淡香水 75ml$1,250新北市汐止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罪愛誘惑女性淡香精 50ml /100ml /限量貝殼包禮盒組 /限量圓餅包禮盒組$2,599 - $3,599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汽車造型香水座 跑車模型/藍寶堅尼車模香水座/汽車內飾擺件/高檔車用香水/送男友/車用百貨/情人節 現貨 S21$240彰化縣彰化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8.5折【Lamborghini】藍寶堅尼 罪愛誘惑女性淡香精 限量貝殼包禮盒組｜GISH Beauty 身體乳 香水 乳液8折2 件折 NT$30$3,450$2,933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原廠公司貨】LAMBORGHINI 藍寶堅尼 花漾誘惑女性淡香精 1.5ml 針管 S8910 件 NT$388$49已售出 29桃園市中壢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text:s/>藍寶堅尼 紅牛能量男性淡香水125ml$1,699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岡山戀香水~Lamborghini 藍寶堅尼 戰神覺醒男性淡香水商務經理夾組~優惠價:2500元$2,500高雄市岡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8.5折【Lamborghini】藍寶堅尼 紅牛能量男性淡香水(75ML 125ML)｜GISH Beauty 香氛 淡香水8折2 件折 NT$30$1,233 - $1,828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男性體香膏 75ml 六款 沒有名字的香水店?$299臺北市大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汽車造型香水座 跑車模型/藍寶堅尼車模香水座/汽車內飾擺件/高檔車用香水/送男友/車用百貨/情人節 現貨 S21$240臺中市南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8.5折【Lamborghini】藍寶堅尼 戰神覺醒男性淡香水 商務經理夾組(400ML)｜GISH Beauty 香水 沐浴膠8折2 件折 NT$30$4,150$3,528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水能量男性淡香水禮盒【免運 免運 免運】$2,500臺中市大甲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活躍世代男性淡香75ml(贈)同款2合1保濕洗髮沐浴膠 400ml$2,36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試香🔆Lamborghini Intenso 藍寶堅尼極致能量男性淡香水 1ml/2ml/5ml 分裝$25 - $90已售出 1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Tonino Lamborghini 藍寶堅尼 5ml / 10ml噴式分裝香水木質香型芳香調$70 - $176已售出 5新北市永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汽車造型香水座 跑車模型/藍寶堅尼車模香水座/汽車內飾擺件/高檔車用香水/送男友/車用百貨/情人節 現貨 S21$240已售出 1彰化縣彰化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男性淡香水 男性體香噴霧 送小鮮肉香皂❗️$999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經典能量男性淡香水 1ml 2ml 5ml 玻璃分享瓶$30 - $70已售出 3新北市淡水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男性香水 男生香水 男性淡香水 男用香水 古龍水 藍寶堅尼極致能量淡香水125ml 福特野馬淡香水100ml 男生香水$650已售出 1高雄市林園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男性淡香水 75ml (經典能量/紅牛能量/神話能量)$599 - $1,599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ESTER包裝】Lamborghini 藍寶堅尼 Sportivo 紅牛能量男性淡香水 125ml滿額折$15$599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藍寶堅尼紅牛能量男性淡香水 75ml滿額折$15$550 - $555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戰神覺醒 男性淡香水 40ml / 75ml / 125ml$990 - $2,150已售出 1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試香😀Lamborghini Prestigio 藍寶堅尼權威能量男性淡香水 1ml/2ml/5ml 試香紙$25 - $100已售出 1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6">
          <table:table-cell office:value-type="string">
            <text:p>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權威/經典 能量男性香水禮盒組(淡香水125ml+沐浴乳100ml+鬍後乳100ml$1,599桃園市龜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roghini Mitico藍寶堅尼 神話能量男性體香膏75g 商品售出不退換$288臺南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試香😀Lamborghini Mitico 藍寶堅尼神話能量男性淡香水 1ml/2ml/5ml 試香紙$25 - $100已售出 1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香舍】Lamborghini 藍寶堅尼 Classico 經典能量 男性淡香水 125ML$1,050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Intenso 藍寶堅尼極致能量男性淡香水 75ml$630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Acqua 水能量男性淡香水 125ml【TESTER】$777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Mitico 藍寶堅尼神話能量男性淡香水 75ml$665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愛妮❤️John Varvatos Artisan Pure 工匠純淨 男性淡香水75ml /125ml /TESTER$940 - $1,175已售出 427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HUAHUA香水美妝 John Varvatos Artisan 工匠藤編男性淡香水 125ML【全新正品】$899 - $1,180已售出 213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HUAHUA香水美妝 John Varvatos Artisan Pure 工匠純淨 男性淡香水125ml 『全新正品』$990已售出 20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YOYO小棧☆ John Varvatos Artisan Pure 工匠純淨 男性淡香水$950已售出 63臺北市萬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Acqua 工匠海洋限量版男性淡香水$700臺南市中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JV x NJ 尼克強納斯聯名款男性淡香水$900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SUGOI香水甜甜-分裝 <text:s/>John Varvatos工匠純淨男EDT$170 - $500臺北市士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香親香愛～John Varvatos 工匠藤編 純淨男性淡香水 125/75ml, Artisan Pure$998 - $1,258已售出 206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HUA香水美妝 John Varvatos Artisan 工匠藤編 男性淡香水 試管 5ML『全新正品』$99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5折John Varvatos Artisan Pure 工匠純淨男性淡香水(75ml / 125ml)-公司貨【美麗購】滿額折$30$1,199 - $1,398已售出 11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Platinum 白金限量版淡香水 125 ml TESTER包裝$1,480已售出 3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香妮💋John Varvatos Artisan 工匠藤編 Blu 藍 男香 75ml/ 125ml /【TESTER】$950 - $1,130已售出 32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Pure 工匠純淨男性淡香水 《盧亞公司貨》現貨 125ML$1,17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Artisan 工匠藤編男性淡香水 125ml TESTER包裝$990已售出 4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男性淡香水 75ML 125ML TESTER【小7美妝】$940 - $1,150已售出 56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Blu 工匠Blu男性淡香水 玻璃分享噴瓶 1ML 2ML 5ML加價購$35 - $130已售出 185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來罐suga同款香吧ʕ •ᴥ•ʔJohn Varvatos Artisan 工匠藤編男性淡香水$880桃園市中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藤編 男性淡香水 125ML <text:s/>TESTER$940已售出 24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沒有名字的香水店? John Varvatos Artisan Pure 工匠藤編 純淨 男性淡香水 125ML$1,199已售出 6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愛妮❤️John Varvatos Artisan Blu 工匠藤編 藍 男性淡香水75ml /125ml/TESTER$950 - $1,130已售出 14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John Varvatos 工匠藤編 純淨男性淡香水125ml$1,298臺北市萬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JV x NJ <text:s/>尼克強納斯聯名款/赤紅聯名款/銀翼版 男性淡香水 試香$30 - $120已售出 14桃園市龜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聯名款 銀翼 男性淡香水 125ML 尼克強納斯聯名$1,380臺南市西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純淨 男性淡香水 125ml / TESTER『WNP』$989 - $1,250已售出 8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正品John Varvatos 尼克強納斯聯名銀翼版男性淡香水125ml tester$1,250已售出 1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Artisan 工匠藤編男性香水 125ml 全新正品$1,350已售出 28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禮盒拆售】香水 💕💕 John Varvatos <text:s/>15ml 工匠系列 <text:s/>經典/典藏/工匠藤編/工匠BLU$299 - $333已售出 1高雄市新興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1ml 2ml 5ml 玻璃分享噴瓶$40 - $105已售出 998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晨曦㊣香氛館💎【John Varvato】工匠純淨男性淡香水✨玻璃試香瓶1/2/5ml✨現貨正品$35 - $140已售出 94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試香》John Varvatos Artisan Blu/Artisan Pure 工匠Blu/工匠純淨 男香 試香紙$35 - $130已售出 65新北市汐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 john varvatos 约翰·瓦维托斯 淡香水 1ml/2ml/3ml/5ml 工匠 藤編 海洋 銀翼 烏木加價購$35 - $135高雄市苓雅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禮盒拆售】香水 💕💕 John Varvatos <text:s/>15ml 工匠系列 <text:s/>經典/典藏/工匠藤編/工匠BLU$299 - $333已售出 1高雄市新興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正品John Varvatos 尼克強納斯聯名銀翼版男性淡香水125ml tester$1,250已售出 1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1ml 2ml 5ml 玻璃分享噴瓶$40 - $105已售出 998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韓國第一連鎖美妝店OLIVE YOUNG~年度大賞 韓國國民香水 John Varvatons 歐爸香水/入門香水$1,690 - $3,490已售出 1臺中市清水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試香》John Varvatos Artisan Blu/Artisan Pure 工匠Blu/工匠純淨 男香 試香紙$35 - $130已售出 65新北市汐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公司貨 John Varvatos 工匠純淨男性淡香水75ml/工匠藤編男性淡香水125ml滿額折$30$1,249 - $1,549高雄市鹽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4折John Varvatos Artisan Blu 工匠BLU男性淡香水(75ml 125ml) EDT-航版【美麗購】滿額折$30$1,099 - $1,198已售出 2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晨曦㊣香氛館💎【John Varvato】工匠純淨男性淡香水✨玻璃試香瓶1/2/5ml✨現貨正品$35 - $140已售出 94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工匠經典同名 正品 男性淡香水EDT（125ml）✿荳荳姬✿$1,288已售出 1新北市八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公司貨 John Varvatos Artisan Pure 工匠純淨男性淡香水125ml$1,300已售出 1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 John Varvatos DARK REBEL 龐克騎士男性淡香水 分裝$50 - $220已售出 13臺中市豐原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型男班森】John Varvatos龐克騎士 75ml 125ml Tester$1,260 - $1,65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工匠純淨男性淡香水125ml特價1350元$1,350已售出 1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藤編男性淡香水$1,290 - $1,590已售出 2高雄市鳳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lt;麻吉小舖&gt;John Varvatos 工匠BLU 男性淡香水 75ML 125ml$950 - $1,250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Cocoshouse•John Varvatos工匠銀魂男性淡香水75ml$1,980臺中市西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Blu 工匠Blu 1ml 2ml 5ml 玻璃分享噴瓶$40 - $115已售出 321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125ml)$1,20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男香控㊣ John Varvatos 工匠系列 Dark Rebel Rider 暗黑騎士 試香$60 - $200已售出 34桃園市大園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香妮💋John Varvatos Artisan 工匠藤編 Blu 藍 男香 75ml/ 125ml /【TESTER】$950 - $1,130已售出 32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藤編 工匠純淨 海藍工匠 工匠海洋 暗黑騎士 龐克騎士 尼克強納斯 分享試管$40 - $200已售出 189新北市林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XX工匠銀魂男性淡香水 75ml《BEAULY倍莉》 禮物 禮盒 精美包裝 送禮 情人節禮物9折$2,280臺中市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工匠系列小香禮盒15ML$1,100臺中市豐原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工匠系列小香水禮盒 內含同名、工匠藤編、典藏、工匠Blu 15ML*4$1,42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分裝 約翰瓦維托斯 工匠藤編 純淨 John Varvatos Artisan Pure 試香 針管 男香 工匠純淨$35桃園市大溪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正品 15ml 17m 噴式 沾式 工匠海洋 工匠純淨 經典 小香 John Varvatos Artisan 隨身香氛$320 - $499已售出 3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Platinum 白金限量版淡香水 125 ml$2,000苗栗縣竹南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Vintage <text:s/>工匠藤編 典藏 古色古香 男香 125ml TESTER .$99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純淨 Artisan Pure 男性淡香水 1.5mL 全新 可噴式 試管香水$119已售出 90臺中市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 分享試管$40已售出 54臺中市沙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經典男性淡香水禮盒 (香水125ML + 香水17ML + 針管1.5ML)$1,59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純淨 男性淡香水 125ml ✨蝦老闆✨$1,520新北市中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工匠藤編男性淡香水125ml$1,199臺中市東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lt;保證正品&gt;JOHN VARVATOS 典藏男性淡香水125ml tester$1,180新北市八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試香》John Varvatos 經典同名男香 試香紙$40 - $99已售出 12新北市汐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霏霏美妝】John Varvatos 工匠藤編 男性淡香水 Tester$1,00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Blu 工匠Blu男性淡香水 75ml/125ml$1,550 - $1,950新北市林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Pure 工匠純淨男性淡香水 金屬分裝瓶4ml 試香$170臺南市新營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Blu 工匠藤編 男性淡香水 75ml / 125ml TESTER☆MUSE 愛美神☆$899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誘香水~JOHN VARVATOS 典藏男性淡香水 75ml TESTER$790嘉義市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十氛玩美💫John Varvatos 工匠藤編 Artisan Blu 藍 男性淡香水 125ml$1,325已售出 1新北市泰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Artisan Pure 工匠純淨男性淡香水 分享香$30 - $120已售出 1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藤編 純淨男性淡香水125ml$1,39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6.2折【John Varvatos】工匠藤編男性淡香水75ml滿額折$250$2,400$1,499新北市深坑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首席國際香水】 John Varvatos Artisan 工匠藤編男性香水$1,850 - $2,300臺東縣臺東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現貨 <text:s/>John Varvatos Artisan Pure 工匠純淨男性淡香水 專櫃正品$3,450已售出 3臺北市大安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Pure 工匠純淨男性淡香水1.5ML$89已售出 1臺南市歸仁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X Nick Jonas 尼克強納斯聯名款 Crimson 赤紅款 淡香水 1.5mL$99已售出 5臺中市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GH】John Varvatos Artisan Blu 工匠Blu男性淡香水125ML$1,150臺北市中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MOLI 莫麗◇John Varvatos Artisan Pure 工匠純淨男性淡香水125ml※363-174$1,380已售出 2臺北市中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XX 經典光芒 男性淡香水 75ml【娜娜OUTLET】 工匠系列 <text:s/>情人節禮物 送禮 禮物$2,199臺中市大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香水 John Varvatos 尼克強納斯 聯名款 男性淡香水 75ml滿額折$60$2,180嘉義市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125ml)$1,250彰化縣員林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JV x NJ 尼克 強納斯 聯名款 男性淡香水 限量版 125ml$1,990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男性淡香水 125ml$1,399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Acqua 工匠海洋 男性淡香水 1.5ml 可噴式 試管香水 全新$129已售出 29臺中市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工匠藤編男性香水$3,000高雄市鳳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John Varvatos 工匠藤編 Artisan 男性淡香水 ☆分享試管$35 - $99已售出 130臺北市士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七三七香水精品】John Varvatos Artisan 工匠藤編 男性淡香水 125ML TESTER$988 - $1,288已售出 9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lt;麻吉小舖&gt;John Varvatos Artisan 工匠純淨 男淡香水 125ml$1,280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工匠藤編男性香水$1,500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發票價 John Varvatos Artisan 工匠藤編 男性淡香水 125ml TESTER ☆櫥窗小姐☆$1,040已售出 25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KatyShop ✨John Varvatos Artisan 工匠藤編 男性淡香水 125ml$899 - $1,199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工匠藤編男性淡香水125ml$1,199臺中市東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皇家湛藍男性淡香水(75ml)~(125ml)9.5折$2,180 - $2,880新北市樹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尼克強納斯聯名款男性淡香水(125ml)$1,480桃園市八德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4.6折John Varvatos Artisan工匠藤編男性淡香水 木質調清新調男香男用香水JV9.2折$2,400$1,099花蓮縣花蓮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NANA◆John Varvatos Artisan 工匠 Blu 男性香水 125ml 2016新香$989 - $1,149已售出 3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6.8折【John Varvatos】工匠藤編男性淡香水75ml(原廠公司貨)9.2折$2,600$1,768臺中市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 john varvatos 约翰·瓦维托斯 淡香水 1ml/2ml/3ml/5ml 工匠 藤編 海洋 銀翼 烏木加價購$35 - $135高雄市苓雅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純淨 男性淡香水 75ml /125ml/tester$989 - $1,250已售出 47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4.9折John varvatos 經典同名 男性淡香水 125ml〔 10點半香水美妝 〕$2,950$1,450已售出 4臺中市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藤編 男性淡香水 125ML/75ML$980 - $1,150已售出 20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七三七香水精品】John Varvatos Artisan 工匠藤編 男性淡香水 125ML TESTER$988已售出 7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小平頭香水店》John Varvatos Artisan 工匠藤編 男性淡香水 125ml TESTER$940已售出 41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尼克強納斯聯名男性淡香水$1,500臺北市內湖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超激敗】John Varvatos Artisan 工匠藤編 男性淡香水 TESTER 125ML$1,049已售出 9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折John Varvatos Artisan 工匠藤編男性淡香水75ml 125ml TESTER-任選-航版滿額折$15$3,300$999已售出 1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Aphro阿芙蘿🌹John Varvatos Artisan Blu 工匠Blu男性淡香水75/125ml滿額折$30$1,080 - $1,380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4折John Varvatos Artisan Blu 工匠BLU男性淡香水(75ml 125ml) EDT-航版【美麗購】滿額折$30$1,099 - $1,198已售出 2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正品保證】 John Varvatos Artisan 工匠純淨 男性淡香水 125ml / 125 TESTER$1,350已售出 13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正貨！John Varvatos 工匠藤編男性淡香水(75ml)$1,28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Augsting ｜OEIS香氣製造所❤全新 John varvatos 復古典藏 男性淡香水 125ml tester$89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 Blu 男性香水 125ml TESTER$860已售出 2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9.3折JohnVarvatosArtisanPure工匠純淨男性淡香水125ml$1,690$1,580新北市新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 Tester 125ML$700高雄市三民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歐巴&amp;歐尼~John Varvatos Artisan Blu工匠Blu男性淡香水 75ml 125ml tester$950 - $1,150已售出 1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正品 John Varvatos Artisan Pure 工匠純淨男性淡香水 125ml無蓋 tester$90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愛妮❤️Ferrari 法拉利 Black 黑色法拉利 男性淡香水 125ml 【TESTER包裝】❤️$499已售出 107高雄市路竹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NANA◆Ferrari 黑色 法拉利 男香 Black 125ml TESTER$539已售出 51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愛妮❤️Ferrari 法拉利 Red 紅色法拉利 男性淡香水 125ml 【TESTER包裝】$630已售出 189高雄市路竹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香妮💋Ferrari 法拉利 Black黑色法拉利 男性淡香水75ml <text:s/>/125ml /125ml 【TESTER】$499 - $615已售出 24高雄市路竹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light essence 法拉利 氫元素 男性淡香水125ml$498已售出 6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氫元素男性淡香水 玻璃分享噴瓶 1ML 2ML 5ML$35 - $110已售出 144彰化縣彰化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11.11限時活動 Ferrari 法拉利風雲、氫元素、極速、極限紅、極限黑、經典、光速 5ml抺式分裝香水$70已售出 17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髮炫嚴選」FERRARI 法拉利 BLACK 黑色法拉利 125ml TESTER 批發$505已售出 12新竹縣竹東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髮炫嚴選」FERRARI 法拉利 RED 紅色法拉利 125ml 批發$590已售出 14新竹縣竹東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3.7折Ferrari 法拉利 Vetiver Essence 岩蘭草男性淡香精 50ml 〔 10點半香水美妝 〕$2,600$950已售出 4臺中市西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MOMO小屋☆ Ferrari 法拉利 Light Essence 氫元素 男性淡香水 4ml$159已售出 18臺北市萬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Bright Neroli 法拉利香水 菁萃橙花男性淡香水/1瓶/10ml$300南投縣草屯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WNP』FERRARI 法拉利 菁萃聖果 菁萃橙花 菁萃薰衣草 男性淡香水 10ml 小香水$289已售出 1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發票價 <text:s/>Ferrari Black 黑色法拉利男性淡香水 125ml ☆櫥窗小姐☆$680已售出 15新北市新莊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xtreme 法拉利 極致風雲 男性淡香水 分裝試香1/2/3/5 ml$20 - $80已售出 1新北市板橋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Ferrari 法拉利 Extreme極致風雲男性淡香水 5ML / 10ML 分裝香水 東方清新調 熱賣經典款$70 - $176已售出 27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琥珀 男性淡香精 玻璃分享噴瓶 1ML 2ML 5ML$40 - $170已售出 18彰化縣彰化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熱力冰火中性淡香水4ml$199臺北市信義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Black 黑色法拉利 男性淡香水 75ML 125ML TESTER《小平頭香水店》$550 - $679已售出 12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DreamShop】原廠Ferrari Light Essence Bright 法拉利光元素中性淡香水75ml$1,099新北市板橋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法拉利 極限紅男性淡香水針管(2ml)$49已售出 2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 Ferrari Light Essential 法拉利 氫元素 男性淡香水 5ml 75ml 125ml 公司貨$1,190已售出 4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7">
          <table:table-cell office:value-type="string">
            <text:p>【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lt;保證正品&gt;Ferrari Black Signature 法拉利 極限黑 黑色 男性淡香水125ml tester$650新北市八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法拉利 紅色法拉利男性淡香水(4ml)$200已售出 2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FERRARI 菁萃聖果淡香水 10ML【岡山真愛香水化妝品批發館】$299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TESTER香水💕💕 Ferrari 法拉利光速男性淡香水 125ml$1,888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法拉利 極帥男性淡香精針管(1.2ml)$49已售出 3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BRIGHT NEROLI 法拉利 菁萃橙花男性淡香水5ml分享瓶$150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試香❤Ferrari Black 黑色法拉利 男性淡香水 ☆ 分享試管$30 - $80已售出 21臺北市士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VETIVER ESSENCE 岩蘭草男性淡香精 50ML$800高雄市鳳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Red 紅色法拉利男性淡香水 125ml 法拉利 紅色法拉利$629已售出 1新北市中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精萃橙花男性淡香水100ml$1,780已售出 1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已售完Ferrari 法拉利 氫元素 男性香水125ml$890已售出 1臺北市內湖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傳奇的雙重風格#經典 法拉利紅/黑男性淡香水125ML/75ML$790 - $990已售出 5桃園市桃園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法拉利經典男性淡香水 1.5ml針管香水$80已售出 8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法拉利 Red Power 熱力 男淡香水 5ml 分享瓶空瓶分裝(如圖2)$120已售出 3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艾莉❤美妝小鋪】Ferrari Forte 法拉利 極帥男性淡香精 125ml~338-413$990臺北市中正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8">
          <table:table-cell office:value-type="string">
            <text:p>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法拉利 藍木男性淡香精 5ml分享瓶空瓶分裝(如圖2)$120已售出 3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針管香水💕💕 Ferrari 法拉利 黑色法拉利男性淡香水針管1.2ml$55 - $250已售出 3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岡山戀香水~FERRARI 法拉利 氫元素男性淡香水125ml~優惠價:990元$990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法拉利 勁速男性淡香水5ml分享瓶$90已售出 1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Uomo 經典男性淡香水的試香紙【香水會社】$55已售出 4臺北市士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text:s/>法拉利 極限黑男性淡香水 1.2ML 男性 淡香水 針管小香 針管 小香 噴式針管 試管 男香多件優惠$35已售出 19新北市中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百貨正品 <text:s/>黑法拉利禮盒香水75ml+75ml乳液$920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Scuderia Ferrari 法拉利 勁速 男性淡香水(4ml)$250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Red Power ICE 熱力冰火 男性淡香水 4ML$189新北市五股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Black 黑色法拉利 男性淡香水針管(1.2ml)$49已售出 5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FERRARI 黑色法拉利男性淡香水 TESTER 125ML【岡山真愛香水化妝品批發館】$569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氫元素75ml 香水+CK in2u 小香水～$690高雄市鳳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氫元素40ml專櫃公司貨$999已售出 1高雄市前鎮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Q咪shop🍀 Ferrari Red Power 熱力淡香水 <text:s/>噴式針管 1.2ml$49臺中市大雅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試香🔆 Ferrari 法拉利 Scuderia Club 勁速男性淡香水 <text:s/>5ML 2ML 1ML 玻璃噴瓶 分裝$25 - $95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lt;現貨&gt;100%正品 Ferrari Black Signature 法拉利極帥男性淡香精【 一夜香水】$1,380 - $1,850已售出 1彰化縣溪湖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法拉利 Ferrari Black 黑色法拉利 男性淡香水 5ML/10ML 分裝香水 木質花香調$70 - $176已售出 1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Club 法拉利勁速聯盟男性香水 125ml滿額折$15$2,850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Light Essence Bright 法拉利光元素香水 75ml💋$1,9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男香控㊣ Ferrari 法拉利水元素中性淡香水 試香$40 - $130已售出 26桃園市大園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香水$1,000臺北市大安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Black 黑色法拉利淡香水 - 125ml，正品，現貨$950臺北市大安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黑色法拉利125ml 台南5顏6色香水化妝品保養品$950臺南市中西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 極帥男性淡香精分裝試管 1ＭＬ 衝評價限量促銷中👉👉$10已售出 2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溱品嚴選】Ferrari 法拉利 Black 黑色法拉利 男性淡香水 75ml / 125ml滿額折$30$790臺南市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紅色法拉利淡香水 75ml 【娜娜OUTLET】 情人節禮物 送禮 禮物 男香 香水 男用香水$799臺中市大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極帥男性淡香精 125ml$1,399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黑色法拉利男性淡香水125mlT包$588新北市新莊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1.2ml試管香水多件優惠$20花蓮縣壽豐鄉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Ferrari Red Power 法拉利 熱力男性淡香水1.2ml針管香水$60已售出 1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現貨 ～ 紅紫杉、酷妹、法爾味、法拉利噴霧香水$160已售出 2屏東縣萬巒鄉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人人美*Ferrari Red 紅色法拉利男性淡香水迷你小香 4ml$199已售出 1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組合 💕💕 AZZARO dB Decibel 分貝男性香水 100ml【贈法拉利沐浴精】$1,3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3">
          <table:table-cell office:value-type="string">
            <text:p>❀Long༒Shine❀ ✨【FERRARI法拉利】Scuderia Forte 極帥男性淡香精 ✨75ML/125ML$999新北市樹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VIP美妝】FERRARI 黑色法拉利 男性淡香水 125ml/75ML$620已售出 2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Red Power 熱力男性淡香水/熱力冰火中性淡香水 小香 4ml$199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菁萃橙花男性淡香水 10ml$320新北市五股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FERRARI 氫元素男性淡香水$800臺中市梧棲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ssence Musk 法拉利白麝香男性淡香精 100ml【TESTER】💋$2,38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Light Essence 法拉利氫元素男性淡香水75ml$750臺北市松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分裝香水 F11 Ferrari Scuderia Black 黑色法拉利 男性 淡香水 3ml 5ml$80 - $135高雄市鹽埕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金萊美】Ferrari Uomo 法拉利經典男淡香水 分裝試管 針管 2.5ML$55 - $95已售出 5彰化縣員林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岩蘭草男性淡香精50ml（全新）$950臺南市安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ssence Musk 法拉利白麝香淡香精2ml試香$45 - $95已售出 24臺中市北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Red Power ICE 熱力冰火男性淡香水 4ML$160高雄市小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氫元素 男性淡香水 75ml 【娜娜OUTLET】 Light Essence 情人節禮物 香水$799臺中市大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黑色法拉利男性淡香水小香（4ml)$299臺中市霧峰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金萊美】FERRARI F1 經典男性淡香水 分裝試管 針管 2.5ML$50 - $90已售出 1彰化縣員林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黑色男性淡香水(125mL)-TESTER(TESTER款)[17017]$699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Ferrari 512 TR 法拉利男香小香迷你瓶6ml$339新北市汐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菁萃橙花男性淡香水 10ml$320新北市五股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熱力香水［迷路商店］Ferrari 法拉利 Red Power 熱力冰火中性淡香水 / 熱力男性淡香水 小香4.5ml$199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YOYO小棧☆ Ferrari 法拉利 極勁紅 男性淡香水 100ml TESTER 環保盒$990已售出 1臺北市萬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組合 💕💕 AZZARO dB Decibel 分貝男性香水 100ml【贈法拉利沐浴精】$1,3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MOMO小屋☆ Ferrari Scuderia Forte 法拉利 極帥 男性淡香精 125ml$1,050已售出 1臺北市萬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Light Essential 法拉利氫元素男性香水 125ml$2,9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Black 黑色法拉利男性淡香水125ml$780彰化縣社頭鄉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Cherry Shop☆Ferrari法拉利 極帥 男性淡香精 1.2ml 【噴式】$30已售出 4臺北市松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2.5折Ferrari 法拉利 紅色法拉利 男性淡香水小香 4ml 迷你小香〔 10點半香水美妝 〕$800$199臺中市西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 法拉利 經典男性淡香精 10m$299已售出 1新北市中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晨曦㊣香氛館💎【Ferrari 法拉利】黑色法拉利男性淡香水✨🈶中文標籤✨試香瓶熱銷中$555 - $710新北市新莊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紅色法拉利 男性淡香水 125ML$900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Vetiver Essence 法拉利 岩蘭草 男性淡香精 10ml 小香✰YENGEE✰$299已售出 2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男性香水分裝瓶 玻璃 分裝 小罐 試管 男性 父親節 爸爸節 88節 香水 跑車 改車 男人$150 - $350高雄市小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ssence Musk 法拉利白麝香男性淡香精 100ml$2,000臺中市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分裝香水 Ferrari Scuderia Black 黑色法拉利 <text:s/>男性淡香水 <text:s/>5ml分裝$40 - $150嘉義市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極致熱力男性淡香水 75ML$1,000臺中市北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男大香 Ferrari Scuderia Red 紅色法拉利 <text:s/>男性淡香水 125ML$1,298嘉義市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黑色法拉利男性淡香水125ml【TESTER】💋$1,9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菁萃橙花 / 菁萃聖果 / 菁萃薰衣草 男性淡香水 10ml【小7美妝】$289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9.7折適用於賓士，bmw,三菱，現代，福特，lexus, Toyota,納智捷，法拉利，audi,honda,nissan香水$118$115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雪松男性淡香精 10ml 小香 【VIP美妝】$340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5折賓士，bmw,三菱，現代，福特，lexus, Toyota,納智捷，法拉利，audi,honda,nissan香水出風口滿額贈$268$134已售出 1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Red 紅色法拉利男性淡香水$1,100新北市板橋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賓士 保時捷 路虎 斯柯達 現代 別克 法拉利 寶馬 honda lexus車標出風口帶鑽香水座滿額折$5$122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Scuderia Black 黑色法拉利男性淡香水 TESTER (125ml)$999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新款太陽能裝飾汽車香薰法拉利汽車香水室內裝飾裝飾汽車除臭持久光輝$530 - $617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試香❤Ferrari Black 黑色法拉利 男性淡香水 ☆ 分享試管$30 - $80已售出 21臺北市士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BRIGHT NEROLI 法拉利 菁萃橙花男性淡香水5ml分享瓶$150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氛時尚 專櫃試管】Ferrari Scuderia Red 紅色法拉利男性淡香水試管$60宜蘭縣羅東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超激敗】Christian Dior 迪奧 曠野之心 男性淡香水 30ML 60ML 100ML CD Sauvage$2,039 - $3,249已售出 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小樣#【現貨·電子發票】迪奧Dior-Miss Dior香氛/花漾迪奧淡香水/Miss Dior淡香水/(5ml)$375 - $429已售出 1,190臺北市萬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7.5折Dior迪奧 SAUVAGE曠野之心淡香水 60ml/100ml 現貨 蝦皮直送滿額折$300$2,299 - $2,999已售出 16桃園市楊梅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3折💖💖【台灣現貨】DIOR 真我香水 白毒 花樣甜心 曠野 分裝 試香 2ML DIOR 香水 香水分裝瓶 香體$167$50已售出 30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9.8折Miss Dior 花漾迪奧 Blooming Bouquet女性淡香水 玻璃分享噴瓶 1ML 2ML 5ML加價購$55 - $215已售出 1,401彰化縣彰化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3.7折6.21下單 買一送一 Dior香水 真我純香心悅 真我宣言 迪奧香水 Jadore In Joy 50/100ml2 件 5折$1,080 - $1,680已售出 62嘉義市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預購🐘美國代購🇺🇸 Dior 迪奧Jadore 真我宣言女性淡香精(50ml)$2,990 - $4,490已售出 6臺南市安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香水 Miss花漾淡香水 甜心小姐香水 香氛 曠野之心香水 摯愛真我$1,350 - $2,280已售出 233南投縣草屯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Sauvage 曠野男士Q版香水 10ml5 件 9.7折$160已售出 158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6.9折Dior迪奧 Miss Dior 花漾迪奧淡香水 100ml 現貨 廠商直送滿額折$500$4,650$3,199已售出 4桃園市楊梅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DIOR 迪奧🌷花漾迪奧淡香水【艾米花】漫舞玫瑰 J'ADORE HOMME 精巧版 迷你版 針管香水 淡香水 小香$150 - $690已售出 350新竹縣竹北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OLI 莫麗◇CD Dior Homme Sport 男性淡香水 125ml TESTER※201-3596$2,680已售出 5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DIOR 迪奧 香水 5ML 小樣 花漾 吻我 MISS DIOR$250已售出 254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壹手』Dior 迪奧 香氛世家 晚夏茉莉 暖木印記 <text:s/>夜之琥珀 喀什米爾 漫步曠野 快意時光 伊甸岩度假 香水 分享香滿額贈$168 - $599已售出 90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香親香愛～Christian Dior CD 曠野之心淡香精 100/60ml, Sauvage EDP$2,638已售出 27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7.7折美麗袋購 Dior 迪奧 MISS DIOR香氛 花漾迪奧 漫舞玫瑰親吻 癮誘甜心 曠野之心 體香噴霧 迪奧香水 母親節2 件折 NT$5$1,880 - $2,950已售出 282臺中市大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迪奧 香水 花漾 甜心 小姐 女士 持久 清新 淡香水$315 - $365已售出 34中國大陸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2022新款ROSE N'ROSES甜心漫舞玫瑰淡香水100ml 7Hty XFF09折$1,595已售出 1彰化縣和美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BOMOM✽正品Di'or 迪'奧曠野之心淡香水 濃香水 100ML SAU'VAGE曠野之心 3件套裝禮盒裝 30ML滿額折$802 件 9.5折$1,880已售出 116桃園市龜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曠野之心 男性淡香水 30ML 60ML 100ML《小平頭香水店》$2,219 - $2,950已售出 63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二手］Miss Dior 花漾迪奧淡香水$60已售出 7臺北市松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NANA◆DIOR J'ADORE INFINISSIME 極蘊香氛淡香精 20 30 50 100ML$1,899 - $4,250已售出 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香親香愛～Christian Dior CD 花漾迪奧 100/50ml, Miss Dior Blooming$2,268 - $3,358已售出 25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花漾迪奧精萃香氛淡香精 小香 台灣分裝$38已售出 103新北市中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淡香水–清新辛香木質調 HOMME/強尼戴普 曠野之心 男性淡香水 10ml 精巧小香水 任一$699已售出 9新竹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8.1折美麗袋購 Dior 迪奧 J'ADORE MISS DIOR 髮香噴霧 漫舞玫瑰髮香噴霧 香氛香水 生日禮物 母親節禮物2 件折 NT$5$1,650$1,330已售出 28臺中市大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熱門男香] Dior Sauvage 迪奧曠野之心男性淡香水/淡香精 60ML/100ML$1,948 - $2,950已售出 9臺中市北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漫舞玫瑰/曠野之心/Homme Sport/MissDior/Jadore/花漾香氛/Joy 小香水 迷你香$120 - $599已售出 76新竹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小樣#【現貨·電子發票】Dior-J'adore淡香水、香氛、極蘊香氛(5ml)，花束香氣帶來全新清新感受~$399已售出 226臺北市萬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EDT 淡香精 EAU DE TOILETTE$50 - $250臺中市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香氛 針管香水 全新香氛-清新性感花香調$100已售出 9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4.1折【香水小樣41】 迪奥（Miss Dior）迪奥花樣甜心女士香水 花香甘苔调精装花果香醚2ML$136$56已售出 164桃園市大園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七夕情人節】Christian Dior Joy By Dior 迪奧 女性淡香精 女香 香水 50ml 生日 禮物多件優惠$2,200已售出 18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限量 迪奧 漫舞玫瑰淡香水 1ml 針管香水 噴式 原廠公司貨 中文標籤 現貨 Miss Dior ROSE EDT$90已售出 59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DIOR 迪奧 香水 5ML 小樣 花漾 吻我 MISS DIOR$250已售出 254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香親香愛～Christian Dior CD 曠野之心淡香精 100/60ml, Sauvage EDP$2,638已售出 27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香水 二手 機場購買$180臺中市北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Dior香氛幸運禮炮/MissDior香氛精巧吊飾/花漾迪奧淡香水吊飾/J`adore香氛精巧吊飾$340已售出 8雲林縣斗六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壹手』Dior 迪奧 香氛世家 晚夏茉莉 暖木印記 <text:s/>夜之琥珀 喀什米爾 漫步曠野 快意時光 伊甸岩度假 香水 分享香滿額贈$168 - $599已售出 90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 迪奧 2020新品漫舞玫瑰淡香水/JADORE香氛針管 1ml$50 - $55已售出 2桃園市龜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小樣 正品 迪奧 Dior 淡香水 Homme Sauvage 曠野之心 男性淡香水 miss Dior 女性淡香水$80已售出 4新北市永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迪奧 📣多款原廠針管 花漾迪奧淡香水 MISS DIOR 香氛 Jadore 玫瑰 JOY By 淡香精 試管香水 體驗$90 - $95已售出 2,074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DIOR 迪奧🌷花漾迪奧淡香水【艾米花】漫舞玫瑰 J'ADORE HOMME 精巧版 迷你版 針管香水 淡香水 小香$150 - $690已售出 350新竹縣竹北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奥】 J’Adore 真我 金色女郎 女生香水 真我宣言 香水試香$49 - $159已售出 4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香氛 針管香水 全新香氛-清新性感花香調$100已售出 9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OLI 莫麗◇CD Dior Homme Sport 男性淡香水 125ml TESTER※201-3596$2,680已售出 5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花漾迪奧 女生淡香水 迷你香水5ml 針管香水1ml「加州歐美服飾-高雄」$99 - $490已售出 4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4.1折【香水小樣41】 迪奥（Miss Dior）迪奥花樣甜心女士香水 花香甘苔调精装花果香醚2ML$136$56已售出 164桃園市大園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經典款 EDT 女性 淡香水 1mL 可噴式 試管香水 全新$89已售出 38臺中市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奥】 J’Adore 真我 金色女郎 女生香水 真我宣言 香水試香$49 - $159已售出 4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香氛 針管香水 全新香氛-清新性感花香調$100已售出 9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OLI 莫麗◇CD Dior Homme Sport 男性淡香水 125ml TESTER※201-3596$2,680已售出 5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花漾迪奧 女生淡香水 迷你香水5ml 針管香水1ml「加州歐美服飾-高雄」$99 - $490已售出 4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Miss Dior Blooming Bouquet 花漾 迪奧 淡香水 淡香精 漫舞玫瑰 JOY 5ml$350已售出 52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4.1折【香水小樣41】 迪奥（Miss Dior）迪奥花樣甜心女士香水 花香甘苔调精装花果香醚2ML$136$56已售出 164桃園市大園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二手 專櫃 Miss Dior Blooming Bouquet 花漾迪奧 女性淡香水 100ml$1,700新北市林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限量 迪奧 漫舞玫瑰淡香水 1ml 針管香水 噴式 原廠公司貨 中文標籤 現貨 Miss Dior ROSE EDT$90已售出 59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七夕情人節】Christian Dior Joy By Dior 迪奧 女性淡香精 女香 香水 50ml 生日 禮物多件優惠$2,200已售出 18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經典款 EDT 女性 淡香水 1mL 可噴式 試管香水 全新$89已售出 38臺中市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8.2折Miss Dior 花漾 迪奧 親吻 滾珠香水 20ml 香水 香氛 淡香水 女性 女香 滾珠滿額折$20$1,700$1,394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Aphro阿芙蘿🌹Dior Addict CD 迪奧癮誘甜心女性淡香水 50ml/100ml滿額折$30$3,550已售出 15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正品精品)Dior J'adore香水$450 - $600高雄市左營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岡山戀香水~Dior 迪奧 Addict 癮誘超模淡香水100ml~優惠價:3900元$3,900已售出 2高雄市岡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Miss Dior漫舞玫瑰香氛片$700桃園市龜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香水 Q版小樣 花漾甜心 曠野 真我 甜心小姐 悅之歡 魅惑香水 Q版小樣 5ML$30 - $150已售出 6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尋香小站 》Christian Dior 迪奧 SAUVAGE 曠野之心男性香水系列 <text:s/>60/100ml 全新正品$2,200 - $3,230已售出 71新北市三重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2022全新香氛系列💖💖DIOR迪奧 HOMME SPORT淡香水125ML$3,650已售出 2高雄市左營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Prive Eau Noire 黑色魅力 分裝$360 - $700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日韓美Christian Dior Forever and Ever 迪奧 情繫永恆 淡香水 100ml/tester$2,990已售出 2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二手》Dior Escale A Portofino Eau De Toilette Spray淡香水$2,555高雄市小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花漾迪奧女性淡香水 分享試管$70 - $230已售出 41臺中市沙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Christian Dior 迪奧曠野之心淡香水1ML~強尼戴普代言款$88 - $99已售出 88臺中市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針管香水系列/花漾迪奧淡香水/joy by dior香氛針管香水/J’adore香氛針管香水$99已售出 67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迪奧 📣限量 花漾迪奧淡香水 1ml 針管香水 原廠公司貨 中文標籤 現貨 噴式 EDT 試管香水 MISS DIOR$90已售出 260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癮誘超模淡香水 100ml$2,479臺北市文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香水50ml$1,000苗栗縣竹南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香水口紅唇膏愛馬仕迪奧Tomford$500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全新現貨 針管香水 三宅一生 dolce &amp; gabana rochas couture miss dior 嬌蘭$50 - $100新北市新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UMU💟 Dior Sauvage 迪奧曠野之心男性淡香水 60ml 100ml 200ml$2,344 - $3,313已售出 1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克里夫香水】Dior花漾迪奧女性淡香水100ml (Tester)$2,750 - $2,890高雄市小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全新 Dior迪奧 J Adore in joy 愉悅淡香水50ml$1,980臺中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Sauvage Eau De Toilette 男性淡香精 分裝試用香水$200苗栗縣後龍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 女性淡香水 50ml送禮經典香 精緻包裝女友情人老婆粉紅佳人禮物迷人魅力約會心機香氛$2,000彰化縣鹿港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 Dior Blooming Bouquet <text:s/>花樣迪奧女性淡香水$2,100新北市土城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Blooming 女性淡香水(正貨，已賣掉了喔$2,400南投縣中寮鄉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淡香水 EDT 100ml 全新盒裝$3,250新北市板橋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Miss Dior 漫舞玫瑰淡香水 5ml$999高雄市楠梓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岡山戀香水~Christian Dior 迪奧 Fahrenheit 華氏溫度男性淡香水100ml~優惠價:3000元$3,000高雄市岡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花漾女性迪奧淡香水 50ml 100ml$3,000 - $4,250已售出 8臺南市善化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花漾迪奧淡香水 Miss dior/ 50ML 保證正品$1,800新北市林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9折Dior分裝試香 迪奧魅惑清新淡香水 LEau De Toilette粉色魅力女士香水 甜美花果香調 小蒼蘭 100ml$2,350$2,115已售出 8臺南市中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CD Dior 迪奧 J'adore 真我宣言 淡香水 50ml_100ml ~促銷價：1861元起~$1,861 - $2,630高雄市新興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迪奧 Dior J’adore 頂級金緻香精 試香卡/ 淡香水 5ml J’adore in joy愉悅淡香水 試管香水$50已售出 4高雄市旗津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沒有名字的香水店? Christian Dior Fahrenheit 華氏溫度 男香 100ml$2,439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 Dior ✦花漾迪奧親吻淡香水$999桃園市平鎮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ROSE 漫舞玫瑰女性淡香水 分享試管$70 - $240已售出 21臺中市沙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癮誘超模淡香水 香水分裝瓶10ml$550已售出 1新北市汐止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NANA◆Christian Dior CD 迪奧 Addict 癮誘超模 女性淡香水 100ml$3,150已售出 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7.1折【香遇坊】正品分裝試香 Dior 迪奧 Plre Poison 冰火奇葩白毒香水 經典白毒毒藥香水 紅毒/紫毒/粉毒$99$70花蓮縣吉安鄉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5.9折&lt;有貨&gt; Dior J'adore 迪奧 女性淡香精 試管/針管香水 1ml$115$68已售出 77高雄市鼓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罕見} 限量 迪奧香水 50ml$2,800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EAU DE PARFUM 真我宣言香水 淡香水 75ml$2,700新北市中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olce Vita EDT迪奧快樂之源女士香水Q版5ML$350雲林縣麥寮鄉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各式香水 試管 香水 小樣 中樣 祖馬龍 迪奧 Prada Gucci 蘭蔻 倩碧$250 - $420已售出 9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針管香水試用品（Dior)$39 - $79已售出 15新竹縣竹北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Miss Dior EAU DE PARFUM 小香香水 淡香精 淡香水 花漾淡香水 joy 真我 5mL$380已售出 3彰化縣鹿港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J'adore absolu 香水 9成新$2,999新竹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山姆百貨』Dior Fahrenheit 迪奧 華氏溫度 男性淡香水 100ml$2,450已售出 10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HUAHUA香水美妝 Dior Sauvage 迪奧曠野之心男性香精版本 PARFUM 60 100ML【全新正品】$3,680已售出 49臺北市中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呈選物】Dior 迪奧 正裝 7.5ml 香水 沾式 精巧版 香氛世家 幸運時刻 粉紅櫻花 特拉法加 玫瑰舞伶$628已售出 39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J'adore Injoy 愉悅淡香水 / 分裝香水$65 - $290已售出 9臺北市文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送提袋【正品公司貨】 𝐃𝐈𝐎𝐑 Sauvage 曠野男士香水 曠野之心 淡香水 男用香水100ML$200 - $980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Chanel YSL <text:s/>dior曠野之心 hermes versace 淡香精 香水 <text:s/>針管香水 小香$88 - $169已售出 425高雄市鳳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售出🎉Dior 精品香水 OUD ISPAHAN 烏木玫瑰7.5ml$699新北市板橋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正品分裝香水 DIOR 迪奧 漫舞玫瑰 ROSE N'ROSES 漫舞玫瑰 2020新作 女性淡香水 香水5 件 9.6折$45 - $145已售出 3臺北市中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香氛 淡香精/二手商品/可議$2,800新北市板橋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岡山戀香水~Christian Dior 迪奧 Addict 癮誘甜心女性淡香水100ml~優惠價:3900元$3,900已售出 4高雄市岡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ABL】Dior 迪奧 曠野之心 SAUVAGE 淡香水 EDT / 香氛 EDP$108 - $358已售出 11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香水forneetboy$1,100高雄市鼓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小平頭香水店》Sean John 吹牛老爹 Unforgivable 不可原諒 男性淡香水 女性淡香精 125ML$1,290 - $1,490已售出 276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二手 吹牛老爹 不可原諒 125ml$970嘉義縣水上鄉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Woman 吹牛老爹不可原諒女性淡香水125ml$650臺中市潭子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吹牛老爹 Sean John I AM KING 男性淡香水 100ML《小平頭香水店》$1,040 - $1,080已售出 26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愛妮❤️Sean John 吹牛老爹 Unforgivable 無可原諒 ( 不可原諒 ) 男香 125ml$1,250已售出 149高雄市路竹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YENGEE✰Sean John 吹牛老爹 Unforgivable 不可原諒 男性淡香水 125ml/75ML$1,290已售出 115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歐巴&amp;歐尼~Sean John 吹牛老爹 Unforgivable 不可原諒 男性淡香水 125ml tester$1,299已售出 31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發票價 Sean John Unforgivable 吹牛老爹 不可原諒男性淡香水 75ML 125ML ☆櫥窗小姐☆$1,429已售出 49新北市新莊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NANA◆Sean John 吹牛老爹 Unforgivable 不可原諒 男性淡香水 女性淡香精75ML 125ML$1,290 - $1,490已售出 14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Aphro阿芙蘿🌹 Sean John 吹牛老爹 不可原諒男性淡香水125ml滿額折$30$1,450已售出 222新北市新莊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吹牛老爹 不可原諒男性淡香水125ml$1,280已售出 3新北市土城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CAROL】Sean John 吹牛老爹不可原諒男性淡香水125ML$1,300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MOLI 莫麗 <text:s text:c="2"/>Sean John 吹牛老爹 不可一世男性淡香水 30ml 2023/3到期$639已售出 1臺北市中正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愛妮❤️Sean John 吹牛老爹 不可原諒男性淡香水 125ML+沐浴+鬚後乳 禮盒$1,480高雄市路竹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保證正品❱Sean John 吹牛老爹 Unforgivable 不可原諒 淡香水 125ml 75ml 男香 香水$1,480臺北市中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4.1折Sean John 吹牛老爹 不可原諒 男性淡香水 75ml / 125ml［ 10點半香水美妝 ］$3,360$1,380已售出 51臺中市西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3AM 3am吹牛老爹 夜幕迷城 男性淡香水 15ml$339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吹牛老爹男性淡香水 男生香水$800新北市中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尋香小站 》Sean John I Am King 男性香水 50ml 舊款簽名版/稀有商品 全新正品$1,280 - $1,430已售出 1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夜幕迷城男性淡香水禮盒$1,500桃園市桃園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吹牛老爹 不可原諒 男性淡香水 75ml / 125ml☆MUSE愛美神☆$1,399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香水💕💕 Sean John I Am King Of Miami 吹牛老爹邁阿密限量版香水 100ml【限定】$2,500已售出 2高雄市新興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不可一世男性淡香水100ml$1,150臺北市北投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保證正品❱Sean John 吹牛老爹 Unforgivable 不可原諒 淡香水 125ml 75ml 男香 香水$1,480臺北市中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吹牛老爹不可原諒125ml專櫃公司貨2023年10月附發票-全新現貨$1,999高雄市前鎮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山姆百貨』Sean John 吹牛老爹 Unforgivable 不可原諒 男性淡香水 125ml$1,349已售出 6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NANA實拍二店~ Sean John 吹牛老爹 Unforgivable 不可原諒 女性淡香水 125ml$1,490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4.1折Sean John 吹牛老爹 不可原諒 男性淡香水 75ml / 125ml［ 10點半香水美妝 ］$3,360$1,380已售出 51臺中市西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吹牛老爹 不可原諒 男性淡香水125ML TESTER$1,350已售出 1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3AM 3am吹牛老爹 夜幕迷城 男性淡香水 15ml$339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3AM 夜幕迷城男性淡香水 100ml 全新未拆 男女 香水 香精 男女香水$1,130高雄市鳳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波妮小舖♥️ Sean John 吹牛老爹 Unforgivable 不可原諒 男性淡香水 75ml / 125ml$1,290新北市新店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不可原諒男性超值禮盒三件組$1,680臺北市北投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3AM 男性淡香水 夜慕迷城 30/50/100ML$1,299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吹牛老爹 不可一世 男性淡香水 30ml$750臺北市萬華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忙內】Sean John Unforgivable 吹牛老爹不可原諒男性125ml淡香水禮盒$1,588新北市中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愛妮❤️Sean John 吹牛老爹 I AM KING 王者之風 男性淡香水 100ml/【TESTER】$1,290已售出 32高雄市路竹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香水】Sean John Unforgivable 吹牛老爹 不可原諒男性淡香水125ML 公司貨$1,480已售出 1臺中市西屯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新東方黑玫瑰🌹 Sean John 3am Sean John 夜幕迷城淡香水 15ml 噴式 全新公司貨$349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吹牛老爹 不可原諒 男性淡香水 分裝試香1/2/3/5 ml$40 - $170已售出 1新北市板橋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二手）熱門男性香水試香分裝-『Sean John 吹牛老爹 Unforgivable不可原諒男性淡香水』$25臺南市南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I Am King 男性淡香水 50ml 無外盒包裝$1,299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lt;Kiwi perfume&gt;🦄分裝試香🦄Sean John Unforgivable 吹牛老爹不可原諒男性淡香水$40 - $90已售出 2彰化縣鹿港鎮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I AM KING 男性淡香水$1,728臺北市大安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3AM 夜慕迷城 男性淡香水 100ML$1,290新北市中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Unforgivable 吹牛老爹不可原諒男性淡香水★免運★$1,350宜蘭縣羅東鎮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二手 吹牛老爹 不可原諒女性香水75ml$999新北市新莊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3AM 吹牛老爹 夜幕迷城 體香膏 75g✰YENGEE✰$330已售出 3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HUAHUA香水美妝 Sean John 吹牛老爹 3AM 夜幕迷城 男性淡香水 100ML 【全新正品】$1,390臺北市中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Empress 皇后女性淡香精 100ml$1,980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Woman 不可原諒女性淡香精75 ml$1,690高雄市左營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NANA實拍二店~ <text:s/>Sean John 吹牛老爹 不可一世 男香 30ml 100ml$1,275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美國愛買 SEAN JOHN 吹牛老爹不可原諒男性禮盒$1,700高雄市左營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試香體驗❤️ 【Sean John】 Unforgivable 不可原諒女性淡香精 2ml$60雲林縣斗南鎮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不可原諒女性淡香精125ml，平輸，市價2950元，下單前請先詢問貨量$1,580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尚恩·約翰Sean John-女皇Empress 30ml 女性淡香精$790臺中市大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試香》Sean John Unforgivable Woman Eau Fraiche 不可原諒清新限量版女香 試香紙$45 - $180新北市汐止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試香》Sean John Unforgivable Woman 不可原諒女香 試香紙$40 - $120已售出 1新北市汐止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Unforgivable Woman 不可原諒 女性淡香精 125ml☆MUSE 愛美神☆$1,690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HUAHUA香水美妝 D&amp;G Dolce&amp;Gabbana Light Blue 淺藍女性淡香水 【全新正品】$1,290 - $1,690已售出 195臺北市中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5.5折Dolce &amp; Gabbana D&amp;G 唯我 男性淡香水 30ml / 100ml〔 10點半香水美妝 〕$3,400$1,880已售出 27臺中市西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4.8折D&amp;G Dolce &amp; Gabbana3號卓絕群倫(王后)女性淡香水TESTER 100ML環保包裝 現貨 廠商直送滿額折$200$2,700$1,299桃園市楊梅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9.6折D&amp;G Dolce &amp; Gabbana Light Blue 淺藍女性淡香水 玻璃分享噴瓶 1ML 2ML 5ML$40 - $155已售出 162彰化縣彰化市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MOMO小屋☆ D&amp;G The One 唯我 男性淡香水 100ml TESTER-環保盒有蓋$1,350已售出 57臺北市萬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愛妮❤️D&amp;G Dolce&amp;Gabbana Light Blue 淺藍 男性淡香水75ml/125ml/【TESTER】$1,050 - $1,560已售出 47高雄市路竹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香親香愛～D&amp;G 淺藍女香 100ml Tester, Light Blue$1,268已售出 8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YOYO小棧☆ D&amp;G <text:s/>Fragrance Anthology系列 <text:s/>卓絕群倫 #3號 100ml$1,780 - $1,980已售出 13臺北市萬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Light Blue eau intense 淺藍男性淡香精(50ml)~(100ml)~(200ml)9.5折$1,480 - $1,880已售出 6新北市樹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歐巴&amp;歐尼~DOLCE&amp;GABBANA D&amp;G light blue 淺藍詠愛 男女淡香精 100ml tester$1,350 - $1,699已售出 24新北市三重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艾莉❤美妝小舖】Dolce&amp;Gabbana D&amp;G Dolce Rose 傾心花園女性淡香水 30/50/75ml$1,190 - $1,980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波妮香水♥ D&amp;G Dolce&amp;Gabbana Light Blue 淺藍 男性淡香水 125ml Tester$1,050已售出 3新北市新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amp;Gabbana D&amp;G 唯我 The One 男性淡香水 0.8ml 可噴式 試管香水$99已售出 2臺中市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超激敗】D&amp;G <text:s/>淺藍 女性淡香水 TESTER 100ML Dolce &amp; Gabbana Light Blue$1,349已售出 2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YOYO小棧☆ Dolce &amp; Gabbana D&amp;G Light Blue 淺藍詠愛 男性淡香精 100ml$1,770已售出 2臺北市萬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text:s/>Anthology L’IMPRATRICE 卓絕群倫 #3號 100ml / TESTER『WNP』$1,150 - $1,320已售出 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6折D&amp;G恬蜜花園女性淡香精30ml/50ml/75ml/Tester 75ml-【BUY MORE】$1,700$1,020已售出 5新北市汐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即期出清 Dolce&amp;Gabbana D&amp;G The One 唯我 淡香水 30ML 2301$899新北市新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Light Blue eau intense 淺藍男性淡香精(100ml)(200ml)9.5折$1,480 - $1,880新北市樹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amp;Gabbana 3號卓絕情倫 (皇后) 淡香水 100ml / TESTER✰YENGEE✰$1,099 - $1,320已售出 20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魔力】Dolce &amp; Gabbana D&amp;G Light Blue 淺藍 女性淡香水 25ml/50ml/100ml$779 - $1,540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Dolce&amp;Gabbana By D&amp;G放縱男性淡香水小香迷你瓶4ml$499已售出 4新北市汐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YENGEE✰Dolce &amp; Gabbana Light Blue D&amp;G 淺藍 女性淡香水 100ml TESTER$1,489已售出 3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霏霏美妝】D&amp;G 3 卓越群倫 王后 女性淡香水100ml$1,200已售出 1臺北市北投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K 王者之心淡香水/王者之耀 男性淡香精2ml 試香$55 - $150已售出 59臺中市北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WNP』DOLCE &amp; GABBANA K by D&amp;G 王者之耀 男性淡香精 50ML 100ML TESTER$1,650 - $1,899已售出 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艾莉❤美妝小舖】Dolce&amp;Gabbana D&amp;G Dolce Rose 傾心花園女性淡香水 75ml TESTER$1,680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公司貨 DOLCE &amp; GABBANA D&amp;G light blue 淺藍詠愛男性淡香精 100ML$1,650高雄市楠梓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試香》Dolce &amp; Gabbana Light Blue D&amp;G淺藍女性淡香水 試香紙$40 - $140已售出 37新北市汐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KatyShop ✨ D&amp;G 淺藍詠愛 男性 女性淡香精 100ml 全新$1,399 - $1,788新北市新莊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lt;若凡居&gt;Dolce &amp; Gabbana D&amp;G 試管香水1.5ml The One 唯我男性淡香水 新竹$60已售出 1新竹市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75ml D&amp;G The One Desire 唯我誘惑 / 65ml The One 唯我別緻 TESTER$1,480已售出 1臺北市信義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正品分裝香水 D&amp;G Dolce &amp; 淺藍女性 Gabbana Light Blue 淺藍女性淡香水5 件 9.6折$45 - $145臺北市中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 &amp; Gabbana 淺藍女性淡香精 50ML【岡山真愛香水化妝品批發館】$1,680高雄市岡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3 卓絕群倫(王后)淡香水[笙笙香水香氛館]$1,400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 &amp; Gabbana 卓絕群倫 3 L’Imperatrice 女性淡香水 1.5ml 可噴式$119基隆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 Floral Drops 甜蜜 女性淡香水$1,906臺北市大安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GH】D&amp;G 3 卓絕群倫(王后)淡香水100ml$1,488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省錢自用}D&amp;G淺藍女性淡香水-100mL(TESTER包裝)[56957]$1,500桃園市中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 &amp; Gabbana The One Desire D&amp;G唯我誘惑淡香精 75ml 二手$1,999臺中市潭子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9折D&amp;G 3號卓絕群倫(王后)淡香水 100ml$1,580$1,422臺北市士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 &amp; GABBANA D&amp;G 熱情仲夏 限量版 男性淡香水 125ml 【迴香香水館】$1,750高雄市永安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amp;Gabbana D&amp;G 淺藍 女性淡香精 1.5ml 沾式 試管香水 全新 現貨$99基隆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 &amp; GABBANA D&amp;G 熱情仲夏限量版男性淡香水 125ml <text:s/>💕韓妞妞💕$1,690新北市中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Dolce &amp; Gabbana D&amp;G Italian Zest 熱情仲夏女性淡香水 | 8DAILY香水美材批發$1,980苗栗縣頭份市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Cerruti Image 印象男香30ml/50ml/100ml滿額折$30$1,420已售出 3新北市汐止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100ML 市價$2,980 特價 $1,420滿額折$30$1,42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Woman 印象女香 75ML市價$3,150 特價 $1,630滿額折$30$1,63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100ml滿額折$30$1,399新北市蘆洲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50ml/100ML任選【香水會社】$1,299 - $1,699已售出 3臺北市士林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小香】🤗Cerruti 1881🤗 Image pour homme 印象男性淡香水 5ml / 印象女性淡香水 5ml滿額折$15$490 - $51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小香】🔆Cerruti 1881🔆 Image pour homme 印象男性淡香水 5ML / 印象女性淡香水 5ML$456 - $50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100ml$1,399臺北市士林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HUAHUA香水美妝 Davidoff Coolwater 大衛杜夫 冷泉 男性 淡香水 體香膏【全新正品】$399 - $990已售出 683臺北市中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NANA◆Davidoff Coolwater大衛杜夫冷泉男性淡香水 40 75 125 200ML / TESTER$449 - $999已售出 257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髮炫嚴選」DAVIDOFF 大衛杜夫 COOL WATER 冷泉 男香 125ml TESTER 批發$535已售出 105新竹縣竹東鎮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超激敗】Davidoff Cool Water 大衛杜夫 冷泉 男性淡香水 75ML 125ML 200ML$569 - $649已售出 195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HUAHUA香水美妝 Davidoff Coolwater 大衛杜夫 冷泉 女性 淡香水 30 50 100【全新正品】$580 - $590已售出 166臺北市中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廠商直送】Davidoff 冷泉男性淡香水 125ml$1,000新北市中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愛妮❤️Davidoff Cool Water 大衛杜夫 冷泉 女性淡香水 100ml /【TESTER包裝】$499 - $560已售出 89高雄市路竹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海洋玫瑰女性淡香水50ml$1,099已售出 7新北市新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SUGOI香水甜甜-分裝 Davidoff 大衛杜夫 冷泉海洋玫瑰女性淡香水$150 - $500臺北市士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3折Davidoff Cool Water 冷泉男性淡香水(200ml)-國際航空版 現貨 廠商直送滿額折$100$3,650$1,099已售出 16桃園市楊梅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 Woman Sea Rose 海洋玫瑰女性淡香水 100ml$899已售出 2新北市中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大衛杜夫Cool Water 冷泉 男香75ml/125ml /200ml / 體香膏/TESTER$368 - $940已售出 27高雄市路竹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Davidoff Cool Water 大衛杜夫 冷泉 男性淡香水125ml 全新商品$850桃園市八德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快打旋風聯名款冷泉男性淡香水 125ML TESTER(平行輸入)$799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分香閣Davidoff大衛杜夫The Game玩家男性淡香水 分享瓶分裝瓶小ml小香試管針管香水淡香水古龍水香精淡香精$45 - $145已售出 1花蓮縣花蓮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Cool Water 大衛杜夫冷泉男性淡香水tester 125ml滿額折$20$529已售出 1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正品保證】Davidoff Coolwater 大衛杜夫冷泉女性淡香水 100ml TESTER【柒陸商店】$630已售出 23新北市板橋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二手香水出清 大衛杜夫自然之境/卡爾拉格斐東京粉櫻/FURLA羅蘭紫/GUESS 瑰麗風華$980已售出 3新竹縣新豐鄉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尋香小站 》Davidoff Silver Shadow 藏鋒 50/100ml 全新正品$880 - $1,150新北市三重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男香控㊣ DAVIDOFF大衛杜夫 cool water冷泉 試香$30 - $90已售出 267桃園市大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YP香氛賣場☆』Davidoff ECHO 迴音女性淡香精100ml$1,180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康C』Davidoff Echo 大衛杜夫迴響女性淡香精 100ML$850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台灣現貨 Davidoff大衛杜夫 冷泉 冷泉男性 女性淡香水 100ML TESTER 正品 香水 香氛 美妝保養$685 - $1,260高雄市苓雅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型男班森】DAVIDOFF 冷泉 男性 淡香水 125ML 75ml 40ml$550 - $800新北市三重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現貨🔥Davidoff Coolwater 大衛杜夫冷泉男性淡香水 5ml 小香 隨貨附發票 海洋調 夢鹿$250已售出 18臺北市大安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 男性淡香水 125ml 【娜娜OUTLET】 情人節禮物 送禮 禮物 男香 男用香水$750 - $899已售出 2臺中市大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米】Davidoff Coolwater 大衛杜夫 冷泉 女性淡香水 100ML$580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波妮小舖♥️ Davidoff Coolwater 大衛杜夫 冷泉 女性淡香水 50ml / 100ml$649 - $680新北市新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香妮💋Davidoff <text:s/>Echo 大衛杜夫 迴響 女性淡香精 100ML✿$830高雄市路竹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金萊美】Davidoff Echo 迴響女性淡香精 分裝試管 針管 2.5ML$50 - $90已售出 4彰化縣員林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 女性淡香水 玻璃分享噴瓶 1ML 2ML 5ML加價購$35 - $99已售出 72彰化縣彰化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Zino 大衛杜夫鋅元素男性淡香水125ml滿額折$30$1,380已售出 1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Echo 大衛杜夫迴響女性淡香精 100ML$890已售出 3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男性淡香水125ml$650新北市中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小香組合 💕💕 【限時優惠】Davidoff Silver Shadow Altitude 飛行者男性香水7.5ml$600已售出 2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大衛杜夫 Cool Water 冷泉 女性淡香水 EDT 🚚超取免運滿額折$70$650 - $750已售出 1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YP香氛賣場☆』Davidoff Coolwater冷泉男性淡香水75/125/200ML/TESTER/體香膏$390 - $470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4.7折Davidoff 大衛杜夫 Coolwater 冷泉男性香水體香膏 70G 冷泉 男性 男香 香氛 香膏 體香膏滿額折$10$850$400已售出 2臺北市信義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試香❤DAVIDOFF 大衛杜夫 Cool Water 冷泉 女性淡香水☆分享試管$38 - $88已售出 20臺北市士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Relax 大衛杜夫放鬆男性淡香水125ml滿額折$120$5,600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phro阿芙蘿🌹Davidoff Coolwater 大衛杜夫冷泉男性淡香水125ml滿額折$30$750新北市新莊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TESTER香水 💕💕 Davidoff Cool Water Wave 水精靈女性淡香水 100ml$850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GH】Davidoff Coolwater 大衛杜夫冷泉女性淡香水100ml$699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Royal 皇家精品》Davidoff <text:s/>大衛杜夫冷泉 Cool water 女性淡香水 100ml 全新正品$750彰化縣員林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大衛杜夫Run Wild 自然之境女用試管香水～$55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Cool Water 冷泉男性淡香水 40ml (法國進口)$449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十氛玩美💫Davidoff Cool water 大衛杜夫 冷泉 女性淡香水100ml TESTER$569已售出 1新北市泰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COOL WATER 冷泉男性淡香水 125ml 現貨$650新北市土城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 女性淡香水 100ml 【娜娜OUTLET】 情人節禮物 送禮 禮物 女性香水 女生$850臺中市大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波妮小舖♥️ Davidoff Echo 大衛杜夫 迴響 女性淡香精 100ml$890新北市新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專賣店】Davidoff Coolwater 冷泉 男香(5ml)$199已售出 12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男性淡香水 5ML$199雲林縣林內鄉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Cool water 冷泉男性淡香水 125ml$850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text:s/>(ORIGINAL)$1,090桃園市桃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美麗女人】DavidoffCoolwater 大衛杜夫冷泉女性淡香水100ml 現820$820臺中市大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 試香 🔆【 Davidoff <text:s/>大衛杜夫 】Cool Water 冷泉 男 女 5ml 2ml 1ml 玻璃瓶 分裝$15 - $60已售出 14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男性淡香水 分享香3.5.10ml$50 - $125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大衛杜夫/海洋玫瑰淡香水100ml$999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女性淡香水$684桃園市中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女性淡香水30ml / 100ml$550臺北市北投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 💕💕 Davidoff Cool Water Wave 大衛杜夫水精靈女性香水 50ml$1,488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女性淡香水 分享試管 分裝香水 試香$55 - $160已售出 2雲林縣北港鎮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大衛杜夫 冷泉男性淡香水 125ml MOLI 莫麗 198-882$659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微風小舖＊Davidoff Cool Water 冷泉 男性淡香水 125ml$759新北市蘆洲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hampion 王者風範 男性淡香水 90ml《小平頭香水店》$780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首席國際香水】 Davidoff Coolwater 大衛杜夫冷泉男性淡香水 125ML$1,200臺東縣臺東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專賣店】Davidoff Coolwater 大衛杜夫冷泉女性淡香水(100ml)$799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專櫃正貨包裝)Davidoff 大衛杜夫 Cool Water 冷泉女香 100ml$680已售出 1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Sea Rose 海洋玫瑰女性淡香水 (100mL)現貨$815高雄市楠梓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晨曦㊣香氛館💎【Davidoff 大衛杜夫】冷泉女性淡香水 100ml✨🈶中文標籤✨試香瓶熱銷中多件優惠$690新北市新莊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男性香水 125ml$700臺北市文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女性淡香水30ml / 100ml$550臺北市北投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七三七香水精品】Davidoff Cool Water 大衛杜夫 冷泉 女性淡香水 100ml$699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海洋玫瑰女性淡香水 30ml 全新科蒂公司貨$505高雄市鹽埕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Doff Cool water大衛杜夫冷泉女性淡香水 100ml(盧亞公司貨)$680臺南市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phro阿芙蘿🌹Davidoff Coolwater 大衛杜夫冷泉男性淡香水125ml滿額折$30$750新北市新莊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大衛杜夫Run Wild 自然之境女用試管香水～$55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駿盛★ Davidoff 大衛杜夫 Coolwater 冷泉男性淡香水 125ML$720高雄市岡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7.5折Davidoff Cool Water 大衛杜夫 冷泉 女性淡香水5 件 9.7折$45 - $145已售出 1南投縣草屯鎮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男性淡香水125ml$780新竹縣竹北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Davidoff Cool Water 大衛杜夫 冷泉 男性淡香水125ml 全新商品$830臺中市西屯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現貨】正品現貨 大衛杜夫Adventure亞馬遜探險追風騎士男士淡香水 100ml台灣發貨 LTIZ$2,620 - $2,740桃園市桃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試香》Davidoff Cool Water 大衛杜夫冷泉女性淡香水 試香紙$30 - $80已售出 4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6.7折✨全新 現貨✨ 【Davidoff】Cool Water 冷泉女性淡香水 100ml$630$420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Cool Water Deep 大衛杜夫深泉男性淡香水小香迷你瓶7.5ml$339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text:s/>女性淡香水 淡香持久 5ml 分裝瓶$125桃園市桃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冷泉 女性淡香水 100ML【迴香香水館】$599高雄市永安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 Davidoff Cool Water Summer 大衛杜夫冷泉夏日限量女性香水 100ml【限定】$2,250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lt;朴小熊&gt; <text:s text:c="2"/>Davidoff Cool Water 大衛杜夫 冷泉 女性淡香水 TESTER 100ml$699苗栗縣頭份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Wave 大衛杜夫水精靈女性香水 100ml💋$3,580已售出 1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分裝香水 Davidoff大衛杜夫 Sea Rose 海洋玫瑰 女性淡香水$55 - $180嘉義市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Adventure 追風騎士 男性淡香水 100ml / TESTER【小7美妝】$949 - $990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 💕💕 Davidoff 大衛杜夫 Silver Shadow 飛行者 男性淡香水$8,888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女性淡香水$1,390花蓮縣花蓮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summer 大衛杜夫冷泉夏日限量男性香水 125ml【限定】$2,300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男性淡香水$800高雄市前鎮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大衛杜夫 冷泉 男性淡香水 125ML TESTER💫十氛玩美💫$699新北市泰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Silver Shadow Altitude 飛行者男性香水 50ml💋$3,660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女生香水$2,000新北市永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5.2折Bentley 賓利 超越極限 男性淡香水 100ml <text:s/>〔 10點半香水美妝 〕$2,980$1,550已售出 7臺中市西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超激敗】Bentley 賓利 藍天 男性淡香水 100ML For Men AZURE$1,169已售出 32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超激敗】Bentley 賓利 無限誘惑 黑色賓利 男性淡香精 100ML FOR MEN BLACK$1,249已售出 4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BLACK 無限誘惑男性淡香精 100ml【UR8D】滿額折$30$1,499已售出 8新北市蘆洲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BENTLEY <text:s/>賓利 藍天/ 黑色賓利/ 無限強烈/ 無限奔放/ 極致/ 自信/ 超越極限 男性淡香水 100ml$1,070 - $1,190已售出 21高雄市路竹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Momentum Unlimited 賓利超越極限男性淡香水 15ml 《BEAULY倍莉》 送禮首選9折$499已售出 2臺中市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藍天 男士 淡香水 100ml Tester 環保包裝【娜娜OUTLET】 男香 男性香水 自用$1,000已售出 1臺中市大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text:s/>賓利 藍天/ 黑色賓利/ 無限強烈/ 無限奔放/ 極致/ 自信/ 超越極限 男性淡香水 100ml$1,070 - $1,190已售出 12高雄市路竹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5.6折🇩🇪BENTLEY賓利-碧海藍天100ml✅全新正品公司貨假一賠十💎滿額折$200$2,980$1,660已售出 6臺南市安平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艾莉❤美妝小鋪】Bentley 賓利 超越極限 男性淡香水 100ml~368-87$1,150已售出 15臺北市中正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男性淡香水 100ml◆NANA◆$1,18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INFINITE 無限 男性淡香水 100ML◐香水綁馬尾◐$1,149已售出 1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LM立敏【Bentley賓利】碧海藍天淡香水 100ml 現貨$1,090新北市土城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5.2折Bentley INFINITE RUSH 賓利 無限奔放 男性淡香水 100ml 〔 10點半香水美妝 〕$2,980$1,550臺中市西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ABSOLUTE 絕對自信男性淡香精 100ml【UR8D】滿額折$30$1,699已售出 1新北市蘆洲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公司貨】Bentley賓利 自信男仕男性淡香精100ml | 達菲斯香水 美材 【附發票】$1,580臺中市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忙內】 Bentley Momentum 賓利 自我男性淡香水 100ml$1,238新北市中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MOLI 莫麗◇Bentley 賓利 For Men Sliver Lake銀湖男性淡香精100ml※送隨機小香$1,690臺北市中正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原廠公司貨】Bentley 賓利 Momentum Unbreakable 獨立自我男性淡香精100m$1,600桃園市中壢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無限奔放男性淡香水 100ml《小平頭香水店》$1,16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VIP美妝】BENTLEY 賓利 INFINITE 無限 男性淡香水 100ML$1,10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無限強烈 男性淡香精 100ml【小7美妝】$1,25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 ▬ Cherry美妆Bentley賓利 超越極限淡香水100ml專櫃公司貨保存期限2025年8月附發票 Moment$1,399新北市土城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BLACK 無限誘惑男性淡香精 100ml$1,49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試香體驗服務~Bentley賓利 INTENSE 賓利極致男性edp 2ml【UR8D】$79新北市蘆洲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MOMO小屋☆ Bentley momentum Intense 賓利自信 男性淡香精 100ml$1,580臺北市萬華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二手空香水瓶 Bentley 賓利 For Men Azure 藍天男性淡香水(100ml)$150新北市淡水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MOMENTUM 自我 男性淡香水（100ml/3.4o.z）✿荳荳姬✿另有同牌他款淡香水現貨中$1,240新北市八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誘香水~Bentley For Men 賓利同名男性香水 60ML TESTER$1,040嘉義市東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Infinite Intense 無限強烈淡香精 100ML$899已售出 3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舍】BENTLEY For Men Intense 賓利極致 男性淡香精 100ML$1,480已售出 2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Exotic Musk 阿卡普爾科的浪漫之旅淡香精100ml tester$1,699已售出 4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舍】BENTLEY Infinite Rush 賓利無限奔放 男性淡香水 100ML$1,380已售出 1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水綁馬尾◐Bentley 賓利 Momentum 自信男性淡香水 100ml$1,180已售出 6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LALIQUE 萊儷 Encre Noire 黑澤男性淡香水100ml$1,299已售出 1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 INTENSE 賓利極致男性淡香精 100ml【香水會社】$1,49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男士男性淡香水［特價］$990 - $1,299臺北市中山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現貨][Bentley 賓利] 自我男性淡香水 100ml //花哥美妝生活館滿額折$50$1,240新北市八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現貨正品］Bentley for men 男士淡香水 //花哥美妝生活館滿額折$50$1,098新北市八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分香閣BENTLEY賓利For Men無限誘惑男性淡香精 分享瓶分裝瓶小ml小香試管針管香水淡香水古龍水香精淡香精$35 - $100已售出 3花蓮縣花蓮市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NANA實拍二店~ 賓利 BENTLEY AZURE 賓利藍天男士淡香水 100ml$1,099已售出 3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AZURE藍天 淡香水 100ml$1,100已售出 2臺中市西屯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舍】BENTLEY Black Edituon 黑色賓利 男性淡香精 100ML$1,380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Momentum Unlimited 超越極限男性淡香水100ml （Tester包裝有蓋）$1,080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INFINITE RUSH 無限奔放 男性淡香水 100ml$1,29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Momentum Unlimited 賓利 超越極限 男性淡香水 100ML◐香水綁馬尾◐$1,29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AZURE 藍天男性淡香水 100ml【香水會社】$1,450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NANA實拍二店~ 賓利 BENTLEY 無限強烈 男性淡香精 100ML$1,25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喬雅】Bentley Azure 賓利碧海藍天男性淡香水100ml$1,490臺北市中正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For Men 賓利 男性淡香水 7ml <text:s text:c="2"/>男性小香 <text:s/>💖韓妞妞💖$399已售出 1新北市中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試香)) Bentley 賓利淡香精 高訂版 Wild Vetiver 爪哇島的冒險之旅 香水分裝$70 - $300已售出 1臺中市豐原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試香🔆 BENTLEY 賓利 INFINITE 無限 男性淡香水 1ml/2ml/5ml 分裝$25 - $110高雄市三民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超越極限男性淡香水 小香 15ml【百貨貴婦】$34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NANA貳◆Bentley For Men 賓利 男性淡香水 100ml$1,18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 INTENSE 賓利 極致男性淡香精 100ml$1,49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山姆百貨』Bentley For Men 賓利 藍天男性淡香水 100ml (有效 2022/05)$1,09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DreamShop】原廠Bentley Black Edition 黑色賓利男性淡香精100ml(送香水噴式補充瓶)$2,100新北市板橋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SILVERLASK 銀湖 男性淡香精 100ML$2,499高雄市苓雅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美國原裝 Bentley Momentum Unlimited 賓利 超越極限 男性淡香水 針管 試管 1.8ml$90已售出 4新北市五股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8折【Salvatore Ferragamo】菲拉格慕 女性淡香水/淡香精100ml 典雅伊人 芭蕾女伶 花漾伊人 伊人黎貝滿額折$20$848 - $1,160已售出 28臺北市信義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愛妮❤️Salvatore Ferragamo Incanto Charms 甜心魔力 女香水100ml/ TESTER$450已售出 173高雄市路竹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費洛加蒙 芭蕾女伶 女性淡香精 50ml 霧面限定版$800臺中市霧峰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4.8折Salvatore Ferragamo 費洛加蒙 情愫 女性淡香精 50ml〔 10點半香水美妝 〕$3,200$1,550已售出 2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3.8折Salvatore Ferragamo 費洛加蒙 芭蕾女伶 女性淡香精 30ml〔10點半香水美妝 〕$2,350$899已售出 49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WNP』Salvatore Ferragamo 芭蕾女伶/典雅伊人/玄魅伊人 女性淡香精 花漾伊人 女性淡香水 5ML$199已售出 21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經典香水禮盒$500高雄市燕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HUAHUA香水美妝 Salvatore Ferragamo Signorina 芭蕾女伶女性淡香精 【全新正品】$890已售出 66臺北市中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女性淡香水10ml 魔力甜心 閃耀光彩 蝶憶綻放 仲夏之夢$160已售出 3新北市五股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獨家販售 Salvatore Ferragamo La Corte 托斯卡納傑作高訂系列 名門苑$120 - $500已售出 3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UOMO Signature 峰度男性淡香精 <text:s/>試香$40 - $100已售出 11桃園市龜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甜心魔力 Incanto charms 100ml/TESTER【小7美妝】$499已售出 22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人人美*Salvatore Ferragamo花漾伊人女性淡香水8ML香水筆 滾珠/20ml/30ml$32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3.8折Salvatore Ferragamo 費洛加蒙 花漾伊人 女性淡香水 100ml 〔 10點半香水美妝 〕$899 - $1,590已售出 12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全新Salvatore Ferragamo晴空夢影 女性淡香水10ml$168高雄市三民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髮炫嚴選」Salvatore Ferragamo 甜心魔力 100ml TESTER 批發$495已售出 39新竹縣竹東鎮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費洛加蒙 花漾伊人 女性淡香水 30ML 50ML 100ML$1,199 - $1,250已售出 1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3.7折Salvatore Ferragamo 典雅伊人 女性淡香精 8ml 滾珠筆〔 10點半香水美妝 〕$1,200$450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MOMO小屋☆ Salvatore Ferragamo Free Time 非凡之旅 男香 100ml TESTER$990已售出 15臺北市萬華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超激敗】Salvatore Ferragamo 繽紛奇境 女性淡香水 100ML Heaven$729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Uomo <text:s/>峰範男性淡香水 <text:s/>試香$40 - $110已售出 15桃園市龜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魔力】Salvatore Ferragamo 甜心魔力 女性 淡香水 100ml/TESTER$55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售2.Salvatore Ferragamo Signorina 芭蕾女伶女性淡香精30ml$600雲林縣西螺鎮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Emozione Rosa Orientale東方玫瑰淡香精5ml.10ml分裝$110 - $220已售出 4雲林縣西螺鎮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der Ferragano淡香精$380高雄市楠梓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Salvatore Ferragamo 甜心魔力 女性淡香水100ml / Incanto charms /Tester$580新北市林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花漾伊人女性淡香水100mlㄧ瓶特價1290元$1,29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Zhi-Shop】Salvatore Ferragamo Incanto Shine 閃耀光采女性淡香水100ml$80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F BLACK 夜色男性淡香水 30ml$500新北市永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超激敗】Salvatore Ferragamo Incanto Amity 仲夏之夢 女性淡香水 50ML$999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MOLI 莫麗◇Salvatore Ferragamo 托斯卡納傑作之喜劇之王5ml ※990-3807$299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艾莉❤美妝小舖】Salvatore Ferragamo 費拉格慕 我愛璀璨女性淡香水50/100ml$1,75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蝶憶綻放女性淡香水 100ml$598新北市板橋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人人美*Salvatore Ferragamo 晴空夢影EDT5ML/小香水2023到期$185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即期品只有1瓶~Salvatore Ferragamo Amo Flowerful 我愛璀璨淡香水 5ML$300臺南市安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香水💕💕 <text:s/>菲拉格慕 經典同名女香淡香精 50ml【限定】$2,385高雄市新興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現貨公司貨☁️Salvatore Ferragamo 花漾伊人女性淡香水5/20ml$690已售出 8基隆市安樂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蘋果綠*Salvatore Ferragamo 菲拉格慕峰睿男性淡香水50ml/100ml$1,290 - $1,59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香水💕💕 菲拉格慕 <text:s/>美夢成真男性香水 50ml/100ml【限定】$1,450 - $1,980已售出 1高雄市新興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艾莉❤美妝小舖】Salvatore Ferragamo Amo 璀璨女性淡香水 100ml TESTER~300-922$1,490已售出 1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男大香 Salvatore Ferragamo 菲常先生 男性淡香水 50ML / 100ML$1,399 - $1,699嘉義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分裝香水 Salvatore Ferragamo 蝶憶綻放 女性淡香水$55 - $180嘉義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世紀香水廣場] Salvatore Ferragamo 芭蕾女伶淡香精100 ml (公司貨)滿額折$40$1,550已售出 1桃園市中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香草美人✽╮ Salvatore Ferragamo Incanto <text:s/>繽紛奇境 女性香水 100ml$729已售出 1新北市中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Uomo <text:s/>峰範男性淡香水 <text:s/>試香$40 - $110已售出 15桃園市龜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費洛加蒙Incanto Charms甜心魔力 女性淡香水30ml／50ml$399 - $499已售出 1新北市三重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蘋果綠* Salvatore Ferragamo 蝶憶綻放女性5ml$15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Salvatore Ferragamo F by Ferragamo Free Time 男性淡香水原廠針管1.5ml$39已售出 20新北市汐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蝶憶綻放女性淡香水10ML$169桃園市中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花果香雪酪🍒Salvatore Ferragamo Signorina In Fiore 花漾伊人女性淡香水 分裝試香$50 - $215已售出 1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仲夏之夢 女性淡香水 100ml 【娜娜OUTLET】 <text:s/>情人節禮物 送禮 禮物$799已售出 1臺中市大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花漾伊人女性淡香水分裝瓶試聞瓶試管香$85臺南市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送禮好選擇💝Salvatore Ferragamo香水香精禮盒組（花漾伊人淡香水20ml+芭蕾女伶淡香精20ml）$1,399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Sky 晴空夢影 女性淡香水 5ml / 100ml 全新正品╭✽香草美人✽╮$159新北市中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4.8折Salvatore Ferragamo 費洛加蒙 絲之境 絕跡叢林 中性淡香精 100ml〔 10點半香水美妝 〕$5,150$2,450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針管小香(都只有一支)$50新竹縣竹北市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現貨 SALVATORE FERRAGAMO 托斯卡納傑作之饗宴香皂50G$149已售出 3高雄市楠梓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尋香小站 》Salvatore Ferragamo 費洛加蒙 ATTIMO 瞬間男性淡香水 40/60ml 全新正品$1,180已售出 1新北市三重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Incanto Sky 晴空夢影淡香水 30ml$649新竹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魔力】Salvatore Ferragamo 花漾伊人 100ml TESTER$88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Incanto Charms 甜心魔力女性香水 5ml$189新北市三重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Zhi-Shop】Salvatore Ferragamo Incanto Shine 閃耀光采女性淡香水100ml$80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波妮小舖♥️ Salvatore Ferragamo Bloom 蝶憶綻放 女性淡香水 30ml / 100ml$420 - $850新北市新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Amity 仲夏之夢 女性淡香水 <text:s/>100ml /TESTER╭✽香草美人✽╮$639新北市中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花漾伊人女性淡香水 1.5ml$70臺北市北投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AYP香氛賣場☆』Salvatore Ferragamo繽紛奇境淡香水100ML$64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岡山戀香水~Salvatore Ferragamo 蝶憶綻放女性淡香水100ml~優惠價:650元$650高雄市岡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正貨！FERRAGAMO花漾伊人女性淡香水20ML$823新北市板橋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菲常先生男性淡香水(50ml)~(100ml)9.5折$1,680新北市樹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Signorina 花漾伊人女性淡香水(100ml)$1,680嘉義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溱品嚴選】Salvatore Ferragamo 仲夏之夢 女性淡香水 100ml滿額折$30$990臺南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Ferragamo 甜心魔力 女性淡香水 TESTER 100ML$499已售出 1桃園市桃園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Incanto charms 甜心魔力 女性淡香水 100ml$768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菲拉格慕 花语柔情女士淡香水30ml$600高雄市鳳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愛妮❤️VERSACE POUR HOMME 凡賽斯 經典 男性淡香水 30ml/ 50ml/ 100ml❤$1,230已售出 1,121高雄市路竹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藍可樂中性淡香水(75ml)【小三美日】空運禁送 D260757$669已售出 118彰化縣鹿港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現貨！正品公司貨！VERSACE凡賽斯 淡香水 5ml 香戀水晶/雲淡風輕/狄倫淡藍/狄倫‧女神/狄倫正藍/絕對香戀水晶$165 - $205已售出 223臺中市北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WNP』VERSACE 凡賽斯 香戀水晶/絕對香戀水晶/香愛黃鑽/星夜水晶 女性淡香水 5ml$149 - $169已售出 1,139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Aphro阿芙蘿🌹VERSACE凡賽斯香戀水晶女性淡香水30ml/50ml/90ml/TESTER滿額折$30$1,080 - $1,850已售出 225新北市新莊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歐巴&amp;歐尼~VERSACE 凡賽斯 雲淡風輕 男性淡香水30ml 50ml 100ml$799 - $1,450已售出 15新北市三重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5.8折Versace 凡賽斯 Red Jeans 紅可樂女性淡香水 Blue Jeans藍可樂 75ml 正品免運【FU63】滿額折$65$822$479已售出 14新北市五股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超激敗】Versace 情緣 愛神 男性淡香精 50ML 100ML EROS 凡賽斯 艾諾斯$1,769已售出 7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 Pour Homme 凡賽斯 經典男性淡香水30ml/50ml/100ml$1,180 - $1,468已售出 149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NANA◆Versace 凡賽斯 雲淡風輕 / 狄倫正藍 / 經典 / 愛神火焰 / 愛神情緣 男性迷你小香水 5ml$135 - $160已售出 124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 Versace EROS 艾諾斯愛神女性淡香水 50ml/100ml$1,489已售出 2高雄市新興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發票價 Versace Yellow Diamond 凡賽斯香愛黃鑽女性淡香水 30ml 50ml 90ML ☆櫥窗小姐$1,259 - $1,920已售出 6新北市新莊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狄倫正藍 男性淡香水 100ml滿額折$30$995 - $1,170已售出 33嘉義市東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艾莉❤美妝小鋪】Versace 凡賽斯 香愛黃鑽女性淡香水 90ml 337-70$1,790已售出 2臺北市中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香親香愛～Versace 香戀水晶淡香水 90ml Tester, Bright Crystal$1,368已售出 30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超激敗】Versace 凡賽斯 香戀水晶 女性淡香水 TESTER 90ML Bright Crystal$1,539已售出 23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香愛黃鑽女性淡香水30ml/90ml$1,080 - $1,680已售出 4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7.3折Versace EROS 艾諾斯愛神男性淡香水 艾諾斯情緣男性淡香水 男性香水 正貨免運【FU84】9折$2,343$1,700已售出 15新北市五股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KABOUR 來自杜拜的高品質香水」 Versace Bright Crystal 相戀水晶 同香$600已售出 19彰化縣彰化市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YENGEE✰Versace Eros 凡賽斯艾諾斯情緣 愛神 男性淡香水30ML/100ml/50ML$870 - $1,500已售出 18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YENGEE✰VERSACE Red Jeans 凡賽斯 紅可樂 女性淡香水 75ml TESTER$539已售出 5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現貨🔥 Versace Pour Homme Dylan Blue 狄倫正藍男性淡香水 30ml/50ml/100ml$990 - $1,899臺北市大安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5.6折Versace 凡賽斯 Red Jeans 紅可樂女性淡香水 Blue Jeans藍可樂 75ml 正品免運【FU63】滿額折$39$822$458已售出 45新北市五股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範思哲Pour homme同名經典男士淡香水$580已售出 2基隆市暖暖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Versace Pour Homme Dylan Blue 狄倫正藍男性香水30ml/50ml/100ml$899 - $1,499高雄市新興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2.8折MOSCHINO / Versace 男女性淡香水淡香精小香5ml / 4.9ml-多款可選-國際航空版【美麗購】$138 - $169已售出 387苗栗縣後龍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七三七香水精品】Versace Blue Jeans 凡賽斯藍可樂 男性淡香水 75ml TESTER$458 - $698已售出 25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經典男性淡香水(30ml)~(50ml)~(100ml)9.5折$999 - $1,799已售出 10新北市樹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小平頭香水店》迷你小香 VERSACE 凡賽斯 狄倫女神 <text:s/>愛神 香韻 香遇浮華 女性淡香精 5ml$169已售出 6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Red Jeans 凡賽斯 紅可樂女性淡香水 75ml 藍可樂 中性淡香水 75ML TESTER$580已售出 6新北市中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BRIGHT CRYSTAL香戀水晶女用淡香水(5ml)【小三美日】空運禁送 D993871$250已售出 32彰化縣鹿港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 試香 🔆 VERSACE Versense 凡賽斯 香韻女性淡香水 5ml 2ml 1ml 玻璃瓶 分裝$38 - $150已售出 9高雄市三民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Juzz香水】Versace凡賽斯 新款Eros愛羅斯愛神女士香水EDP 100ml$780已售出 2彰化縣和美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凡賽斯 艾諾斯 愛神 女性淡香水 50ml/100ml 【娜娜OUTLET】 EROS 情人節禮物 送禮$1,990 - $2,390臺中市大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Versace 凡賽斯 香戀水晶 5ml 小香$159已售出 976嘉義市東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經典香水$890臺北市萬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Bright Crystal 香戀水晶女性淡香水 5ML滿額折$3$99已售出 5高雄市三民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歐巴&amp;歐尼~Versace 凡賽斯 艾諾斯愛神男性淡香水 1ml 針管$50已售出 14新北市三重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克里夫香水】凡賽斯狄倫女神女性淡香精100ml(Tester)$1,430 - $1,490已售出 1高雄市小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Pour Homme Dylan Blue 狄倫正藍 淡香水 100ML TESTER◐香水綁馬尾◐$1,550已售出 4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波妮香水♥ Versace Yellow Diamond 凡賽斯 香愛黃鑽 女性淡香水 5ml 小香$160已售出 216新北市新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歐巴&amp;歐尼~Versace 凡賽斯 艾諾斯愛神男性淡香水 1ml 針管$50已售出 14新北市三重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Dylan Blue 凡賽斯狄倫女神女性淡香精30ml 8分滿$799臺南市永康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IP美妝】VERSACE Bright Crystal 凡賽斯香戀水晶女性淡香水 90ml/50ml/30ml$799 - $1,599已售出 2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凡賽斯)系列 艾諾斯 愛神男性淡香水 丹麥斯愛神男性淡香精 女性針管區(香韻.愛神.香戀水晶. 絕對$45已售出 8新北市蘆洲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克里夫香水】凡賽斯狄倫女神女性淡香精100ml(Tester)$1,430 - $1,490已售出 1高雄市小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小平頭香水店》VERSACE 凡賽斯 香戀水晶 絕對香戀水晶 香愛黃鑽 星夜水晶 女性淡香水 5ml 迷你小香$149 - $169已售出 109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雲淡風輕 男性淡香水 100ml TESTER無蓋 沒有名字的香水店?$1,169已售出 4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EAU FRAICHE 雲淡風輕 正品 無蓋 TESTER 男性淡香水（100ML）✿荳荳姬✿$1,080 - $1,480已售出 1新北市八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香戀水晶 Bright Crystal 90ml/50ML/30ML◐香水綁馬尾◐$879 - $1,620已售出 16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現貨🔥Versace EROS 凡賽斯 艾諾斯愛神男性淡香水 30ml / 50ml / 100ml 隨貨附發票 夢鹿$1,099 - $1,800臺北市大安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VANITAS 凡賽斯 香遇浮華 女性淡香精/淡香水 100ml✰YENGEE✰$1,849 - $2,125已售出 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Eau Fraiche 凡賽斯 雲淡風輕 男性淡香水 100ml/50ml/30ml 【日韓美妝】$759 - $1,399已售出 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正品 VERSACE凡賽斯 pour homme經典男性淡香水 100ml 男香【髮拉麗香水美妝x現貨供應中】$1,580已售出 14新北市新莊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 Pour Homme 凡賽斯 經典男性淡香水1ml/針管香水多件優惠$60已售出 34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沒有名字的香水店? Versace Eau Fraiche 凡賽斯 雲淡風輕 男性迷你小香水 5ml$129已售出 30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AYP香氛賣場☆』VERSACE Crystal Noir 凡賽斯星夜水晶女性淡香水5ML(沾式)$150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米】Versace Bright Crystal 凡賽斯 香戀水晶 女性淡香水 90ml / TESTER$1,390 - $1,760臺北市中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 Pour Homme 凡賽斯 經典男淡香水5ML/小香水$200已售出 129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凡賽斯雲淡風輕男性淡香水50mL$800臺中市西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艾諾斯‧愛神男性淡香水 100ml$600彰化縣和美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分享香VERSACE Crystal Noir 星夜水晶女性淡香水5ml.10ml分裝瓶$90 - $180已售出 3雲林縣西螺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二手香水出清 Versace Eau Fraiche 凡賽斯 雲淡風輕 30ml 男性淡香水 斷捨離加價購$660高雄市苓雅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東方沉香 男性 淡香精 100ml 《BEAULY倍莉》 男香 凡塞斯香水 禮物 送禮首選 送禮9折$2,699已售出 2臺中市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凡賽斯 Versace 狄倫‧正藍男性淡香水 100ML【岡山真愛香水化妝品批發館】$1,980已售出 2高雄市岡山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波妮小舖♥️ Versace Bright Crystal 凡賽斯 香戀水晶 女性淡香水 30ml/50ml/90ml$890 - $1,599新北市新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沒有名字的香水店? VERSACE Pour Homme Dylan Blue 狄倫正藍淡香水100ML TESTER$1,389已售出 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香戀水晶 女性淡香水 30ml/50ml/90ml 《BEAULY倍莉》 情人節禮物 經典香水滿額折$180$990 - $1,950臺中市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草美人✽╮VERSACE Bright Crystal 凡賽斯 香戀水晶 女性淡香水 30ml/50ml/90ml$989 - $1,749已售出 1新北市中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MOSCHINO 熊芯未泯2 女性淡香精 5ml 小香$149已售出 2,750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現貨臺灣公司貨💯送小香☁️Moschino Toy 2 熊心未泯2 女性淡香精30/100ml$740 - $1,500已售出 487基隆市安樂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Toy2 熊芯未泯2 泡泡熊 TOY BOY <text:s/>男性淡香精 1ml 針管 5ml 小香《小平頭香水店》$49 - $149已售出 874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WNP』 MOSCHINO Toy 2 熊芯未泯2 淡香精 5ml / TOY BOY 玩具男孩 / 泡泡熊 5ml$149 - $159已售出 772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Aphro阿芙蘿🌹MOSCHINO TOY2 熊芯未泯 2 女性淡香精30/50/100ML/TESTER$749 - $1,580已售出 76新北市新莊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 Moschino Toy Boy 熊芯未泯 黑熊 男性淡香精滿額折$30$745已售出 119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熊熊香水🐻現貨供應💫$299 - $850已售出 69臺中市龍井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Fresh Couture 小清新/小粉紅/亮金金女性淡香水 100ml TESTER 包裝『WNP』$940已售出 14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YENGEE✰MOSCHINO FRESH COUTURE 小清新 / 小粉紅/ 亮金金 清潔劑 女性淡香水 5ml$169已售出 1,730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愛妮❤️Moschino Toy2 熊芯未泯2 toy 2女性淡香精30ml/50ml/100ml /【TESTER】♫$699 - $1,280已售出 196高雄市路竹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歐巴&amp;歐尼~Moschino I Love Love 愛戀愛 女性淡香水100ml tester$999 - $1,050已售出 12新北市三重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超激敗】MOSCHINO 奧莉薇 愛戀愛 女性淡香水 30ML 50ML 100ML I LOVE LOVE$1,179已售出 5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5.5折MOSCHINO 莫斯奇諾 熊芯未泯2女性淡香精 Toy2(50ml / 100ml) EDP-香水航空版【美麗購】滿額折$30$2,100$1,159已售出 4苗栗縣後龍鎮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Funny 愛情趣 女性淡香水 100m$1,380已售出 7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晨曦㊣香氛館💎【MOSCHINO】Cheap &amp; Chic 奧莉薇女性淡香水✨保證正品✨試香瓶熱銷中多件優惠$1,215新北市新莊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香親香愛～MOSCHINO 揚帆男性淡香水 100/50ml, Forever Sailing$1,038 - $1,368已售出 1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5.1折MOSCHINO 莫斯奇諾 泡泡熊女性淡香水 Bubble Gum(5ml) EDT-公司貨【美麗購】$429$219已售出 3苗栗縣後龍鎮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搶眼清潔劑系列🤩🤩MOSCHINO 亮金金女性淡香精小香5ML/小粉紅清新女性淡香水小香5ML/小清新女性淡香水5ML$199已售出 26高雄市左營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香親香愛～Moschino 奧莉薇 100/50/30ml, Cheap and Chic$868 - $1,098已售出 20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3.1折Moschino 小清新 / 粉紅清新 淡香水 造型小香 5ml 〔10點半香水美妝〕$600$250已售出 10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Toy 2 熊芯未泯2 女性/泡泡熊 <text:s/>/Toy Boy 玩具男孩 男性 淡香精 5ml小香 迷你香$150 - $160已售出 200高雄市路竹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Cherry Shop☆MOSCHINO泡泡熊女性淡香水1ml噴式試管【原廠公司貨】$45已售出 9臺北市松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世紀香水廣場] MOSCHINO I Love Love 愛戀愛女性淡香水 5ML分享瓶空瓶分裝(如圖2)$110桃園市中壢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 Moschino SO REAL 奧莉薇女性淡香水 30ml/100ml$1,160高雄市新興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亮金金 女性淡香精 5ml 分裝$29 - $85已售出 17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Cheap&amp;Chic 奧莉薇 女性淡香水 100ml滿額折$30$950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Cherry Shop☆MOSCHINO FRESH PINK 小粉紅清新女性淡香水5ml$140已售出 10臺北市松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附發票 Moschino 小粉紅淡香水 香水身體乳液 香水沐浴精 25ml 一組價 可自取 ☆櫥窗小姐☆$119新北市新莊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Forever Sailing 揚帆男性淡香水50ml / 100ml$1,290臺北市北投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7.7折MOSCHINO TOY2 熊芯未泯2 女性淡香精5ml/小香水$260$200已售出 109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正品保證】 Moschino Toy Boy 玩具男孩 男性淡香精 小香水 5ml <text:s/>熊心未泯【柒陸商店】$169已售出 11新北市板橋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小清新 淡香水 5ml 分裝$39 - $100已售出 1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試香❤ MOSCHINO 小清新 FRESH COUTURE <text:s/>女性淡香水 ☆ 分享試管$38 - $66已售出 47臺北市士林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WNP』MOSCHINO SO REAL 奧莉薇女性淡香水 100ml$1,14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愛戀愛/奧莉薇清新/愛情趣女性淡香水4.9ml$158已售出 1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Toy Boy 黑熊淡香精 5ml分裝$40 - $140已售出 3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I Love Love 愛戀愛女性淡香水50ml/100ml$1,200已售出 1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正品 試香💙MOSCHINO FRESH COUTURE 香水分裝 小清新清潔劑女性淡香水 1ml 2ml 5ml$34 - $150已售出 1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TOY2 熊芯未泯2 女性淡香精1ml/針管香水多件優惠$50已售出 2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Pink Fresh Couture小粉紅清新女性淡香水30ML/50ML/100ML"公司貨"$1,390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Forever Sailing 揚帆 男性淡香水 ★新品★$59 - $200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Toy 2 熊芯未泯2 女性淡香精 30ml/50ml/100ml【小7美妝】$699 - $1,420已售出 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公司貨】MOSCHINO 莫斯奇諾 奧莉薇女性淡香水5ml | 達菲斯香水 美材 附發票$200已售出 1臺中市南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香水組$299臺北市松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 Moschino I Love Love 愛戀愛女性香水 100ml$959高雄市新興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 MOSCHINO TOY2 二代 熊心未泯 淡香精 香水 針管試管小香 1ml 宏亞公司貨$60已售出 18高雄市新興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綁馬尾◐ MOSCHINO 泡泡熊 女性淡香水 5ml$199已售出 2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6.8折MOSCHINO泡泡熊女性淡香水100ml9.2折$2,350$1,598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二手-僅試香-moschino chic petals 花舞女性淡香水$650臺中市太平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5.6折MOSCHINO 莫斯奇諾 <text:s/>黑熊 男性淡香精(30ml 50ml 100ml)-香水公司貨滿額折$15$888 - $1,599苗栗縣後龍鎮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十氛玩美💫Moschino Cheap &amp; Chic 奧莉薇 女性淡香水 50ml /100ml 全新正品$999已售出 1新北市泰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人人美*Moschino so real奧莉薇女性淡香水針管1ml$39已售出 2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熊芯未泯 Toy2 女性淡 清香甜 香水 30ml$750臺北市內湖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波妮香水♥ Moschino Cheap&amp;Chic 奧莉薇女性淡香水 100ml$949已售出 1新北市新店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La Bella shop* MOSCHINO 莫斯奇諾 小粉紅·清新 清潔劑 30ml 50ml 香水$799 - $989新北市三峽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熊芯未泯２女性淡香精小香$200新北市八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公司貨】MOSCHINO-揚帆男性淡香水 | 8DAILY香水美材批發$1,080 - $1,480苗栗縣頭份市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小粉紅 清新 淡香水 100ml/50ml/30ml【小7美妝】$1,180已售出 9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全新MOSCHINO TOY BOY迷你淡香精5ml$159已售出 1高雄市大寮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專賣店】Moschino Toy Boy 黑熊淡香精針管(1ml)$49已售出 29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小清新小香水全系列組合$1,280已售出 2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愛戀愛女性淡香水 100ml$949臺北市文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LM立敏【MOSCHINO】Forever Sailing 永恆航行（揚帆）男性淡香水 Tester包裝100ml 現貨$1,200新北市土城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SO REAL 奧莉薇女性淡香水 50ml、100ml$1,050 - $1,350桃園市龍潭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大尾香水～Moschino Toy Boy 黑熊 淡香精 EDP 5ml <text:s/>黑熊滿額折$10$160新竹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印尼】GATSBY 男性淡香水 White up系列 飛揚恣意/極致湛藍/鉑金王者$110已售出 840高雄市永安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最後現貨！】GATSBY男性淡香水3款50ml$130 - $139已售出 713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印尼】GATSBY 時尚男香(極簡清新)$140已售出 217高雄市永安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現貨 GATSBY】男士古龍水 <text:s text:c="2"/>男士專用 香氣 香氛 香水6款125ml滿額贈$85已售出 475高雄市左營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 全館由蝦皮代開發票 🌟 Gatsby男性香水 50ml 現貨立即出貨$130 - $135已售出 106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GEM小舖♛【GATSBY】男性古龍香水 125ml <text:s/>無懈可擊_無盡的愛_自由氣息 香水/古龍水滿額贈$85已售出 570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GATSBY 男性淡香水 飛揚恣意/鉑金王者/極致湛藍/晨霧之光/曠野能量 50ml 多款供選 【小元寶】超取$159已售出 28臺中市南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現貨【 GATSBY】男士古龍水 男香水 7款125ml 體香 男香滿額贈$85已售出 236高雄市新興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8.6折【現貨 】 GATSBY 男性古龍香水 香水 125ml 鮪魚肚先生滿額贈$99$85已售出 584高雄市苓雅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GATSBY】男性淡香水 50ml 【大公主小舖】$130 - $139已售出 32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MOMO小屋☆ Dunhill Man 時尚詩人 男性淡香水 75ml$1,450已售出 12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艾莉❤美妝小鋪】dunhill ICON RACING 極速男性淡香精 50 / 100ml$1,090已售出 7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Edition Spray 經典 同名 男性淡香水 100ml【 送5ml 快速空瓶$1,350已售出 14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6折Dunhill Icon Absolute 金格 男性淡香精 50ml / 100ml〔 10點半香水美妝 〕$2,600$1,550已售出 4臺中市西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YENGEE✰ Dunhill Icon Absolute 金格男性淡香精 <text:s/>50 100ML$990 - $1,549已售出 3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MOMO小屋☆ Dunhill Desire Silver 登喜路 銀光 男性淡香水 100ml$1,250已售出 15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Absolute 金格男性淡香精 100ML / 50ML《小平頭香水店》$990 - $1,549已售出 5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試香)) Dunhill Signature 高訂 Indian Sandalwood 印度檀木 香水分裝$60 - $290已售出 6臺中市豐原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艾莉❤美妝小鋪】Dunhill Driven 登喜路 極限光速男性淡香水 100ml~TESTER 309-497$999已售出 3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WNP』Dunhill Icon Absolute 金格男性淡香精 50100ML$990 - $1,549已售出 3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分香閣Dunhill Desire Black夜幕紳士男性淡香水 分享瓶分裝瓶小ml小香試管針管香水淡香水古龍水香精淡香$35 - $100已售出 3花蓮縣花蓮市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lcon Absolute 金格淡香精$1,650屏東縣新埤鄉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51.3N 北緯51.3度淡香水 <text:s/>2ml 針管香水$80已售出 9新北市永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Desire Extreme 登喜路 極致尋歡 男性淡香水 100ML TESTER包裝$1,180已售出 1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經典男性淡香精 <text:s text:c="2"/>試香$40 - $150已售出 13桃園市龜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Icon Collection 男性淡香精 旅行組 (7mlx4) 經典/菁英/極速$75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RACING 極速男性淡香精 <text:s text:c="2"/>試香$40 - $150已售出 9桃園市龜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極限光速男性淡香水針管$69已售出 2臺中市大雅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X-Centric 登喜路中心點男性淡香水 100ML 全新正品$2,880已售出 9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試香😀Dunhill 經典同名男性淡香水 1ml/2ml/5ml 試香紙$65 - $200高雄市三民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 試香 🔆 Dunhill Custom 訂製英倫男性淡香水 5ML 2ML 1ML 玻璃噴瓶 分裝 針管$55 - $200高雄市三民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Fresh 登喜路恣意 男性淡香水 5ML/10ML分裝香水 父親節/情人節 香氛 禮物 海洋清新調$70 - $176已售出 4新北市永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世紀紳藍 男性淡香精 30ml$699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世紀紳藍男性淡香精針管2ml多件優惠$45已售出 8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Desire EXTREME 極致尋歡 男香 噴式 淡香水 EDU 小香 <text:s/>2ml$49新北市淡水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MOMO小屋☆ Dunhill ICON ELITE 菁英 男性淡香精 2ml 噴式針管$49已售出 1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Century Blue 世紀紳藍淡香精 Century 世紀男性淡香精 極致尋歡淡香水 試管$50已售出 2新北市中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試香》Dunhill Icon Racing 極速男性淡香精 試香紙$40 - $150已售出 1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極速男性淡香精30ML/100ML~原廠公司貨$790 - $1,68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YENGEE✰Dunhill Desire Blue Ocean 藍海男性淡香水 100ml$1,29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世紀男性淡香精禮盒(75ML香水+100ML沐浴膠)~原廠公司貨$1,28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Icon RACING 極速競藍 男性淡香精 100ml$1,79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菁英男性淡香精100ml《BEAULY倍莉》 男香 男用香水 禮物 送禮 精緻包裝9折$1,990臺中市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ICON ELITE 菁英男性淡香精 100ML TESTER包裝$1,380已售出 1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ALFRED DUNHILL 當喜兒極限光速男性淡香水60ml Vivo薇朵$1,760臺北市大安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登喜路 世紀藍 試管香水～$55已售出 5高雄市鳳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訂制英倫男性淡香水100mlㄧ瓶特價1350元$1,35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極速男性淡香精$600臺中市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高級訂製淡香精 針管組 2mlx4 檀香/琥珀/皮革/沙漠 附盒$399臺南市新營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專櫃批發網=* dunhill 北緯51.3N 香水專屬紙袋/手提袋 限量 專櫃正品紙袋$35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Desire Blue OCEAN 藍海 男性淡香水$15,000新北市蘆洲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COLLECTION 男性淡香精旅行組(7ml*4入噴式)$850臺南市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VIP美妝】Dunhill 世紀男性淡香精 75ml/135ml$1,180已售出 1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Desire Black 登喜路夜幕紳士男性淡香水 30ml【TESTER】$630高雄市三民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Desire Black 夜幕紳士男性淡香水 100ml 全新正品$1,280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Desire for a Woman 登喜路女性淡香水75ml滿額折$30$1,62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世紀紳藍男性淡香精30ml$900高雄市岡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北緯51.3度 男性淡香水$1,200新北市中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歐巴&amp;歐尼~Dunhill 登喜路 極限光速 極限覺醒 男性淡香水 淡香精 2ml 針管小香$50已售出 3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現貨🔥Dunhill Icon Racing Red 極速躍紅 男性淡香精 100ml 隨貨附發票 夢鹿$1,799臺北市大安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之旅者] <text:s/>Dunhill ICON 經典男性淡香精 2ML針管2 件 7折$49已售出 1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波妮小舖♥️ Dunhill ICON 經典 男性淡香精 禮盒 (淡香精50ml + 鬍後乳90ml)$1,250新北市新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北緯51.3度 男性淡香水$1,200新北市中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原廠公司貨】Dunhill 極速男性淡香精$1,150 - $1,450桃園市中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菁英 男香 EDP 50ML$1,200臺北市文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Racing 極速男性淡香精 100ML TESTER 【VIP美妝】$1,39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登喜路 世紀紳藍淡香精 135ML 黑皮TIME 06727$1,750高雄市苓雅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極速男性淡香精 100ml$2,000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藍海男性淡香水100ml$1,550臺北市北投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Desire Black 登喜路夜幕紳士男性淡香水 100ml【TESTER💋$1,035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超激敗】Dunhill Icon Racing 極速 男性淡香精 <text:s/>100ML$1,78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MOLI 莫麗◇ Dunhill ICON RACING 登喜路 極速男性淡香精 50 / 100ml$1,090 - $1,380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針管香水$150新北市樹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NANA◆Dunhill Desire Blue Ocean 藍海男性淡香水 100ml$1,29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VIP美妝】Dunhill 登喜路 金格 男性淡香精 100ml/TESTER$1,490 - $1,550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香水禮盒$1,40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GH】Dunhill ICON ELITE 菁英男性淡香精$1,250 - $1,650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菁英男性淡香精針管試香$49臺北市北投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世紀紳藍淡香精 30ml$700臺北市北投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全新🌟🎁Dunhill 登喜路香水禮盒$1,30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fragrance 香水、化妝品、皮包、眼鏡、大哥大萬用手拿包$1,800臺中市豐原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世紀紳藍男性淡香精30ml(2024/10)$599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ICON RACING 極速 男性淡香精 50ml$1,49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中心點男性淡香水禮盒$3,500臺中市西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菁英男性淡香精 50ml$1,899臺北市信義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專櫃批發網=* dunhill 純淨能量 香水紙袋/手提袋 全新專櫃正品 限量$50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世紀century男性淡香精 135ml$2,50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專櫃批發網=* dunhill 北緯51.3N 香水專屬紙袋/手提袋 限量 專櫃正品紙袋$35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美國帶回dunhill LIMITED 🇬🇧London EAU DE TOILETTE 50ml.淡香水古董$4,885桃園市龜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潘海利根🌷獸首圖書館【艾米花】PENHALIGON'S Scent Library 氣味圖書館 針管香水 小香 禮盒滿額折$30$899 - $1,480已售出 591新竹縣竹北市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8.3折【免運】Penhaligon's(潘海利根)熱銷獸首香水4件套獸首30ml裝香水禮盒滿額折$50$500 - $2,499已售出 10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蝦皮優選【PENHALIGON’S】 潘海利根 獸首香水 月亮女神 牧羊少年 <text:s/>卡片 琴酒 狐狸 羊 公鹿 致命溫柔 羊首 犀牛$70已售出 3,622臺中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原廠套盒包裝PENHALIGON'S潘海利根Q版香水小樣10ML獸首 無噴頭 狐狸 麋鹿 獵豹 獅子 貓 獵犬5 件 9.7折$198已售出 90桃園市蘆竹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 Penhaligon's 香水 月亮女神 牧羊少年 琴酒 致命溫柔 皇家橡樹 伊麗莎白玫瑰 黑玫瑰沉香 5ml5 件 9.7折$160已售出 133桃園市蘆竹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獸首 獅子 Radcliff 男性 淡香精 1.5mL 試管香水 可噴式$220已售出 6臺中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6.6折【Penhaligon's潘海利根】原廠針管 噴霧試香 小香 月亮女神 狐狸 獸首 皇家橡樹 女王的耳語 <text:s/>黑玫瑰3 件折 NT$30$99 - $160已售出 90新北市板橋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PENHALIGON’S 潘海利根 香水禮盒組 香水 10入 2ml 獸首系列 圖書館系列$1,590已售出 198臺南市安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Quercus 皇家橡樹 男香 古龍水 1.5mL 全新 噴式 試管香水$299已售出 25臺中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英國代購 Penhaligon's 潘海利根 <text:s/>小女香水禮盒 5ML*5$599已售出 3臺中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呈選物】潘海利根 原廠 5ml 月亮女神 皇家橡樹 伊莉莎白玫瑰 杜松司令 五入組 禮盒 沾式 Q版 香水 交換禮物$588已售出 5臺北市中正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Savoy Steam 蒸汽浴香 100ml Tester$3,980已售出 2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7.6折潘海利根 龍獸首 亞瑟眼中的世界 <text:s/>Penhaligon's The World According to Arthur$130 - $160已售出 10新北市五股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分裝》潘海利根Penhaligon's各獸首$260 - $1,050已售出 1臺南市中西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香水窩】 <text:s text:c="2"/>Penhaligon's潘海利根 牧羊少年 LUNA 黑玫瑰 杜松司令 公鹿 月亮女神 10ML 噴瓶$350 - $1,480已售出 16桃園市桃園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分裝] 香水分裝 試香 PenHaligon’s 潘海利根 Luna月亮女神淡香水 1ml 2ml 5ml 氣質香$80 - $400已售出 6新北市板橋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快速出貨 Penhaligon's 潘海利根 絲巾 紙 香水 獸首 小方巾多件優惠$99已售出 6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英國代購🇬🇧》PENHALIGONS潘海利根香水圖書館 香水組合 情人節禮物$1,490已售出 19新竹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正品分裝香水 Penhaligon's 潘海利根 牧羊少年 <text:s/>Endymion <text:s/>Concentré 分享試管 香水5 件 9.6折$45 - $145已售出 1臺北市中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9.9折現貨🌸PENHALIGONS潘海利根 香味圖書館Portraits scent library 2ml*10$910$900已售出 9高雄市小港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蝦皮優選Penhaligon's 潘海利根 獸首系列試管香水組★10款X2ml 禮盒 虎年限量版$1,395已售出 1宜蘭縣羅東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 PENHALIGON'S潘海利根 Luna 月亮女神淡香水 30ml / 限量聖誕組含身體乳$3,000 - $5,400已售出 9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皇家橡樹Quercus$3,600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Penhaligon's 潘海利根 絕版聖誕版女性香水禮盒 (含伊莉莎白玫瑰/月亮女神/廣藿之匣/黑玫瑰）$1,690已售出 4南投縣魚池鄉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 Penhaligon's 狐狸淡香精 1.5ML 針管【岡山真愛香水化妝品批發館】$299高雄市岡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MP試香】潘海利根 Penhaligon's Lothair 運茶船 分裝淡香水 1ml 2ml 5ml 10ml$90 - $380已售出 10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二手免運］潘海利根 獸首圖書館 試管香水$900新竹縣竹東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預購 英國直寄 🇬🇧 Penhaligon’s 潘海利根 Scent Library 系列 香水禮盒$890南投縣竹山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 。🇬🇧Penhaligon’s 潘海利根 伊莉莎白玫瑰 香水 30ML/100ml ( 淡香精) 全新$4,890已售出 17臺東縣卑南鄉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HNHALIGONS現貨潘海利跟狐狸75ML全新中文標附紙袋$6,649已售出 2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香水圖書館 Scent Library 英國直購 2ml x 10$890已售出 1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香水分裝 試香 Penhaligon's ENDYMION 潘海利根 牧羊少年 (恩狄米翁)8 件 9折$75 - $295已售出 10新北市中和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penhaligon's🇬🇧獸首 鴨子 <text:s/>保證正貨$5,980高雄市左營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辛辛香水美妝】Penhaligon's Juniper Sling 潘海利根 琴酒/杜松司令 香水分裝$75 - $290已售出 6臺南市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 狐狸獸首 PENHALIGON'S 現貨(台中)$7,350臺中市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獸首系列試管香水2ml 10入/香氛圖書館2ml 10入滿額折$20$899 - $1,999已售出 1高雄市鹽埕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LUNA 月神 100ML 女性淡香水$2,250已售出 1彰化縣和美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William Penhaligon 盤羊淡香精 75ml EDP獸首肖像香水滿額折$500$7,980臺中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潘海利根男性香水禮盒組 5mlx5入$1,500新北市新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蝦皮優選|英國正品®Penhaligon'sl 潘海利根 經典花卉香水禮盒、2022限量獸首香氛禮盒 10ml*8、女性禮盒滿額折$60$1,520 - $6,680已售出 22臺北市松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Bestseller scent library (10*2ml) 非現貨 <text:s/>請先聊聊$880已售出 1高雄市林園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7.4折PENHALIGON'S 潘海利根 女王的耳語淡香精(30ml) THE FAVOURITE-香水航空版滿額折$30$4,500$3,330苗栗縣後龍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缺貨🇬🇧Penhaligon's Bestseller scent library潘海利根香水圖書館熱賣款2ml*10支$960苗栗縣苗栗市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獸首系列香水圖書館 Portraits Scent Library$1,100 - $1,150新竹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香味圖書館 試管香水 2021版 鐵盒 2ml 10入 (沾式)$1,280臺北市士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潘海利根香水圖書館6/25收單$1,200臺中市中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淑女 / 紳士 香水禮盒 5ml*5【小7美妝】$1,799已售出 1臺北市大同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scent library 香味圖書館 噴式$950 - $1,000已售出 1新竹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 。🇬🇧。PENHALIGON'S 潘海利根 Orange Blossom 橙花(蜜語橙花)淡香水 1.5ml 原廠$170已售出 2臺東縣卑南鄉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秒發】PENHALIGON’S潘海利根香水圖書館滿額折$30$999已售出 1臺中市南屯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number-rows-repeated="1045899">
          <table:table-cell table:number-columns-repeated="1024"/>
        </table:table-row>
        <table:table-row table:style-name="ro1">
          <table:table-cell table:number-columns-repeated="1024"/>
        </table:table-row>
      </table:table>
      <table:table table:name="工作表2" table:style-name="ta2" table:print="false">
        <table:table-column table:style-name="co4"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database-ranges>
        <table:database-range table:name="__Anonymous_Sheet_DB__2" table:target-range-address="Sheet1.B3275:Sheet1.B3275"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新細明體" svg:font-family="新細明體"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number:number-style style:name="N8000" number:language="en">
      <number:number number:min-integer-digits="1"/>
    </number:number-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5">06/25/2022</text:date>, <text:time>14:15:1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工作表2" style:display-name="PageStyle_工作表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25T14:15:16</dc:date>
    <dc:creator>Aron Wu</dc:creator>
    <meta:document-statistic meta:table-count="2" meta:cell-count="10537" meta:object-count="0"/>
    <meta:generator>OpenOffice/4.1.12$Unix OpenOffice.org_project/4112m1$Build-9809</meta:generator>
  </office:meta>
</office:document-meta>
</file>